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136 ± 0.1755</text:p>
          </table:table-cell>
          <table:table-cell table:formula="of:=LEFT([.F2]; 6)" office:value-type="string" office:string-value="0.5136" calcext:value-type="string">
            <text:p>0.5136</text:p>
          </table:table-cell>
          <table:table-cell table:formula="of:=RIGHT([.F2]; 6)" office:value-type="string" office:string-value="0.1755" calcext:value-type="string">
            <text:p>0.1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818 ± 0.1703</text:p>
          </table:table-cell>
          <table:table-cell table:formula="of:=LEFT([.F3]; 6)" office:value-type="string" office:string-value="0.4818" calcext:value-type="string">
            <text:p>0.4818</text:p>
          </table:table-cell>
          <table:table-cell table:formula="of:=RIGHT([.F3]; 6)" office:value-type="string" office:string-value="0.1703" calcext:value-type="string">
            <text:p>0.17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3909 ± 0.0914</text:p>
          </table:table-cell>
          <table:table-cell table:formula="of:=LEFT([.F4]; 6)" office:value-type="string" office:string-value="0.3909" calcext:value-type="string">
            <text:p>0.3909</text:p>
          </table:table-cell>
          <table:table-cell table:formula="of:=RIGHT([.F4]; 6)" office:value-type="string" office:string-value="0.0914" calcext:value-type="string">
            <text:p>0.09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636 ± 0.1397</text:p>
          </table:table-cell>
          <table:table-cell table:formula="of:=LEFT([.F5]; 6)" office:value-type="string" office:string-value="0.5636" calcext:value-type="string">
            <text:p>0.5636</text:p>
          </table:table-cell>
          <table:table-cell table:formula="of:=RIGHT([.F5]; 6)" office:value-type="string" office:string-value="0.1397" calcext:value-type="string">
            <text:p>0.13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182 ± 0.1321</text:p>
          </table:table-cell>
          <table:table-cell table:formula="of:=LEFT([.F6]; 6)" office:value-type="string" office:string-value="0.5182" calcext:value-type="string">
            <text:p>0.5182</text:p>
          </table:table-cell>
          <table:table-cell table:formula="of:=RIGHT([.F6]; 6)" office:value-type="string" office:string-value="0.1321" calcext:value-type="string">
            <text:p>0.1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955 ± 0.1507</text:p>
          </table:table-cell>
          <table:table-cell table:formula="of:=LEFT([.F7]; 6)" office:value-type="string" office:string-value="0.5955" calcext:value-type="string">
            <text:p>0.5955</text:p>
          </table:table-cell>
          <table:table-cell table:formula="of:=RIGHT([.F7]; 6)" office:value-type="string" office:string-value="0.1507" calcext:value-type="string">
            <text:p>0.15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545 ± 0.1405</text:p>
          </table:table-cell>
          <table:table-cell table:formula="of:=LEFT([.F8]; 6)" office:value-type="string" office:string-value="0.5545" calcext:value-type="string">
            <text:p>0.5545</text:p>
          </table:table-cell>
          <table:table-cell table:formula="of:=RIGHT([.F8]; 6)" office:value-type="string" office:string-value="0.1405" calcext:value-type="string">
            <text:p>0.1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409 ± 0.1301</text:p>
          </table:table-cell>
          <table:table-cell table:formula="of:=LEFT([.F9]; 6)" office:value-type="string" office:string-value="0.5409" calcext:value-type="string">
            <text:p>0.5409</text:p>
          </table:table-cell>
          <table:table-cell table:formula="of:=RIGHT([.F9]; 6)" office:value-type="string" office:string-value="0.1301" calcext:value-type="string">
            <text:p>0.1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364 ± 0.1572</text:p>
          </table:table-cell>
          <table:table-cell table:formula="of:=LEFT([.F10]; 6)" office:value-type="string" office:string-value="0.5364" calcext:value-type="string">
            <text:p>0.5364</text:p>
          </table:table-cell>
          <table:table-cell table:formula="of:=RIGHT([.F10]; 6)" office:value-type="string" office:string-value="0.1572" calcext:value-type="string">
            <text:p>0.1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091 ± 0.0927</text:p>
          </table:table-cell>
          <table:table-cell table:formula="of:=LEFT([.F11]; 6)" office:value-type="string" office:string-value="0.5091" calcext:value-type="string">
            <text:p>0.5091</text:p>
          </table:table-cell>
          <table:table-cell table:formula="of:=RIGHT([.F11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12]; 6)">
            <text:p/>
          </table:table-cell>
          <table:table-cell table:formula="of:=RIGHT([.F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091 ± 0.1091</text:p>
          </table:table-cell>
          <table:table-cell table:formula="of:=LEFT([.F13]; 6)" office:value-type="string" office:string-value="0.5091" calcext:value-type="string">
            <text:p>0.5091</text:p>
          </table:table-cell>
          <table:table-cell table:formula="of:=RIGHT([.F13]; 6)" office:value-type="string" office:string-value="0.1091" calcext:value-type="string">
            <text:p>0.1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318 ± 0.1707</text:p>
          </table:table-cell>
          <table:table-cell table:formula="of:=LEFT([.F14]; 6)" office:value-type="string" office:string-value="0.5318" calcext:value-type="string">
            <text:p>0.5318</text:p>
          </table:table-cell>
          <table:table-cell table:formula="of:=RIGHT([.F14]; 6)" office:value-type="string" office:string-value="0.1707" calcext:value-type="string">
            <text:p>0.17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045 ± 0.1633</text:p>
          </table:table-cell>
          <table:table-cell table:formula="of:=LEFT([.F15]; 6)" office:value-type="string" office:string-value="0.6045" calcext:value-type="string">
            <text:p>0.6045</text:p>
          </table:table-cell>
          <table:table-cell table:formula="of:=RIGHT([.F15]; 6)" office:value-type="string" office:string-value="0.1633" calcext:value-type="string">
            <text:p>0.1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591 ± 0.1434</text:p>
          </table:table-cell>
          <table:table-cell table:formula="of:=LEFT([.F16]; 6)" office:value-type="string" office:string-value="0.6591" calcext:value-type="string">
            <text:p>0.6591</text:p>
          </table:table-cell>
          <table:table-cell table:formula="of:=RIGHT([.F16]; 6)" office:value-type="string" office:string-value="0.1434" calcext:value-type="string">
            <text:p>0.1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364 ± 0.1649</text:p>
          </table:table-cell>
          <table:table-cell table:formula="of:=LEFT([.F17]; 6)" office:value-type="string" office:string-value="0.5364" calcext:value-type="string">
            <text:p>0.5364</text:p>
          </table:table-cell>
          <table:table-cell table:formula="of:=RIGHT([.F17]; 6)" office:value-type="string" office:string-value="0.1649" calcext:value-type="string">
            <text:p>0.1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273 ± 0.1405</text:p>
          </table:table-cell>
          <table:table-cell table:formula="of:=LEFT([.F18]; 6)" office:value-type="string" office:string-value="0.6273" calcext:value-type="string">
            <text:p>0.6273</text:p>
          </table:table-cell>
          <table:table-cell table:formula="of:=RIGHT([.F18]; 6)" office:value-type="string" office:string-value="0.1405" calcext:value-type="string">
            <text:p>0.1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727 ± 0.1289</text:p>
          </table:table-cell>
          <table:table-cell table:formula="of:=LEFT([.F19]; 6)" office:value-type="string" office:string-value="0.5727" calcext:value-type="string">
            <text:p>0.5727</text:p>
          </table:table-cell>
          <table:table-cell table:formula="of:=RIGHT([.F19]; 6)" office:value-type="string" office:string-value="0.1289" calcext:value-type="string">
            <text:p>0.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36 ± 0.1683</text:p>
          </table:table-cell>
          <table:table-cell table:formula="of:=LEFT([.F20]; 6)" office:value-type="string" office:string-value="0.5136" calcext:value-type="string">
            <text:p>0.5136</text:p>
          </table:table-cell>
          <table:table-cell table:formula="of:=RIGHT([.F20]; 6)" office:value-type="string" office:string-value="0.1683" calcext:value-type="string">
            <text:p>0.16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864 ± 0.1332</text:p>
          </table:table-cell>
          <table:table-cell table:formula="of:=LEFT([.F21]; 6)" office:value-type="string" office:string-value="0.5864" calcext:value-type="string">
            <text:p>0.5864</text:p>
          </table:table-cell>
          <table:table-cell table:formula="of:=RIGHT([.F21]; 6)" office:value-type="string" office:string-value="0.1332" calcext:value-type="string">
            <text:p>0.1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273 ± 0.1746</text:p>
          </table:table-cell>
          <table:table-cell table:formula="of:=LEFT([.F22]; 6)" office:value-type="string" office:string-value="0.6273" calcext:value-type="string">
            <text:p>0.6273</text:p>
          </table:table-cell>
          <table:table-cell table:formula="of:=RIGHT([.F22]; 6)" office:value-type="string" office:string-value="0.1746" calcext:value-type="string">
            <text:p>0.17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273 ± 0.0891</text:p>
          </table:table-cell>
          <table:table-cell table:formula="of:=LEFT([.F23]; 6)" office:value-type="string" office:string-value="0.5273" calcext:value-type="string">
            <text:p>0.5273</text:p>
          </table:table-cell>
          <table:table-cell table:formula="of:=RIGHT([.F23]; 6)" office:value-type="string" office:string-value="0.0891" calcext:value-type="string">
            <text:p>0.0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24]; 6)">
            <text:p/>
          </table:table-cell>
          <table:table-cell table:formula="of:=RIGHT([.F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909 ± 0.0927</text:p>
          </table:table-cell>
          <table:table-cell table:formula="of:=LEFT([.F25]; 6)" office:value-type="string" office:string-value="0.4909" calcext:value-type="string">
            <text:p>0.4909</text:p>
          </table:table-cell>
          <table:table-cell table:formula="of:=RIGHT([.F25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636 ± 0.1537</text:p>
          </table:table-cell>
          <table:table-cell table:formula="of:=LEFT([.F26]; 6)" office:value-type="string" office:string-value="0.5636" calcext:value-type="string">
            <text:p>0.5636</text:p>
          </table:table-cell>
          <table:table-cell table:formula="of:=RIGHT([.F26]; 6)" office:value-type="string" office:string-value="0.1537" calcext:value-type="string">
            <text:p>0.15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091 ± 0.1603</text:p>
          </table:table-cell>
          <table:table-cell table:formula="of:=LEFT([.F27]; 6)" office:value-type="string" office:string-value="0.6091" calcext:value-type="string">
            <text:p>0.6091</text:p>
          </table:table-cell>
          <table:table-cell table:formula="of:=RIGHT([.F27]; 6)" office:value-type="string" office:string-value="0.1603" calcext:value-type="string">
            <text:p>0.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409 ± 0.1131</text:p>
          </table:table-cell>
          <table:table-cell table:formula="of:=LEFT([.F28]; 6)" office:value-type="string" office:string-value="0.6409" calcext:value-type="string">
            <text:p>0.6409</text:p>
          </table:table-cell>
          <table:table-cell table:formula="of:=RIGHT([.F28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727 ± 0.1497</text:p>
          </table:table-cell>
          <table:table-cell table:formula="of:=LEFT([.F29]; 6)" office:value-type="string" office:string-value="0.5727" calcext:value-type="string">
            <text:p>0.5727</text:p>
          </table:table-cell>
          <table:table-cell table:formula="of:=RIGHT([.F29]; 6)" office:value-type="string" office:string-value="0.1497" calcext:value-type="string">
            <text:p>0.1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636 ± 0.1727</text:p>
          </table:table-cell>
          <table:table-cell table:formula="of:=LEFT([.F30]; 6)" office:value-type="string" office:string-value="0.6636" calcext:value-type="string">
            <text:p>0.6636</text:p>
          </table:table-cell>
          <table:table-cell table:formula="of:=RIGHT([.F30]; 6)" office:value-type="string" office:string-value="0.1727" calcext:value-type="string">
            <text:p>0.1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045 ± 0.1445</text:p>
          </table:table-cell>
          <table:table-cell table:formula="of:=LEFT([.F31]; 6)" office:value-type="string" office:string-value="0.6045" calcext:value-type="string">
            <text:p>0.6045</text:p>
          </table:table-cell>
          <table:table-cell table:formula="of:=RIGHT([.F31]; 6)" office:value-type="string" office:string-value="0.1445" calcext:value-type="string">
            <text:p>0.1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273 ± 0.1305</text:p>
          </table:table-cell>
          <table:table-cell table:formula="of:=LEFT([.F32]; 6)" office:value-type="string" office:string-value="0.5273" calcext:value-type="string">
            <text:p>0.5273</text:p>
          </table:table-cell>
          <table:table-cell table:formula="of:=RIGHT([.F32]; 6)" office:value-type="string" office:string-value="0.1305" calcext:value-type="string">
            <text:p>0.13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455 ± 0.1545</text:p>
          </table:table-cell>
          <table:table-cell table:formula="of:=LEFT([.F33]; 6)" office:value-type="string" office:string-value="0.6455" calcext:value-type="string">
            <text:p>0.6455</text:p>
          </table:table-cell>
          <table:table-cell table:formula="of:=RIGHT([.F33]; 6)" office:value-type="string" office:string-value="0.1545" calcext:value-type="string">
            <text:p>0.1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818 ± 0.1449</text:p>
          </table:table-cell>
          <table:table-cell table:formula="of:=LEFT([.F34]; 6)" office:value-type="string" office:string-value="0.5818" calcext:value-type="string">
            <text:p>0.5818</text:p>
          </table:table-cell>
          <table:table-cell table:formula="of:=RIGHT([.F34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636 ± 0.1060</text:p>
          </table:table-cell>
          <table:table-cell table:formula="of:=LEFT([.F35]; 6)" office:value-type="string" office:string-value="0.5636" calcext:value-type="string">
            <text:p>0.5636</text:p>
          </table:table-cell>
          <table:table-cell table:formula="of:=RIGHT([.F35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6]; 6)">
            <text:p/>
          </table:table-cell>
          <table:table-cell table:formula="of:=RIGHT([.F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727 ± 0.0680</text:p>
          </table:table-cell>
          <table:table-cell table:formula="of:=LEFT([.F37]; 6)" office:value-type="string" office:string-value="0.4727" calcext:value-type="string">
            <text:p>0.4727</text:p>
          </table:table-cell>
          <table:table-cell table:formula="of:=RIGHT([.F37]; 6)" office:value-type="string" office:string-value="0.0680" calcext:value-type="string">
            <text:p>0.0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682 ± 0.1769</text:p>
          </table:table-cell>
          <table:table-cell table:formula="of:=LEFT([.F38]; 6)" office:value-type="string" office:string-value="0.5682" calcext:value-type="string">
            <text:p>0.5682</text:p>
          </table:table-cell>
          <table:table-cell table:formula="of:=RIGHT([.F38]; 6)" office:value-type="string" office:string-value="0.1769" calcext:value-type="string">
            <text:p>0.1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227 ± 0.1326</text:p>
          </table:table-cell>
          <table:table-cell table:formula="of:=LEFT([.F39]; 6)" office:value-type="string" office:string-value="0.6227" calcext:value-type="string">
            <text:p>0.6227</text:p>
          </table:table-cell>
          <table:table-cell table:formula="of:=RIGHT([.F39]; 6)" office:value-type="string" office:string-value="0.1326" calcext:value-type="string">
            <text:p>0.1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773 ± 0.1422</text:p>
          </table:table-cell>
          <table:table-cell table:formula="of:=LEFT([.F40]; 6)" office:value-type="string" office:string-value="0.6773" calcext:value-type="string">
            <text:p>0.6773</text:p>
          </table:table-cell>
          <table:table-cell table:formula="of:=RIGHT([.F40]; 6)" office:value-type="string" office:string-value="0.1422" calcext:value-type="string">
            <text:p>0.1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000 ± 0.1477</text:p>
          </table:table-cell>
          <table:table-cell table:formula="of:=LEFT([.F41]; 6)" office:value-type="string" office:string-value="0.6000" calcext:value-type="string">
            <text:p>0.6000</text:p>
          </table:table-cell>
          <table:table-cell table:formula="of:=RIGHT([.F41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409 ± 0.1613</text:p>
          </table:table-cell>
          <table:table-cell table:formula="of:=LEFT([.F42]; 6)" office:value-type="string" office:string-value="0.6409" calcext:value-type="string">
            <text:p>0.6409</text:p>
          </table:table-cell>
          <table:table-cell table:formula="of:=RIGHT([.F42]; 6)" office:value-type="string" office:string-value="0.1613" calcext:value-type="string">
            <text:p>0.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500 ± 0.1529</text:p>
          </table:table-cell>
          <table:table-cell table:formula="of:=LEFT([.F43]; 6)" office:value-type="string" office:string-value="0.6500" calcext:value-type="string">
            <text:p>0.6500</text:p>
          </table:table-cell>
          <table:table-cell table:formula="of:=RIGHT([.F43]; 6)" office:value-type="string" office:string-value="0.1529" calcext:value-type="string">
            <text:p>0.1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409 ± 0.1479</text:p>
          </table:table-cell>
          <table:table-cell table:formula="of:=LEFT([.F44]; 6)" office:value-type="string" office:string-value="0.5409" calcext:value-type="string">
            <text:p>0.5409</text:p>
          </table:table-cell>
          <table:table-cell table:formula="of:=RIGHT([.F44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000 ± 0.1449</text:p>
          </table:table-cell>
          <table:table-cell table:formula="of:=LEFT([.F45]; 6)" office:value-type="string" office:string-value="0.6000" calcext:value-type="string">
            <text:p>0.6000</text:p>
          </table:table-cell>
          <table:table-cell table:formula="of:=RIGHT([.F45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636 ± 0.1289</text:p>
          </table:table-cell>
          <table:table-cell table:formula="of:=LEFT([.F46]; 6)" office:value-type="string" office:string-value="0.6636" calcext:value-type="string">
            <text:p>0.6636</text:p>
          </table:table-cell>
          <table:table-cell table:formula="of:=RIGHT([.F46]; 6)" office:value-type="string" office:string-value="0.1289" calcext:value-type="string">
            <text:p>0.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091 ± 0.1233</text:p>
          </table:table-cell>
          <table:table-cell table:formula="of:=LEFT([.F47]; 6)" office:value-type="string" office:string-value="0.5091" calcext:value-type="string">
            <text:p>0.5091</text:p>
          </table:table-cell>
          <table:table-cell table:formula="of:=RIGHT([.F47]; 6)" office:value-type="string" office:string-value="0.1233" calcext:value-type="string">
            <text:p>0.1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8]; 6)">
            <text:p/>
          </table:table-cell>
          <table:table-cell table:formula="of:=RIGHT([.F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000 ± 0.1686</text:p>
          </table:table-cell>
          <table:table-cell table:formula="of:=LEFT([.F49]; 6)" office:value-type="string" office:string-value="0.4000" calcext:value-type="string">
            <text:p>0.4000</text:p>
          </table:table-cell>
          <table:table-cell table:formula="of:=RIGHT([.F49]; 6)" office:value-type="string" office:string-value="0.1686" calcext:value-type="string">
            <text:p>0.16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682 ± 0.1769</text:p>
          </table:table-cell>
          <table:table-cell table:formula="of:=LEFT([.F50]; 6)" office:value-type="string" office:string-value="0.5682" calcext:value-type="string">
            <text:p>0.5682</text:p>
          </table:table-cell>
          <table:table-cell table:formula="of:=RIGHT([.F50]; 6)" office:value-type="string" office:string-value="0.1769" calcext:value-type="string">
            <text:p>0.1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227 ± 0.1326</text:p>
          </table:table-cell>
          <table:table-cell table:formula="of:=LEFT([.F51]; 6)" office:value-type="string" office:string-value="0.6227" calcext:value-type="string">
            <text:p>0.6227</text:p>
          </table:table-cell>
          <table:table-cell table:formula="of:=RIGHT([.F51]; 6)" office:value-type="string" office:string-value="0.1326" calcext:value-type="string">
            <text:p>0.1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091 ± 0.1206</text:p>
          </table:table-cell>
          <table:table-cell table:formula="of:=LEFT([.F52]; 6)" office:value-type="string" office:string-value="0.7091" calcext:value-type="string">
            <text:p>0.7091</text:p>
          </table:table-cell>
          <table:table-cell table:formula="of:=RIGHT([.F52]; 6)" office:value-type="string" office:string-value="0.1206" calcext:value-type="string">
            <text:p>0.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000 ± 0.1477</text:p>
          </table:table-cell>
          <table:table-cell table:formula="of:=LEFT([.F53]; 6)" office:value-type="string" office:string-value="0.6000" calcext:value-type="string">
            <text:p>0.6000</text:p>
          </table:table-cell>
          <table:table-cell table:formula="of:=RIGHT([.F53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409 ± 0.1613</text:p>
          </table:table-cell>
          <table:table-cell table:formula="of:=LEFT([.F54]; 6)" office:value-type="string" office:string-value="0.6409" calcext:value-type="string">
            <text:p>0.6409</text:p>
          </table:table-cell>
          <table:table-cell table:formula="of:=RIGHT([.F54]; 6)" office:value-type="string" office:string-value="0.1613" calcext:value-type="string">
            <text:p>0.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955 ± 0.1047</text:p>
          </table:table-cell>
          <table:table-cell table:formula="of:=LEFT([.F55]; 6)" office:value-type="string" office:string-value="0.6955" calcext:value-type="string">
            <text:p>0.6955</text:p>
          </table:table-cell>
          <table:table-cell table:formula="of:=RIGHT([.F55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409 ± 0.1479</text:p>
          </table:table-cell>
          <table:table-cell table:formula="of:=LEFT([.F56]; 6)" office:value-type="string" office:string-value="0.5409" calcext:value-type="string">
            <text:p>0.5409</text:p>
          </table:table-cell>
          <table:table-cell table:formula="of:=RIGHT([.F56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000 ± 0.1449</text:p>
          </table:table-cell>
          <table:table-cell table:formula="of:=LEFT([.F57]; 6)" office:value-type="string" office:string-value="0.6000" calcext:value-type="string">
            <text:p>0.6000</text:p>
          </table:table-cell>
          <table:table-cell table:formula="of:=RIGHT([.F57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364 ± 0.1466</text:p>
          </table:table-cell>
          <table:table-cell table:formula="of:=LEFT([.F58]; 6)" office:value-type="string" office:string-value="0.6364" calcext:value-type="string">
            <text:p>0.6364</text:p>
          </table:table-cell>
          <table:table-cell table:formula="of:=RIGHT([.F58]; 6)" office:value-type="string" office:string-value="0.1466" calcext:value-type="string">
            <text:p>0.1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818 ± 0.1477</text:p>
          </table:table-cell>
          <table:table-cell table:formula="of:=LEFT([.F59]; 6)" office:value-type="string" office:string-value="0.5818" calcext:value-type="string">
            <text:p>0.5818</text:p>
          </table:table-cell>
          <table:table-cell table:formula="of:=RIGHT([.F59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60]; 6)">
            <text:p/>
          </table:table-cell>
          <table:table-cell table:formula="of:=RIGHT([.F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364 ± 0.1060</text:p>
          </table:table-cell>
          <table:table-cell table:formula="of:=LEFT([.F61]; 6)" office:value-type="string" office:string-value="0.4364" calcext:value-type="string">
            <text:p>0.4364</text:p>
          </table:table-cell>
          <table:table-cell table:formula="of:=RIGHT([.F61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682 ± 0.1769</text:p>
          </table:table-cell>
          <table:table-cell table:formula="of:=LEFT([.F62]; 6)" office:value-type="string" office:string-value="0.5682" calcext:value-type="string">
            <text:p>0.5682</text:p>
          </table:table-cell>
          <table:table-cell table:formula="of:=RIGHT([.F62]; 6)" office:value-type="string" office:string-value="0.1769" calcext:value-type="string">
            <text:p>0.1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227 ± 0.1326</text:p>
          </table:table-cell>
          <table:table-cell table:formula="of:=LEFT([.F63]; 6)" office:value-type="string" office:string-value="0.6227" calcext:value-type="string">
            <text:p>0.6227</text:p>
          </table:table-cell>
          <table:table-cell table:formula="of:=RIGHT([.F63]; 6)" office:value-type="string" office:string-value="0.1326" calcext:value-type="string">
            <text:p>0.1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591 ± 0.1545</text:p>
          </table:table-cell>
          <table:table-cell table:formula="of:=LEFT([.F64]; 6)" office:value-type="string" office:string-value="0.6591" calcext:value-type="string">
            <text:p>0.6591</text:p>
          </table:table-cell>
          <table:table-cell table:formula="of:=RIGHT([.F64]; 6)" office:value-type="string" office:string-value="0.1545" calcext:value-type="string">
            <text:p>0.1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00 ± 0.1477</text:p>
          </table:table-cell>
          <table:table-cell table:formula="of:=LEFT([.F65]; 6)" office:value-type="string" office:string-value="0.6000" calcext:value-type="string">
            <text:p>0.6000</text:p>
          </table:table-cell>
          <table:table-cell table:formula="of:=RIGHT([.F65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409 ± 0.1613</text:p>
          </table:table-cell>
          <table:table-cell table:formula="of:=LEFT([.F66]; 6)" office:value-type="string" office:string-value="0.6409" calcext:value-type="string">
            <text:p>0.6409</text:p>
          </table:table-cell>
          <table:table-cell table:formula="of:=RIGHT([.F66]; 6)" office:value-type="string" office:string-value="0.1613" calcext:value-type="string">
            <text:p>0.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91 ± 0.1189</text:p>
          </table:table-cell>
          <table:table-cell table:formula="of:=LEFT([.F67]; 6)" office:value-type="string" office:string-value="0.6091" calcext:value-type="string">
            <text:p>0.6091</text:p>
          </table:table-cell>
          <table:table-cell table:formula="of:=RIGHT([.F67]; 6)" office:value-type="string" office:string-value="0.1189" calcext:value-type="string">
            <text:p>0.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409 ± 0.1479</text:p>
          </table:table-cell>
          <table:table-cell table:formula="of:=LEFT([.F68]; 6)" office:value-type="string" office:string-value="0.5409" calcext:value-type="string">
            <text:p>0.5409</text:p>
          </table:table-cell>
          <table:table-cell table:formula="of:=RIGHT([.F68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00 ± 0.1449</text:p>
          </table:table-cell>
          <table:table-cell table:formula="of:=LEFT([.F69]; 6)" office:value-type="string" office:string-value="0.6000" calcext:value-type="string">
            <text:p>0.6000</text:p>
          </table:table-cell>
          <table:table-cell table:formula="of:=RIGHT([.F69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227 ± 0.1236</text:p>
          </table:table-cell>
          <table:table-cell table:formula="of:=LEFT([.F70]; 6)" office:value-type="string" office:string-value="0.7227" calcext:value-type="string">
            <text:p>0.7227</text:p>
          </table:table-cell>
          <table:table-cell table:formula="of:=RIGHT([.F70]; 6)" office:value-type="string" office:string-value="0.1236" calcext:value-type="string">
            <text:p>0.12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455 ± 0.1286</text:p>
          </table:table-cell>
          <table:table-cell table:formula="of:=LEFT([.F71]; 6)" office:value-type="string" office:string-value="0.5455" calcext:value-type="string">
            <text:p>0.5455</text:p>
          </table:table-cell>
          <table:table-cell table:formula="of:=RIGHT([.F71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72]; 6)">
            <text:p/>
          </table:table-cell>
          <table:table-cell table:formula="of:=RIGHT([.F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4182 ± 0.0927</text:p>
          </table:table-cell>
          <table:table-cell table:formula="of:=LEFT([.F73]; 6)" office:value-type="string" office:string-value="0.4182" calcext:value-type="string">
            <text:p>0.4182</text:p>
          </table:table-cell>
          <table:table-cell table:formula="of:=RIGHT([.F73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682 ± 0.1769</text:p>
          </table:table-cell>
          <table:table-cell table:formula="of:=LEFT([.F74]; 6)" office:value-type="string" office:string-value="0.5682" calcext:value-type="string">
            <text:p>0.5682</text:p>
          </table:table-cell>
          <table:table-cell table:formula="of:=RIGHT([.F74]; 6)" office:value-type="string" office:string-value="0.1769" calcext:value-type="string">
            <text:p>0.1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227 ± 0.1326</text:p>
          </table:table-cell>
          <table:table-cell table:formula="of:=LEFT([.F75]; 6)" office:value-type="string" office:string-value="0.6227" calcext:value-type="string">
            <text:p>0.6227</text:p>
          </table:table-cell>
          <table:table-cell table:formula="of:=RIGHT([.F75]; 6)" office:value-type="string" office:string-value="0.1326" calcext:value-type="string">
            <text:p>0.1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591 ± 0.1545</text:p>
          </table:table-cell>
          <table:table-cell table:formula="of:=LEFT([.F76]; 6)" office:value-type="string" office:string-value="0.6591" calcext:value-type="string">
            <text:p>0.6591</text:p>
          </table:table-cell>
          <table:table-cell table:formula="of:=RIGHT([.F76]; 6)" office:value-type="string" office:string-value="0.1545" calcext:value-type="string">
            <text:p>0.15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000 ± 0.1477</text:p>
          </table:table-cell>
          <table:table-cell table:formula="of:=LEFT([.F77]; 6)" office:value-type="string" office:string-value="0.6000" calcext:value-type="string">
            <text:p>0.6000</text:p>
          </table:table-cell>
          <table:table-cell table:formula="of:=RIGHT([.F77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409 ± 0.1613</text:p>
          </table:table-cell>
          <table:table-cell table:formula="of:=LEFT([.F78]; 6)" office:value-type="string" office:string-value="0.6409" calcext:value-type="string">
            <text:p>0.6409</text:p>
          </table:table-cell>
          <table:table-cell table:formula="of:=RIGHT([.F78]; 6)" office:value-type="string" office:string-value="0.1613" calcext:value-type="string">
            <text:p>0.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091 ± 0.1189</text:p>
          </table:table-cell>
          <table:table-cell table:formula="of:=LEFT([.F79]; 6)" office:value-type="string" office:string-value="0.6091" calcext:value-type="string">
            <text:p>0.6091</text:p>
          </table:table-cell>
          <table:table-cell table:formula="of:=RIGHT([.F79]; 6)" office:value-type="string" office:string-value="0.1189" calcext:value-type="string">
            <text:p>0.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409 ± 0.1479</text:p>
          </table:table-cell>
          <table:table-cell table:formula="of:=LEFT([.F80]; 6)" office:value-type="string" office:string-value="0.5409" calcext:value-type="string">
            <text:p>0.5409</text:p>
          </table:table-cell>
          <table:table-cell table:formula="of:=RIGHT([.F80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000 ± 0.1449</text:p>
          </table:table-cell>
          <table:table-cell table:formula="of:=LEFT([.F81]; 6)" office:value-type="string" office:string-value="0.6000" calcext:value-type="string">
            <text:p>0.6000</text:p>
          </table:table-cell>
          <table:table-cell table:formula="of:=RIGHT([.F81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636 ± 0.1551</text:p>
          </table:table-cell>
          <table:table-cell table:formula="of:=LEFT([.F82]; 6)" office:value-type="string" office:string-value="0.6636" calcext:value-type="string">
            <text:p>0.6636</text:p>
          </table:table-cell>
          <table:table-cell table:formula="of:=RIGHT([.F82]; 6)" office:value-type="string" office:string-value="0.1551" calcext:value-type="string">
            <text:p>0.15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909 ± 0.0927</text:p>
          </table:table-cell>
          <table:table-cell table:formula="of:=LEFT([.F83]; 6)" office:value-type="string" office:string-value="0.4909" calcext:value-type="string">
            <text:p>0.4909</text:p>
          </table:table-cell>
          <table:table-cell table:formula="of:=RIGHT([.F83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84]; 6)">
            <text:p/>
          </table:table-cell>
          <table:table-cell table:formula="of:=RIGHT([.F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727 ± 0.1206</text:p>
          </table:table-cell>
          <table:table-cell table:formula="of:=LEFT([.F85]; 6)" office:value-type="string" office:string-value="0.4727" calcext:value-type="string">
            <text:p>0.4727</text:p>
          </table:table-cell>
          <table:table-cell table:formula="of:=RIGHT([.F85]; 6)" office:value-type="string" office:string-value="0.1206" calcext:value-type="string">
            <text:p>0.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682 ± 0.1769</text:p>
          </table:table-cell>
          <table:table-cell table:formula="of:=LEFT([.F86]; 6)" office:value-type="string" office:string-value="0.5682" calcext:value-type="string">
            <text:p>0.5682</text:p>
          </table:table-cell>
          <table:table-cell table:formula="of:=RIGHT([.F86]; 6)" office:value-type="string" office:string-value="0.1769" calcext:value-type="string">
            <text:p>0.17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227 ± 0.1326</text:p>
          </table:table-cell>
          <table:table-cell table:formula="of:=LEFT([.F87]; 6)" office:value-type="string" office:string-value="0.6227" calcext:value-type="string">
            <text:p>0.6227</text:p>
          </table:table-cell>
          <table:table-cell table:formula="of:=RIGHT([.F87]; 6)" office:value-type="string" office:string-value="0.1326" calcext:value-type="string">
            <text:p>0.13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864 ± 0.1301</text:p>
          </table:table-cell>
          <table:table-cell table:formula="of:=LEFT([.F88]; 6)" office:value-type="string" office:string-value="0.6864" calcext:value-type="string">
            <text:p>0.6864</text:p>
          </table:table-cell>
          <table:table-cell table:formula="of:=RIGHT([.F88]; 6)" office:value-type="string" office:string-value="0.1301" calcext:value-type="string">
            <text:p>0.13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000 ± 0.1477</text:p>
          </table:table-cell>
          <table:table-cell table:formula="of:=LEFT([.F89]; 6)" office:value-type="string" office:string-value="0.6000" calcext:value-type="string">
            <text:p>0.6000</text:p>
          </table:table-cell>
          <table:table-cell table:formula="of:=RIGHT([.F89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409 ± 0.1613</text:p>
          </table:table-cell>
          <table:table-cell table:formula="of:=LEFT([.F90]; 6)" office:value-type="string" office:string-value="0.6409" calcext:value-type="string">
            <text:p>0.6409</text:p>
          </table:table-cell>
          <table:table-cell table:formula="of:=RIGHT([.F90]; 6)" office:value-type="string" office:string-value="0.1613" calcext:value-type="string">
            <text:p>0.1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682 ± 0.1294</text:p>
          </table:table-cell>
          <table:table-cell table:formula="of:=LEFT([.F91]; 6)" office:value-type="string" office:string-value="0.6682" calcext:value-type="string">
            <text:p>0.6682</text:p>
          </table:table-cell>
          <table:table-cell table:formula="of:=RIGHT([.F91]; 6)" office:value-type="string" office:string-value="0.1294" calcext:value-type="string">
            <text:p>0.12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409 ± 0.1479</text:p>
          </table:table-cell>
          <table:table-cell table:formula="of:=LEFT([.F92]; 6)" office:value-type="string" office:string-value="0.5409" calcext:value-type="string">
            <text:p>0.5409</text:p>
          </table:table-cell>
          <table:table-cell table:formula="of:=RIGHT([.F92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818 ± 0.1095</text:p>
          </table:table-cell>
          <table:table-cell table:formula="of:=LEFT([.F93]; 6)" office:value-type="string" office:string-value="0.6818" calcext:value-type="string">
            <text:p>0.6818</text:p>
          </table:table-cell>
          <table:table-cell table:formula="of:=RIGHT([.F93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909 ± 0.1361</text:p>
          </table:table-cell>
          <table:table-cell table:formula="of:=LEFT([.F94]; 6)" office:value-type="string" office:string-value="0.6909" calcext:value-type="string">
            <text:p>0.6909</text:p>
          </table:table-cell>
          <table:table-cell table:formula="of:=RIGHT([.F94]; 6)" office:value-type="string" office:string-value="0.1361" calcext:value-type="string">
            <text:p>0.13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455 ± 0.1521</text:p>
          </table:table-cell>
          <table:table-cell table:formula="of:=LEFT([.F95]; 6)" office:value-type="string" office:string-value="0.5455" calcext:value-type="string">
            <text:p>0.5455</text:p>
          </table:table-cell>
          <table:table-cell table:formula="of:=RIGHT([.F95]; 6)" office:value-type="string" office:string-value="0.1521" calcext:value-type="string">
            <text:p>0.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6"/>
          <table:table-cell table:formula="of:=LEFT([.F96]; 6)">
            <text:p/>
          </table:table-cell>
          <table:table-cell table:formula="of:=RIGHT([.F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3818 ± 0.1060</text:p>
          </table:table-cell>
          <table:table-cell table:formula="of:=LEFT([.F97]; 6)" office:value-type="string" office:string-value="0.3818" calcext:value-type="string">
            <text:p>0.3818</text:p>
          </table:table-cell>
          <table:table-cell table:formula="of:=RIGHT([.F97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3682 ± 0.1332</text:p>
          </table:table-cell>
          <table:table-cell table:formula="of:=LEFT([.F98]; 6)" office:value-type="string" office:string-value="0.3682" calcext:value-type="string">
            <text:p>0.3682</text:p>
          </table:table-cell>
          <table:table-cell table:formula="of:=RIGHT([.F98]; 6)" office:value-type="string" office:string-value="0.1332" calcext:value-type="string">
            <text:p>0.1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727 ± 0.1351</text:p>
          </table:table-cell>
          <table:table-cell table:formula="of:=LEFT([.F99]; 6)" office:value-type="string" office:string-value="0.5727" calcext:value-type="string">
            <text:p>0.5727</text:p>
          </table:table-cell>
          <table:table-cell table:formula="of:=RIGHT([.F99]; 6)" office:value-type="string" office:string-value="0.1351" calcext:value-type="string">
            <text:p>0.13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727 ± 0.1477</text:p>
          </table:table-cell>
          <table:table-cell table:formula="of:=LEFT([.F100]; 6)" office:value-type="string" office:string-value="0.6727" calcext:value-type="string">
            <text:p>0.6727</text:p>
          </table:table-cell>
          <table:table-cell table:formula="of:=RIGHT([.F100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364 ± 0.1072</text:p>
          </table:table-cell>
          <table:table-cell table:formula="of:=LEFT([.F101]; 6)" office:value-type="string" office:string-value="0.5364" calcext:value-type="string">
            <text:p>0.5364</text:p>
          </table:table-cell>
          <table:table-cell table:formula="of:=RIGHT([.F101]; 6)" office:value-type="string" office:string-value="0.1072" calcext:value-type="string">
            <text:p>0.10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409 ± 0.1479</text:p>
          </table:table-cell>
          <table:table-cell table:formula="of:=LEFT([.F102]; 6)" office:value-type="string" office:string-value="0.6409" calcext:value-type="string">
            <text:p>0.6409</text:p>
          </table:table-cell>
          <table:table-cell table:formula="of:=RIGHT([.F102]; 6)" office:value-type="string" office:string-value="0.1479" calcext:value-type="string">
            <text:p>0.14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364 ± 0.1348</text:p>
          </table:table-cell>
          <table:table-cell table:formula="of:=LEFT([.F103]; 6)" office:value-type="string" office:string-value="0.6364" calcext:value-type="string">
            <text:p>0.6364</text:p>
          </table:table-cell>
          <table:table-cell table:formula="of:=RIGHT([.F103]; 6)" office:value-type="string" office:string-value="0.1348" calcext:value-type="string">
            <text:p>0.1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4000 ± 0.1164</text:p>
          </table:table-cell>
          <table:table-cell table:formula="of:=LEFT([.F104]; 6)" office:value-type="string" office:string-value="0.4000" calcext:value-type="string">
            <text:p>0.4000</text:p>
          </table:table-cell>
          <table:table-cell table:formula="of:=RIGHT([.F104]; 6)" office:value-type="string" office:string-value="0.1164" calcext:value-type="string">
            <text:p>0.1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045 ± 0.1416</text:p>
          </table:table-cell>
          <table:table-cell table:formula="of:=LEFT([.F105]; 6)" office:value-type="string" office:string-value="0.6045" calcext:value-type="string">
            <text:p>0.6045</text:p>
          </table:table-cell>
          <table:table-cell table:formula="of:=RIGHT([.F105]; 6)" office:value-type="string" office:string-value="0.1416" calcext:value-type="string">
            <text:p>0.14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318 ± 0.1451</text:p>
          </table:table-cell>
          <table:table-cell table:formula="of:=LEFT([.F106]; 6)" office:value-type="string" office:string-value="0.6318" calcext:value-type="string">
            <text:p>0.6318</text:p>
          </table:table-cell>
          <table:table-cell table:formula="of:=RIGHT([.F106]; 6)" office:value-type="string" office:string-value="0.1451" calcext:value-type="string">
            <text:p>0.1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091 ± 0.0445</text:p>
          </table:table-cell>
          <table:table-cell table:formula="of:=LEFT([.F107]; 6)" office:value-type="string" office:string-value="0.5091" calcext:value-type="string">
            <text:p>0.5091</text:p>
          </table:table-cell>
          <table:table-cell table:formula="of:=RIGHT([.F107]; 6)" office:value-type="string" office:string-value="0.0445" calcext:value-type="string">
            <text:p>0.0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6"/>
          <table:table-cell table:formula="of:=LEFT([.F108]; 6)">
            <text:p/>
          </table:table-cell>
          <table:table-cell table:formula="of:=RIGHT([.F1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3818 ± 0.1060</text:p>
          </table:table-cell>
          <table:table-cell table:formula="of:=LEFT([.F109]; 6)" office:value-type="string" office:string-value="0.3818" calcext:value-type="string">
            <text:p>0.3818</text:p>
          </table:table-cell>
          <table:table-cell table:formula="of:=RIGHT([.F109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773 ± 0.1375</text:p>
          </table:table-cell>
          <table:table-cell table:formula="of:=LEFT([.F110]; 6)" office:value-type="string" office:string-value="0.4773" calcext:value-type="string">
            <text:p>0.4773</text:p>
          </table:table-cell>
          <table:table-cell table:formula="of:=RIGHT([.F110]; 6)" office:value-type="string" office:string-value="0.1375" calcext:value-type="string">
            <text:p>0.1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364 ± 0.1250</text:p>
          </table:table-cell>
          <table:table-cell table:formula="of:=LEFT([.F111]; 6)" office:value-type="string" office:string-value="0.7364" calcext:value-type="string">
            <text:p>0.7364</text:p>
          </table:table-cell>
          <table:table-cell table:formula="of:=RIGHT([.F111]; 6)" office:value-type="string" office:string-value="0.1250" calcext:value-type="string">
            <text:p>0.1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364 ± 0.1317</text:p>
          </table:table-cell>
          <table:table-cell table:formula="of:=LEFT([.F112]; 6)" office:value-type="string" office:string-value="0.6364" calcext:value-type="string">
            <text:p>0.6364</text:p>
          </table:table-cell>
          <table:table-cell table:formula="of:=RIGHT([.F112]; 6)" office:value-type="string" office:string-value="0.1317" calcext:value-type="string">
            <text:p>0.1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364 ± 0.0905</text:p>
          </table:table-cell>
          <table:table-cell table:formula="of:=LEFT([.F113]; 6)" office:value-type="string" office:string-value="0.7364" calcext:value-type="string">
            <text:p>0.7364</text:p>
          </table:table-cell>
          <table:table-cell table:formula="of:=RIGHT([.F113]; 6)" office:value-type="string" office:string-value="0.0905" calcext:value-type="string">
            <text:p>0.09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000 ± 0.1117</text:p>
          </table:table-cell>
          <table:table-cell table:formula="of:=LEFT([.F114]; 6)" office:value-type="string" office:string-value="0.7000" calcext:value-type="string">
            <text:p>0.7000</text:p>
          </table:table-cell>
          <table:table-cell table:formula="of:=RIGHT([.F114]; 6)" office:value-type="string" office:string-value="0.1117" calcext:value-type="string">
            <text:p>0.1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636 ± 0.1298</text:p>
          </table:table-cell>
          <table:table-cell table:formula="of:=LEFT([.F115]; 6)" office:value-type="string" office:string-value="0.7636" calcext:value-type="string">
            <text:p>0.7636</text:p>
          </table:table-cell>
          <table:table-cell table:formula="of:=RIGHT([.F115]; 6)" office:value-type="string" office:string-value="0.1298" calcext:value-type="string">
            <text:p>0.12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182 ± 0.1289</text:p>
          </table:table-cell>
          <table:table-cell table:formula="of:=LEFT([.F116]; 6)" office:value-type="string" office:string-value="0.5182" calcext:value-type="string">
            <text:p>0.5182</text:p>
          </table:table-cell>
          <table:table-cell table:formula="of:=RIGHT([.F116]; 6)" office:value-type="string" office:string-value="0.1289" calcext:value-type="string">
            <text:p>0.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273 ± 0.0953</text:p>
          </table:table-cell>
          <table:table-cell table:formula="of:=LEFT([.F117]; 6)" office:value-type="string" office:string-value="0.7273" calcext:value-type="string">
            <text:p>0.7273</text:p>
          </table:table-cell>
          <table:table-cell table:formula="of:=RIGHT([.F117]; 6)" office:value-type="string" office:string-value="0.0953" calcext:value-type="string">
            <text:p>0.09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909 ± 0.1477</text:p>
          </table:table-cell>
          <table:table-cell table:formula="of:=LEFT([.F118]; 6)" office:value-type="string" office:string-value="0.6909" calcext:value-type="string">
            <text:p>0.6909</text:p>
          </table:table-cell>
          <table:table-cell table:formula="of:=RIGHT([.F118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727 ± 0.1060</text:p>
          </table:table-cell>
          <table:table-cell table:formula="of:=LEFT([.F119]; 6)" office:value-type="string" office:string-value="0.4727" calcext:value-type="string">
            <text:p>0.4727</text:p>
          </table:table-cell>
          <table:table-cell table:formula="of:=RIGHT([.F119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120]; 6)">
            <text:p/>
          </table:table-cell>
          <table:table-cell table:formula="of:=RIGHT([.F1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182 ± 0.1361</text:p>
          </table:table-cell>
          <table:table-cell table:formula="of:=LEFT([.F121]; 6)" office:value-type="string" office:string-value="0.4182" calcext:value-type="string">
            <text:p>0.4182</text:p>
          </table:table-cell>
          <table:table-cell table:formula="of:=RIGHT([.F121]; 6)" office:value-type="string" office:string-value="0.1361" calcext:value-type="string">
            <text:p>0.13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773 ± 0.1215</text:p>
          </table:table-cell>
          <table:table-cell table:formula="of:=LEFT([.F122]; 6)" office:value-type="string" office:string-value="0.4773" calcext:value-type="string">
            <text:p>0.4773</text:p>
          </table:table-cell>
          <table:table-cell table:formula="of:=RIGHT([.F122]; 6)" office:value-type="string" office:string-value="0.1215" calcext:value-type="string">
            <text:p>0.12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909 ± 0.1091</text:p>
          </table:table-cell>
          <table:table-cell table:formula="of:=LEFT([.F123]; 6)" office:value-type="string" office:string-value="0.6909" calcext:value-type="string">
            <text:p>0.6909</text:p>
          </table:table-cell>
          <table:table-cell table:formula="of:=RIGHT([.F123]; 6)" office:value-type="string" office:string-value="0.1091" calcext:value-type="string">
            <text:p>0.1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273 ± 0.0996</text:p>
          </table:table-cell>
          <table:table-cell table:formula="of:=LEFT([.F124]; 6)" office:value-type="string" office:string-value="0.7273" calcext:value-type="string">
            <text:p>0.7273</text:p>
          </table:table-cell>
          <table:table-cell table:formula="of:=RIGHT([.F124]; 6)" office:value-type="string" office:string-value="0.0996" calcext:value-type="string">
            <text:p>0.0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591 ± 0.1086</text:p>
          </table:table-cell>
          <table:table-cell table:formula="of:=LEFT([.F125]; 6)" office:value-type="string" office:string-value="0.7591" calcext:value-type="string">
            <text:p>0.7591</text:p>
          </table:table-cell>
          <table:table-cell table:formula="of:=RIGHT([.F125]; 6)" office:value-type="string" office:string-value="0.1086" calcext:value-type="string">
            <text:p>0.1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273 ± 0.0996</text:p>
          </table:table-cell>
          <table:table-cell table:formula="of:=LEFT([.F126]; 6)" office:value-type="string" office:string-value="0.7273" calcext:value-type="string">
            <text:p>0.7273</text:p>
          </table:table-cell>
          <table:table-cell table:formula="of:=RIGHT([.F126]; 6)" office:value-type="string" office:string-value="0.0996" calcext:value-type="string">
            <text:p>0.0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8045 ± 0.1160</text:p>
          </table:table-cell>
          <table:table-cell table:formula="of:=LEFT([.F127]; 6)" office:value-type="string" office:string-value="0.8045" calcext:value-type="string">
            <text:p>0.8045</text:p>
          </table:table-cell>
          <table:table-cell table:formula="of:=RIGHT([.F127]; 6)" office:value-type="string" office:string-value="0.1160" calcext:value-type="string">
            <text:p>0.1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36 ± 0.1529</text:p>
          </table:table-cell>
          <table:table-cell table:formula="of:=LEFT([.F128]; 6)" office:value-type="string" office:string-value="0.5136" calcext:value-type="string">
            <text:p>0.5136</text:p>
          </table:table-cell>
          <table:table-cell table:formula="of:=RIGHT([.F128]; 6)" office:value-type="string" office:string-value="0.1529" calcext:value-type="string">
            <text:p>0.1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045 ± 0.0948</text:p>
          </table:table-cell>
          <table:table-cell table:formula="of:=LEFT([.F129]; 6)" office:value-type="string" office:string-value="0.7045" calcext:value-type="string">
            <text:p>0.7045</text:p>
          </table:table-cell>
          <table:table-cell table:formula="of:=RIGHT([.F129]; 6)" office:value-type="string" office:string-value="0.0948" calcext:value-type="string">
            <text:p>0.09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727 ± 0.1095</text:p>
          </table:table-cell>
          <table:table-cell table:formula="of:=LEFT([.F130]; 6)" office:value-type="string" office:string-value="0.7727" calcext:value-type="string">
            <text:p>0.7727</text:p>
          </table:table-cell>
          <table:table-cell table:formula="of:=RIGHT([.F130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182 ± 0.1455</text:p>
          </table:table-cell>
          <table:table-cell table:formula="of:=LEFT([.F131]; 6)" office:value-type="string" office:string-value="0.6182" calcext:value-type="string">
            <text:p>0.6182</text:p>
          </table:table-cell>
          <table:table-cell table:formula="of:=RIGHT([.F131]; 6)" office:value-type="string" office:string-value="0.1455" calcext:value-type="string">
            <text:p>0.1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132]; 6)">
            <text:p/>
          </table:table-cell>
          <table:table-cell table:formula="of:=RIGHT([.F1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909 ± 0.0927</text:p>
          </table:table-cell>
          <table:table-cell table:formula="of:=LEFT([.F133]; 6)" office:value-type="string" office:string-value="0.4909" calcext:value-type="string">
            <text:p>0.4909</text:p>
          </table:table-cell>
          <table:table-cell table:formula="of:=RIGHT([.F133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455 ± 0.1405</text:p>
          </table:table-cell>
          <table:table-cell table:formula="of:=LEFT([.F134]; 6)" office:value-type="string" office:string-value="0.4455" calcext:value-type="string">
            <text:p>0.4455</text:p>
          </table:table-cell>
          <table:table-cell table:formula="of:=RIGHT([.F134]; 6)" office:value-type="string" office:string-value="0.1405" calcext:value-type="string">
            <text:p>0.1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682 ± 0.1131</text:p>
          </table:table-cell>
          <table:table-cell table:formula="of:=LEFT([.F135]; 6)" office:value-type="string" office:string-value="0.7682" calcext:value-type="string">
            <text:p>0.7682</text:p>
          </table:table-cell>
          <table:table-cell table:formula="of:=RIGHT([.F135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636 ± 0.0971</text:p>
          </table:table-cell>
          <table:table-cell table:formula="of:=LEFT([.F136]; 6)" office:value-type="string" office:string-value="0.7636" calcext:value-type="string">
            <text:p>0.7636</text:p>
          </table:table-cell>
          <table:table-cell table:formula="of:=RIGHT([.F136]; 6)" office:value-type="string" office:string-value="0.0971" calcext:value-type="string">
            <text:p>0.09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636 ± 0.0971</text:p>
          </table:table-cell>
          <table:table-cell table:formula="of:=LEFT([.F137]; 6)" office:value-type="string" office:string-value="0.7636" calcext:value-type="string">
            <text:p>0.7636</text:p>
          </table:table-cell>
          <table:table-cell table:formula="of:=RIGHT([.F137]; 6)" office:value-type="string" office:string-value="0.0971" calcext:value-type="string">
            <text:p>0.09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818 ± 0.0975</text:p>
          </table:table-cell>
          <table:table-cell table:formula="of:=LEFT([.F138]; 6)" office:value-type="string" office:string-value="0.6818" calcext:value-type="string">
            <text:p>0.6818</text:p>
          </table:table-cell>
          <table:table-cell table:formula="of:=RIGHT([.F138]; 6)" office:value-type="string" office:string-value="0.0975" calcext:value-type="string">
            <text:p>0.09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409 ± 0.1160</text:p>
          </table:table-cell>
          <table:table-cell table:formula="of:=LEFT([.F139]; 6)" office:value-type="string" office:string-value="0.7409" calcext:value-type="string">
            <text:p>0.7409</text:p>
          </table:table-cell>
          <table:table-cell table:formula="of:=RIGHT([.F139]; 6)" office:value-type="string" office:string-value="0.1160" calcext:value-type="string">
            <text:p>0.1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091 ± 0.1781</text:p>
          </table:table-cell>
          <table:table-cell table:formula="of:=LEFT([.F140]; 6)" office:value-type="string" office:string-value="0.5091" calcext:value-type="string">
            <text:p>0.5091</text:p>
          </table:table-cell>
          <table:table-cell table:formula="of:=RIGHT([.F140]; 6)" office:value-type="string" office:string-value="0.1781" calcext:value-type="string">
            <text:p>0.17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273 ± 0.0996</text:p>
          </table:table-cell>
          <table:table-cell table:formula="of:=LEFT([.F141]; 6)" office:value-type="string" office:string-value="0.7273" calcext:value-type="string">
            <text:p>0.7273</text:p>
          </table:table-cell>
          <table:table-cell table:formula="of:=RIGHT([.F141]; 6)" office:value-type="string" office:string-value="0.0996" calcext:value-type="string">
            <text:p>0.0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136 ± 0.1047</text:p>
          </table:table-cell>
          <table:table-cell table:formula="of:=LEFT([.F142]; 6)" office:value-type="string" office:string-value="0.7136" calcext:value-type="string">
            <text:p>0.7136</text:p>
          </table:table-cell>
          <table:table-cell table:formula="of:=RIGHT([.F142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818 ± 0.1361</text:p>
          </table:table-cell>
          <table:table-cell table:formula="of:=LEFT([.F143]; 6)" office:value-type="string" office:string-value="0.5818" calcext:value-type="string">
            <text:p>0.5818</text:p>
          </table:table-cell>
          <table:table-cell table:formula="of:=RIGHT([.F143]; 6)" office:value-type="string" office:string-value="0.1361" calcext:value-type="string">
            <text:p>0.13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144]; 6)">
            <text:p/>
          </table:table-cell>
          <table:table-cell table:formula="of:=RIGHT([.F1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455 ± 0.1521</text:p>
          </table:table-cell>
          <table:table-cell table:formula="of:=LEFT([.F145]; 6)" office:value-type="string" office:string-value="0.5455" calcext:value-type="string">
            <text:p>0.5455</text:p>
          </table:table-cell>
          <table:table-cell table:formula="of:=RIGHT([.F145]; 6)" office:value-type="string" office:string-value="0.1521" calcext:value-type="string">
            <text:p>0.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773 ± 0.1387</text:p>
          </table:table-cell>
          <table:table-cell table:formula="of:=LEFT([.F146]; 6)" office:value-type="string" office:string-value="0.5773" calcext:value-type="string">
            <text:p>0.5773</text:p>
          </table:table-cell>
          <table:table-cell table:formula="of:=RIGHT([.F146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591 ± 0.1047</text:p>
          </table:table-cell>
          <table:table-cell table:formula="of:=LEFT([.F147]; 6)" office:value-type="string" office:string-value="0.7591" calcext:value-type="string">
            <text:p>0.7591</text:p>
          </table:table-cell>
          <table:table-cell table:formula="of:=RIGHT([.F147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409 ± 0.1262</text:p>
          </table:table-cell>
          <table:table-cell table:formula="of:=LEFT([.F148]; 6)" office:value-type="string" office:string-value="0.7409" calcext:value-type="string">
            <text:p>0.7409</text:p>
          </table:table-cell>
          <table:table-cell table:formula="of:=RIGHT([.F148]; 6)" office:value-type="string" office:string-value="0.1262" calcext:value-type="string">
            <text:p>0.12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864 ± 0.1195</text:p>
          </table:table-cell>
          <table:table-cell table:formula="of:=LEFT([.F149]; 6)" office:value-type="string" office:string-value="0.7864" calcext:value-type="string">
            <text:p>0.7864</text:p>
          </table:table-cell>
          <table:table-cell table:formula="of:=RIGHT([.F149]; 6)" office:value-type="string" office:string-value="0.1195" calcext:value-type="string">
            <text:p>0.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818 ± 0.1095</text:p>
          </table:table-cell>
          <table:table-cell table:formula="of:=LEFT([.F150]; 6)" office:value-type="string" office:string-value="0.6818" calcext:value-type="string">
            <text:p>0.6818</text:p>
          </table:table-cell>
          <table:table-cell table:formula="of:=RIGHT([.F150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318 ± 0.1332</text:p>
          </table:table-cell>
          <table:table-cell table:formula="of:=LEFT([.F151]; 6)" office:value-type="string" office:string-value="0.7318" calcext:value-type="string">
            <text:p>0.7318</text:p>
          </table:table-cell>
          <table:table-cell table:formula="of:=RIGHT([.F151]; 6)" office:value-type="string" office:string-value="0.1332" calcext:value-type="string">
            <text:p>0.1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864 ± 0.1131</text:p>
          </table:table-cell>
          <table:table-cell table:formula="of:=LEFT([.F152]; 6)" office:value-type="string" office:string-value="0.5864" calcext:value-type="string">
            <text:p>0.5864</text:p>
          </table:table-cell>
          <table:table-cell table:formula="of:=RIGHT([.F152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364 ± 0.0808</text:p>
          </table:table-cell>
          <table:table-cell table:formula="of:=LEFT([.F153]; 6)" office:value-type="string" office:string-value="0.7364" calcext:value-type="string">
            <text:p>0.7364</text:p>
          </table:table-cell>
          <table:table-cell table:formula="of:=RIGHT([.F153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091 ± 0.1098</text:p>
          </table:table-cell>
          <table:table-cell table:formula="of:=LEFT([.F154]; 6)" office:value-type="string" office:string-value="0.7091" calcext:value-type="string">
            <text:p>0.7091</text:p>
          </table:table-cell>
          <table:table-cell table:formula="of:=RIGHT([.F154]; 6)" office:value-type="string" office:string-value="0.1098" calcext:value-type="string">
            <text:p>0.1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455 ± 0.1286</text:p>
          </table:table-cell>
          <table:table-cell table:formula="of:=LEFT([.F155]; 6)" office:value-type="string" office:string-value="0.5455" calcext:value-type="string">
            <text:p>0.5455</text:p>
          </table:table-cell>
          <table:table-cell table:formula="of:=RIGHT([.F155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156]; 6)">
            <text:p/>
          </table:table-cell>
          <table:table-cell table:formula="of:=RIGHT([.F1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3273 ± 0.1361</text:p>
          </table:table-cell>
          <table:table-cell table:formula="of:=LEFT([.F157]; 6)" office:value-type="string" office:string-value="0.3273" calcext:value-type="string">
            <text:p>0.3273</text:p>
          </table:table-cell>
          <table:table-cell table:formula="of:=RIGHT([.F157]; 6)" office:value-type="string" office:string-value="0.1361" calcext:value-type="string">
            <text:p>0.13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773 ± 0.1387</text:p>
          </table:table-cell>
          <table:table-cell table:formula="of:=LEFT([.F158]; 6)" office:value-type="string" office:string-value="0.5773" calcext:value-type="string">
            <text:p>0.5773</text:p>
          </table:table-cell>
          <table:table-cell table:formula="of:=RIGHT([.F158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591 ± 0.1047</text:p>
          </table:table-cell>
          <table:table-cell table:formula="of:=LEFT([.F159]; 6)" office:value-type="string" office:string-value="0.7591" calcext:value-type="string">
            <text:p>0.7591</text:p>
          </table:table-cell>
          <table:table-cell table:formula="of:=RIGHT([.F159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773 ± 0.0974</text:p>
          </table:table-cell>
          <table:table-cell table:formula="of:=LEFT([.F160]; 6)" office:value-type="string" office:string-value="0.7773" calcext:value-type="string">
            <text:p>0.7773</text:p>
          </table:table-cell>
          <table:table-cell table:formula="of:=RIGHT([.F160]; 6)" office:value-type="string" office:string-value="0.0974" calcext:value-type="string">
            <text:p>0.09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864 ± 0.1195</text:p>
          </table:table-cell>
          <table:table-cell table:formula="of:=LEFT([.F161]; 6)" office:value-type="string" office:string-value="0.7864" calcext:value-type="string">
            <text:p>0.7864</text:p>
          </table:table-cell>
          <table:table-cell table:formula="of:=RIGHT([.F161]; 6)" office:value-type="string" office:string-value="0.1195" calcext:value-type="string">
            <text:p>0.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818 ± 0.1095</text:p>
          </table:table-cell>
          <table:table-cell table:formula="of:=LEFT([.F162]; 6)" office:value-type="string" office:string-value="0.6818" calcext:value-type="string">
            <text:p>0.6818</text:p>
          </table:table-cell>
          <table:table-cell table:formula="of:=RIGHT([.F162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545 ± 0.1079</text:p>
          </table:table-cell>
          <table:table-cell table:formula="of:=LEFT([.F163]; 6)" office:value-type="string" office:string-value="0.7545" calcext:value-type="string">
            <text:p>0.7545</text:p>
          </table:table-cell>
          <table:table-cell table:formula="of:=RIGHT([.F163]; 6)" office:value-type="string" office:string-value="0.1079" calcext:value-type="string">
            <text:p>0.10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864 ± 0.1131</text:p>
          </table:table-cell>
          <table:table-cell table:formula="of:=LEFT([.F164]; 6)" office:value-type="string" office:string-value="0.5864" calcext:value-type="string">
            <text:p>0.5864</text:p>
          </table:table-cell>
          <table:table-cell table:formula="of:=RIGHT([.F164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364 ± 0.0808</text:p>
          </table:table-cell>
          <table:table-cell table:formula="of:=LEFT([.F165]; 6)" office:value-type="string" office:string-value="0.7364" calcext:value-type="string">
            <text:p>0.7364</text:p>
          </table:table-cell>
          <table:table-cell table:formula="of:=RIGHT([.F165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455 ± 0.1135</text:p>
          </table:table-cell>
          <table:table-cell table:formula="of:=LEFT([.F166]; 6)" office:value-type="string" office:string-value="0.7455" calcext:value-type="string">
            <text:p>0.7455</text:p>
          </table:table-cell>
          <table:table-cell table:formula="of:=RIGHT([.F166]; 6)" office:value-type="string" office:string-value="0.1135" calcext:value-type="string">
            <text:p>0.1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818 ± 0.0727</text:p>
          </table:table-cell>
          <table:table-cell table:formula="of:=LEFT([.F167]; 6)" office:value-type="string" office:string-value="0.5818" calcext:value-type="string">
            <text:p>0.5818</text:p>
          </table:table-cell>
          <table:table-cell table:formula="of:=RIGHT([.F167]; 6)" office:value-type="string" office:string-value="0.0727" calcext:value-type="string">
            <text:p>0.0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168]; 6)">
            <text:p/>
          </table:table-cell>
          <table:table-cell table:formula="of:=RIGHT([.F1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2909 ± 0.1060</text:p>
          </table:table-cell>
          <table:table-cell table:formula="of:=LEFT([.F169]; 6)" office:value-type="string" office:string-value="0.2909" calcext:value-type="string">
            <text:p>0.2909</text:p>
          </table:table-cell>
          <table:table-cell table:formula="of:=RIGHT([.F169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773 ± 0.1387</text:p>
          </table:table-cell>
          <table:table-cell table:formula="of:=LEFT([.F170]; 6)" office:value-type="string" office:string-value="0.5773" calcext:value-type="string">
            <text:p>0.5773</text:p>
          </table:table-cell>
          <table:table-cell table:formula="of:=RIGHT([.F170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591 ± 0.1047</text:p>
          </table:table-cell>
          <table:table-cell table:formula="of:=LEFT([.F171]; 6)" office:value-type="string" office:string-value="0.7591" calcext:value-type="string">
            <text:p>0.7591</text:p>
          </table:table-cell>
          <table:table-cell table:formula="of:=RIGHT([.F171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136 ± 0.1086</text:p>
          </table:table-cell>
          <table:table-cell table:formula="of:=LEFT([.F172]; 6)" office:value-type="string" office:string-value="0.7136" calcext:value-type="string">
            <text:p>0.7136</text:p>
          </table:table-cell>
          <table:table-cell table:formula="of:=RIGHT([.F172]; 6)" office:value-type="string" office:string-value="0.1086" calcext:value-type="string">
            <text:p>0.1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864 ± 0.1195</text:p>
          </table:table-cell>
          <table:table-cell table:formula="of:=LEFT([.F173]; 6)" office:value-type="string" office:string-value="0.7864" calcext:value-type="string">
            <text:p>0.7864</text:p>
          </table:table-cell>
          <table:table-cell table:formula="of:=RIGHT([.F173]; 6)" office:value-type="string" office:string-value="0.1195" calcext:value-type="string">
            <text:p>0.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818 ± 0.1095</text:p>
          </table:table-cell>
          <table:table-cell table:formula="of:=LEFT([.F174]; 6)" office:value-type="string" office:string-value="0.6818" calcext:value-type="string">
            <text:p>0.6818</text:p>
          </table:table-cell>
          <table:table-cell table:formula="of:=RIGHT([.F174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182 ± 0.1282</text:p>
          </table:table-cell>
          <table:table-cell table:formula="of:=LEFT([.F175]; 6)" office:value-type="string" office:string-value="0.7182" calcext:value-type="string">
            <text:p>0.7182</text:p>
          </table:table-cell>
          <table:table-cell table:formula="of:=RIGHT([.F175]; 6)" office:value-type="string" office:string-value="0.1282" calcext:value-type="string">
            <text:p>0.12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864 ± 0.1131</text:p>
          </table:table-cell>
          <table:table-cell table:formula="of:=LEFT([.F176]; 6)" office:value-type="string" office:string-value="0.5864" calcext:value-type="string">
            <text:p>0.5864</text:p>
          </table:table-cell>
          <table:table-cell table:formula="of:=RIGHT([.F176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364 ± 0.0808</text:p>
          </table:table-cell>
          <table:table-cell table:formula="of:=LEFT([.F177]; 6)" office:value-type="string" office:string-value="0.7364" calcext:value-type="string">
            <text:p>0.7364</text:p>
          </table:table-cell>
          <table:table-cell table:formula="of:=RIGHT([.F177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227 ± 0.1451</text:p>
          </table:table-cell>
          <table:table-cell table:formula="of:=LEFT([.F178]; 6)" office:value-type="string" office:string-value="0.7227" calcext:value-type="string">
            <text:p>0.7227</text:p>
          </table:table-cell>
          <table:table-cell table:formula="of:=RIGHT([.F178]; 6)" office:value-type="string" office:string-value="0.1451" calcext:value-type="string">
            <text:p>0.1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636 ± 0.0891</text:p>
          </table:table-cell>
          <table:table-cell table:formula="of:=LEFT([.F179]; 6)" office:value-type="string" office:string-value="0.5636" calcext:value-type="string">
            <text:p>0.5636</text:p>
          </table:table-cell>
          <table:table-cell table:formula="of:=RIGHT([.F179]; 6)" office:value-type="string" office:string-value="0.0891" calcext:value-type="string">
            <text:p>0.0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180]; 6)">
            <text:p/>
          </table:table-cell>
          <table:table-cell table:formula="of:=RIGHT([.F1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4545 ± 0.1150</text:p>
          </table:table-cell>
          <table:table-cell table:formula="of:=LEFT([.F181]; 6)" office:value-type="string" office:string-value="0.4545" calcext:value-type="string">
            <text:p>0.4545</text:p>
          </table:table-cell>
          <table:table-cell table:formula="of:=RIGHT([.F181]; 6)" office:value-type="string" office:string-value="0.1150" calcext:value-type="string">
            <text:p>0.1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773 ± 0.1387</text:p>
          </table:table-cell>
          <table:table-cell table:formula="of:=LEFT([.F182]; 6)" office:value-type="string" office:string-value="0.5773" calcext:value-type="string">
            <text:p>0.5773</text:p>
          </table:table-cell>
          <table:table-cell table:formula="of:=RIGHT([.F182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591 ± 0.1047</text:p>
          </table:table-cell>
          <table:table-cell table:formula="of:=LEFT([.F183]; 6)" office:value-type="string" office:string-value="0.7591" calcext:value-type="string">
            <text:p>0.7591</text:p>
          </table:table-cell>
          <table:table-cell table:formula="of:=RIGHT([.F183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182 ± 0.1435</text:p>
          </table:table-cell>
          <table:table-cell table:formula="of:=LEFT([.F184]; 6)" office:value-type="string" office:string-value="0.7182" calcext:value-type="string">
            <text:p>0.7182</text:p>
          </table:table-cell>
          <table:table-cell table:formula="of:=RIGHT([.F184]; 6)" office:value-type="string" office:string-value="0.1435" calcext:value-type="string">
            <text:p>0.14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864 ± 0.1195</text:p>
          </table:table-cell>
          <table:table-cell table:formula="of:=LEFT([.F185]; 6)" office:value-type="string" office:string-value="0.7864" calcext:value-type="string">
            <text:p>0.7864</text:p>
          </table:table-cell>
          <table:table-cell table:formula="of:=RIGHT([.F185]; 6)" office:value-type="string" office:string-value="0.1195" calcext:value-type="string">
            <text:p>0.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818 ± 0.1095</text:p>
          </table:table-cell>
          <table:table-cell table:formula="of:=LEFT([.F186]; 6)" office:value-type="string" office:string-value="0.6818" calcext:value-type="string">
            <text:p>0.6818</text:p>
          </table:table-cell>
          <table:table-cell table:formula="of:=RIGHT([.F186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091 ± 0.1537</text:p>
          </table:table-cell>
          <table:table-cell table:formula="of:=LEFT([.F187]; 6)" office:value-type="string" office:string-value="0.7091" calcext:value-type="string">
            <text:p>0.7091</text:p>
          </table:table-cell>
          <table:table-cell table:formula="of:=RIGHT([.F187]; 6)" office:value-type="string" office:string-value="0.1537" calcext:value-type="string">
            <text:p>0.15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864 ± 0.1131</text:p>
          </table:table-cell>
          <table:table-cell table:formula="of:=LEFT([.F188]; 6)" office:value-type="string" office:string-value="0.5864" calcext:value-type="string">
            <text:p>0.5864</text:p>
          </table:table-cell>
          <table:table-cell table:formula="of:=RIGHT([.F188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364 ± 0.0808</text:p>
          </table:table-cell>
          <table:table-cell table:formula="of:=LEFT([.F189]; 6)" office:value-type="string" office:string-value="0.7364" calcext:value-type="string">
            <text:p>0.7364</text:p>
          </table:table-cell>
          <table:table-cell table:formula="of:=RIGHT([.F189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045 ± 0.1282</text:p>
          </table:table-cell>
          <table:table-cell table:formula="of:=LEFT([.F190]; 6)" office:value-type="string" office:string-value="0.7045" calcext:value-type="string">
            <text:p>0.7045</text:p>
          </table:table-cell>
          <table:table-cell table:formula="of:=RIGHT([.F190]; 6)" office:value-type="string" office:string-value="0.1282" calcext:value-type="string">
            <text:p>0.12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636 ± 0.1060</text:p>
          </table:table-cell>
          <table:table-cell table:formula="of:=LEFT([.F191]; 6)" office:value-type="string" office:string-value="0.5636" calcext:value-type="string">
            <text:p>0.5636</text:p>
          </table:table-cell>
          <table:table-cell table:formula="of:=RIGHT([.F191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192]; 6)">
            <text:p/>
          </table:table-cell>
          <table:table-cell table:formula="of:=RIGHT([.F1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182 ± 0.1233</text:p>
          </table:table-cell>
          <table:table-cell table:formula="of:=LEFT([.F193]; 6)" office:value-type="string" office:string-value="0.4182" calcext:value-type="string">
            <text:p>0.4182</text:p>
          </table:table-cell>
          <table:table-cell table:formula="of:=RIGHT([.F193]; 6)" office:value-type="string" office:string-value="0.1233" calcext:value-type="string">
            <text:p>0.1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773 ± 0.1387</text:p>
          </table:table-cell>
          <table:table-cell table:formula="of:=LEFT([.F194]; 6)" office:value-type="string" office:string-value="0.5773" calcext:value-type="string">
            <text:p>0.5773</text:p>
          </table:table-cell>
          <table:table-cell table:formula="of:=RIGHT([.F194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591 ± 0.1047</text:p>
          </table:table-cell>
          <table:table-cell table:formula="of:=LEFT([.F195]; 6)" office:value-type="string" office:string-value="0.7591" calcext:value-type="string">
            <text:p>0.7591</text:p>
          </table:table-cell>
          <table:table-cell table:formula="of:=RIGHT([.F195]; 6)" office:value-type="string" office:string-value="0.1047" calcext:value-type="string">
            <text:p>0.10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773 ± 0.1269</text:p>
          </table:table-cell>
          <table:table-cell table:formula="of:=LEFT([.F196]; 6)" office:value-type="string" office:string-value="0.7773" calcext:value-type="string">
            <text:p>0.7773</text:p>
          </table:table-cell>
          <table:table-cell table:formula="of:=RIGHT([.F196]; 6)" office:value-type="string" office:string-value="0.1269" calcext:value-type="string">
            <text:p>0.12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864 ± 0.1195</text:p>
          </table:table-cell>
          <table:table-cell table:formula="of:=LEFT([.F197]; 6)" office:value-type="string" office:string-value="0.7864" calcext:value-type="string">
            <text:p>0.7864</text:p>
          </table:table-cell>
          <table:table-cell table:formula="of:=RIGHT([.F197]; 6)" office:value-type="string" office:string-value="0.1195" calcext:value-type="string">
            <text:p>0.11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364 ± 0.0808</text:p>
          </table:table-cell>
          <table:table-cell table:formula="of:=LEFT([.F198]; 6)" office:value-type="string" office:string-value="0.7364" calcext:value-type="string">
            <text:p>0.7364</text:p>
          </table:table-cell>
          <table:table-cell table:formula="of:=RIGHT([.F198]; 6)" office:value-type="string" office:string-value="0.0808" calcext:value-type="string">
            <text:p>0.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636 ± 0.1091</text:p>
          </table:table-cell>
          <table:table-cell table:formula="of:=LEFT([.F199]; 6)" office:value-type="string" office:string-value="0.7636" calcext:value-type="string">
            <text:p>0.7636</text:p>
          </table:table-cell>
          <table:table-cell table:formula="of:=RIGHT([.F199]; 6)" office:value-type="string" office:string-value="0.1091" calcext:value-type="string">
            <text:p>0.1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864 ± 0.1131</text:p>
          </table:table-cell>
          <table:table-cell table:formula="of:=LEFT([.F200]; 6)" office:value-type="string" office:string-value="0.5864" calcext:value-type="string">
            <text:p>0.5864</text:p>
          </table:table-cell>
          <table:table-cell table:formula="of:=RIGHT([.F200]; 6)" office:value-type="string" office:string-value="0.1131" calcext:value-type="string">
            <text:p>0.11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818 ± 0.1095</text:p>
          </table:table-cell>
          <table:table-cell table:formula="of:=LEFT([.F201]; 6)" office:value-type="string" office:string-value="0.6818" calcext:value-type="string">
            <text:p>0.6818</text:p>
          </table:table-cell>
          <table:table-cell table:formula="of:=RIGHT([.F201]; 6)" office:value-type="string" office:string-value="0.1095" calcext:value-type="string">
            <text:p>0.10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545 ± 0.1223</text:p>
          </table:table-cell>
          <table:table-cell table:formula="of:=LEFT([.F202]; 6)" office:value-type="string" office:string-value="0.7545" calcext:value-type="string">
            <text:p>0.7545</text:p>
          </table:table-cell>
          <table:table-cell table:formula="of:=RIGHT([.F202]; 6)" office:value-type="string" office:string-value="0.1223" calcext:value-type="string">
            <text:p>0.12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818 ± 0.0727</text:p>
          </table:table-cell>
          <table:table-cell table:formula="of:=LEFT([.F203]; 6)" office:value-type="string" office:string-value="0.5818" calcext:value-type="string">
            <text:p>0.5818</text:p>
          </table:table-cell>
          <table:table-cell table:formula="of:=RIGHT([.F203]; 6)" office:value-type="string" office:string-value="0.0727" calcext:value-type="string">
            <text:p>0.07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6"/>
          <table:table-cell table:formula="of:=LEFT([.F204]; 6)">
            <text:p/>
          </table:table-cell>
          <table:table-cell table:formula="of:=RIGHT([.F2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3818 ± 0.1060</text:p>
          </table:table-cell>
          <table:table-cell table:formula="of:=LEFT([.F205]; 6)" office:value-type="string" office:string-value="0.3818" calcext:value-type="string">
            <text:p>0.3818</text:p>
          </table:table-cell>
          <table:table-cell table:formula="of:=RIGHT([.F205]; 6)" office:value-type="string" office:string-value="0.1060" calcext:value-type="string">
            <text:p>0.10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318 ± 0.1445</text:p>
          </table:table-cell>
          <table:table-cell table:formula="of:=LEFT([.F206]; 6)" office:value-type="string" office:string-value="0.5318" calcext:value-type="string">
            <text:p>0.5318</text:p>
          </table:table-cell>
          <table:table-cell table:formula="of:=RIGHT([.F206]; 6)" office:value-type="string" office:string-value="0.1445" calcext:value-type="string">
            <text:p>0.1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273 ± 0.0813</text:p>
          </table:table-cell>
          <table:table-cell table:formula="of:=LEFT([.F207]; 6)" office:value-type="string" office:string-value="0.7273" calcext:value-type="string">
            <text:p>0.7273</text:p>
          </table:table-cell>
          <table:table-cell table:formula="of:=RIGHT([.F207]; 6)" office:value-type="string" office:string-value="0.0813" calcext:value-type="string">
            <text:p>0.0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773 ± 0.1055</text:p>
          </table:table-cell>
          <table:table-cell table:formula="of:=LEFT([.F208]; 6)" office:value-type="string" office:string-value="0.7773" calcext:value-type="string">
            <text:p>0.7773</text:p>
          </table:table-cell>
          <table:table-cell table:formula="of:=RIGHT([.F208]; 6)" office:value-type="string" office:string-value="0.1055" calcext:value-type="string">
            <text:p>0.1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909 ± 0.1041</text:p>
          </table:table-cell>
          <table:table-cell table:formula="of:=LEFT([.F209]; 6)" office:value-type="string" office:string-value="0.7909" calcext:value-type="string">
            <text:p>0.7909</text:p>
          </table:table-cell>
          <table:table-cell table:formula="of:=RIGHT([.F209]; 6)" office:value-type="string" office:string-value="0.1041" calcext:value-type="string">
            <text:p>0.1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182 ± 0.1072</text:p>
          </table:table-cell>
          <table:table-cell table:formula="of:=LEFT([.F210]; 6)" office:value-type="string" office:string-value="0.7182" calcext:value-type="string">
            <text:p>0.7182</text:p>
          </table:table-cell>
          <table:table-cell table:formula="of:=RIGHT([.F210]; 6)" office:value-type="string" office:string-value="0.1072" calcext:value-type="string">
            <text:p>0.10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955 ± 0.0948</text:p>
          </table:table-cell>
          <table:table-cell table:formula="of:=LEFT([.F211]; 6)" office:value-type="string" office:string-value="0.7955" calcext:value-type="string">
            <text:p>0.7955</text:p>
          </table:table-cell>
          <table:table-cell table:formula="of:=RIGHT([.F211]; 6)" office:value-type="string" office:string-value="0.0948" calcext:value-type="string">
            <text:p>0.09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545 ± 0.1905</text:p>
          </table:table-cell>
          <table:table-cell table:formula="of:=LEFT([.F212]; 6)" office:value-type="string" office:string-value="0.5545" calcext:value-type="string">
            <text:p>0.5545</text:p>
          </table:table-cell>
          <table:table-cell table:formula="of:=RIGHT([.F212]; 6)" office:value-type="string" office:string-value="0.1905" calcext:value-type="string">
            <text:p>0.19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818 ± 0.1132</text:p>
          </table:table-cell>
          <table:table-cell table:formula="of:=LEFT([.F213]; 6)" office:value-type="string" office:string-value="0.6818" calcext:value-type="string">
            <text:p>0.6818</text:p>
          </table:table-cell>
          <table:table-cell table:formula="of:=RIGHT([.F213]; 6)" office:value-type="string" office:string-value="0.1132" calcext:value-type="string">
            <text:p>0.1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7409 ± 0.1007</text:p>
          </table:table-cell>
          <table:table-cell table:formula="of:=LEFT([.F214]; 6)" office:value-type="string" office:string-value="0.7409" calcext:value-type="string">
            <text:p>0.7409</text:p>
          </table:table-cell>
          <table:table-cell table:formula="of:=RIGHT([.F214]; 6)" office:value-type="string" office:string-value="0.1007" calcext:value-type="string">
            <text:p>0.1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455 ± 0.0813</text:p>
          </table:table-cell>
          <table:table-cell table:formula="of:=LEFT([.F215]; 6)" office:value-type="string" office:string-value="0.5455" calcext:value-type="string">
            <text:p>0.5455</text:p>
          </table:table-cell>
          <table:table-cell table:formula="of:=RIGHT([.F215]; 6)" office:value-type="string" office:string-value="0.0813" calcext:value-type="string">
            <text:p>0.0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6"/>
          <table:table-cell table:formula="of:=LEFT([.F216]; 6)">
            <text:p/>
          </table:table-cell>
          <table:table-cell table:formula="of:=RIGHT([.F21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091 ± 0.1686</text:p>
          </table:table-cell>
          <table:table-cell table:formula="of:=LEFT([.F217]; 6)" office:value-type="string" office:string-value="0.5091" calcext:value-type="string">
            <text:p>0.5091</text:p>
          </table:table-cell>
          <table:table-cell table:formula="of:=RIGHT([.F217]; 6)" office:value-type="string" office:string-value="0.1686" calcext:value-type="string">
            <text:p>0.16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500 ± 0.1202</text:p>
          </table:table-cell>
          <table:table-cell table:formula="of:=LEFT([.F218]; 6)" office:value-type="string" office:string-value="0.4500" calcext:value-type="string">
            <text:p>0.4500</text:p>
          </table:table-cell>
          <table:table-cell table:formula="of:=RIGHT([.F218]; 6)" office:value-type="string" office:string-value="0.1202" calcext:value-type="string">
            <text:p>0.12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7136 ± 0.1633</text:p>
          </table:table-cell>
          <table:table-cell table:formula="of:=LEFT([.F219]; 6)" office:value-type="string" office:string-value="0.7136" calcext:value-type="string">
            <text:p>0.7136</text:p>
          </table:table-cell>
          <table:table-cell table:formula="of:=RIGHT([.F219]; 6)" office:value-type="string" office:string-value="0.1633" calcext:value-type="string">
            <text:p>0.1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3773 ± 0.1229</text:p>
          </table:table-cell>
          <table:table-cell table:formula="of:=LEFT([.F220]; 6)" office:value-type="string" office:string-value="0.3773" calcext:value-type="string">
            <text:p>0.3773</text:p>
          </table:table-cell>
          <table:table-cell table:formula="of:=RIGHT([.F220]; 6)" office:value-type="string" office:string-value="0.1229" calcext:value-type="string">
            <text:p>0.12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091 ± 0.1189</text:p>
          </table:table-cell>
          <table:table-cell table:formula="of:=LEFT([.F221]; 6)" office:value-type="string" office:string-value="0.6091" calcext:value-type="string">
            <text:p>0.6091</text:p>
          </table:table-cell>
          <table:table-cell table:formula="of:=RIGHT([.F221]; 6)" office:value-type="string" office:string-value="0.1189" calcext:value-type="string">
            <text:p>0.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682 ± 0.1582</text:p>
          </table:table-cell>
          <table:table-cell table:formula="of:=LEFT([.F222]; 6)" office:value-type="string" office:string-value="0.6682" calcext:value-type="string">
            <text:p>0.6682</text:p>
          </table:table-cell>
          <table:table-cell table:formula="of:=RIGHT([.F222]; 6)" office:value-type="string" office:string-value="0.1582" calcext:value-type="string">
            <text:p>0.1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045 ± 0.1582</text:p>
          </table:table-cell>
          <table:table-cell table:formula="of:=LEFT([.F223]; 6)" office:value-type="string" office:string-value="0.6045" calcext:value-type="string">
            <text:p>0.6045</text:p>
          </table:table-cell>
          <table:table-cell table:formula="of:=RIGHT([.F223]; 6)" office:value-type="string" office:string-value="0.1582" calcext:value-type="string">
            <text:p>0.15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545 ± 0.1033</text:p>
          </table:table-cell>
          <table:table-cell table:formula="of:=LEFT([.F224]; 6)" office:value-type="string" office:string-value="0.5545" calcext:value-type="string">
            <text:p>0.5545</text:p>
          </table:table-cell>
          <table:table-cell table:formula="of:=RIGHT([.F224]; 6)" office:value-type="string" office:string-value="0.1033" calcext:value-type="string">
            <text:p>0.10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318 ± 0.1393</text:p>
          </table:table-cell>
          <table:table-cell table:formula="of:=LEFT([.F225]; 6)" office:value-type="string" office:string-value="0.6318" calcext:value-type="string">
            <text:p>0.6318</text:p>
          </table:table-cell>
          <table:table-cell table:formula="of:=RIGHT([.F225]; 6)" office:value-type="string" office:string-value="0.1393" calcext:value-type="string">
            <text:p>0.1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000 ± 0.1561</text:p>
          </table:table-cell>
          <table:table-cell table:formula="of:=LEFT([.F226]; 6)" office:value-type="string" office:string-value="0.5000" calcext:value-type="string">
            <text:p>0.5000</text:p>
          </table:table-cell>
          <table:table-cell table:formula="of:=RIGHT([.F226]; 6)" office:value-type="string" office:string-value="0.1561" calcext:value-type="string">
            <text:p>0.1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000 ± 0.0927</text:p>
          </table:table-cell>
          <table:table-cell table:formula="of:=LEFT([.F227]; 6)" office:value-type="string" office:string-value="0.4000" calcext:value-type="string">
            <text:p>0.4000</text:p>
          </table:table-cell>
          <table:table-cell table:formula="of:=RIGHT([.F227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228]; 6)">
            <text:p/>
          </table:table-cell>
          <table:table-cell table:formula="of:=RIGHT([.F2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545 ± 0.1521</text:p>
          </table:table-cell>
          <table:table-cell table:formula="of:=LEFT([.F229]; 6)" office:value-type="string" office:string-value="0.4545" calcext:value-type="string">
            <text:p>0.4545</text:p>
          </table:table-cell>
          <table:table-cell table:formula="of:=RIGHT([.F229]; 6)" office:value-type="string" office:string-value="0.1521" calcext:value-type="string">
            <text:p>0.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82 ± 0.1865</text:p>
          </table:table-cell>
          <table:table-cell table:formula="of:=LEFT([.F230]; 6)" office:value-type="string" office:string-value="0.5182" calcext:value-type="string">
            <text:p>0.5182</text:p>
          </table:table-cell>
          <table:table-cell table:formula="of:=RIGHT([.F230]; 6)" office:value-type="string" office:string-value="0.1865" calcext:value-type="string">
            <text:p>0.18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091 ± 0.1455</text:p>
          </table:table-cell>
          <table:table-cell table:formula="of:=LEFT([.F231]; 6)" office:value-type="string" office:string-value="0.7091" calcext:value-type="string">
            <text:p>0.7091</text:p>
          </table:table-cell>
          <table:table-cell table:formula="of:=RIGHT([.F231]; 6)" office:value-type="string" office:string-value="0.1455" calcext:value-type="string">
            <text:p>0.1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591 ± 0.1490</text:p>
          </table:table-cell>
          <table:table-cell table:formula="of:=LEFT([.F232]; 6)" office:value-type="string" office:string-value="0.6591" calcext:value-type="string">
            <text:p>0.6591</text:p>
          </table:table-cell>
          <table:table-cell table:formula="of:=RIGHT([.F232]; 6)" office:value-type="string" office:string-value="0.1490" calcext:value-type="string">
            <text:p>0.14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273 ± 0.1376</text:p>
          </table:table-cell>
          <table:table-cell table:formula="of:=LEFT([.F233]; 6)" office:value-type="string" office:string-value="0.6273" calcext:value-type="string">
            <text:p>0.6273</text:p>
          </table:table-cell>
          <table:table-cell table:formula="of:=RIGHT([.F233]; 6)" office:value-type="string" office:string-value="0.1376" calcext:value-type="string">
            <text:p>0.1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364 ± 0.1572</text:p>
          </table:table-cell>
          <table:table-cell table:formula="of:=LEFT([.F234]; 6)" office:value-type="string" office:string-value="0.7364" calcext:value-type="string">
            <text:p>0.7364</text:p>
          </table:table-cell>
          <table:table-cell table:formula="of:=RIGHT([.F234]; 6)" office:value-type="string" office:string-value="0.1572" calcext:value-type="string">
            <text:p>0.1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727 ± 0.1532</text:p>
          </table:table-cell>
          <table:table-cell table:formula="of:=LEFT([.F235]; 6)" office:value-type="string" office:string-value="0.6727" calcext:value-type="string">
            <text:p>0.6727</text:p>
          </table:table-cell>
          <table:table-cell table:formula="of:=RIGHT([.F235]; 6)" office:value-type="string" office:string-value="0.1532" calcext:value-type="string">
            <text:p>0.15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136 ± 0.1375</text:p>
          </table:table-cell>
          <table:table-cell table:formula="of:=LEFT([.F236]; 6)" office:value-type="string" office:string-value="0.6136" calcext:value-type="string">
            <text:p>0.6136</text:p>
          </table:table-cell>
          <table:table-cell table:formula="of:=RIGHT([.F236]; 6)" office:value-type="string" office:string-value="0.1375" calcext:value-type="string">
            <text:p>0.13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7455 ± 0.1397</text:p>
          </table:table-cell>
          <table:table-cell table:formula="of:=LEFT([.F237]; 6)" office:value-type="string" office:string-value="0.7455" calcext:value-type="string">
            <text:p>0.7455</text:p>
          </table:table-cell>
          <table:table-cell table:formula="of:=RIGHT([.F237]; 6)" office:value-type="string" office:string-value="0.1397" calcext:value-type="string">
            <text:p>0.13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818 ± 0.1266</text:p>
          </table:table-cell>
          <table:table-cell table:formula="of:=LEFT([.F238]; 6)" office:value-type="string" office:string-value="0.5818" calcext:value-type="string">
            <text:p>0.5818</text:p>
          </table:table-cell>
          <table:table-cell table:formula="of:=RIGHT([.F238]; 6)" office:value-type="string" office:string-value="0.1266" calcext:value-type="string">
            <text:p>0.1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455 ± 0.1286</text:p>
          </table:table-cell>
          <table:table-cell table:formula="of:=LEFT([.F239]; 6)" office:value-type="string" office:string-value="0.5455" calcext:value-type="string">
            <text:p>0.5455</text:p>
          </table:table-cell>
          <table:table-cell table:formula="of:=RIGHT([.F239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240]; 6)">
            <text:p/>
          </table:table-cell>
          <table:table-cell table:formula="of:=RIGHT([.F2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3091 ± 0.2041</text:p>
          </table:table-cell>
          <table:table-cell table:formula="of:=LEFT([.F241]; 6)" office:value-type="string" office:string-value="0.3091" calcext:value-type="string">
            <text:p>0.3091</text:p>
          </table:table-cell>
          <table:table-cell table:formula="of:=RIGHT([.F241]; 6)" office:value-type="string" office:string-value="0.2041" calcext:value-type="string">
            <text:p>0.2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364 ± 0.1572</text:p>
          </table:table-cell>
          <table:table-cell table:formula="of:=LEFT([.F242]; 6)" office:value-type="string" office:string-value="0.5364" calcext:value-type="string">
            <text:p>0.5364</text:p>
          </table:table-cell>
          <table:table-cell table:formula="of:=RIGHT([.F242]; 6)" office:value-type="string" office:string-value="0.1572" calcext:value-type="string">
            <text:p>0.1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318 ± 0.1534</text:p>
          </table:table-cell>
          <table:table-cell table:formula="of:=LEFT([.F243]; 6)" office:value-type="string" office:string-value="0.7318" calcext:value-type="string">
            <text:p>0.7318</text:p>
          </table:table-cell>
          <table:table-cell table:formula="of:=RIGHT([.F243]; 6)" office:value-type="string" office:string-value="0.1534" calcext:value-type="string">
            <text:p>0.1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364 ± 0.1150</text:p>
          </table:table-cell>
          <table:table-cell table:formula="of:=LEFT([.F244]; 6)" office:value-type="string" office:string-value="0.6364" calcext:value-type="string">
            <text:p>0.6364</text:p>
          </table:table-cell>
          <table:table-cell table:formula="of:=RIGHT([.F244]; 6)" office:value-type="string" office:string-value="0.1150" calcext:value-type="string">
            <text:p>0.1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318 ± 0.1422</text:p>
          </table:table-cell>
          <table:table-cell table:formula="of:=LEFT([.F245]; 6)" office:value-type="string" office:string-value="0.6318" calcext:value-type="string">
            <text:p>0.6318</text:p>
          </table:table-cell>
          <table:table-cell table:formula="of:=RIGHT([.F245]; 6)" office:value-type="string" office:string-value="0.1422" calcext:value-type="string">
            <text:p>0.1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545 ± 0.1679</text:p>
          </table:table-cell>
          <table:table-cell table:formula="of:=LEFT([.F246]; 6)" office:value-type="string" office:string-value="0.7545" calcext:value-type="string">
            <text:p>0.7545</text:p>
          </table:table-cell>
          <table:table-cell table:formula="of:=RIGHT([.F246]; 6)" office:value-type="string" office:string-value="0.1679" calcext:value-type="string">
            <text:p>0.16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864 ± 0.1332</text:p>
          </table:table-cell>
          <table:table-cell table:formula="of:=LEFT([.F247]; 6)" office:value-type="string" office:string-value="0.6864" calcext:value-type="string">
            <text:p>0.6864</text:p>
          </table:table-cell>
          <table:table-cell table:formula="of:=RIGHT([.F247]; 6)" office:value-type="string" office:string-value="0.1332" calcext:value-type="string">
            <text:p>0.1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591 ± 0.1387</text:p>
          </table:table-cell>
          <table:table-cell table:formula="of:=LEFT([.F248]; 6)" office:value-type="string" office:string-value="0.5591" calcext:value-type="string">
            <text:p>0.5591</text:p>
          </table:table-cell>
          <table:table-cell table:formula="of:=RIGHT([.F248]; 6)" office:value-type="string" office:string-value="0.1387" calcext:value-type="string">
            <text:p>0.1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7773 ± 0.1451</text:p>
          </table:table-cell>
          <table:table-cell table:formula="of:=LEFT([.F249]; 6)" office:value-type="string" office:string-value="0.7773" calcext:value-type="string">
            <text:p>0.7773</text:p>
          </table:table-cell>
          <table:table-cell table:formula="of:=RIGHT([.F249]; 6)" office:value-type="string" office:string-value="0.1451" calcext:value-type="string">
            <text:p>0.1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227 ± 0.1160</text:p>
          </table:table-cell>
          <table:table-cell table:formula="of:=LEFT([.F250]; 6)" office:value-type="string" office:string-value="0.6227" calcext:value-type="string">
            <text:p>0.6227</text:p>
          </table:table-cell>
          <table:table-cell table:formula="of:=RIGHT([.F250]; 6)" office:value-type="string" office:string-value="0.1160" calcext:value-type="string">
            <text:p>0.11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909 ± 0.1091</text:p>
          </table:table-cell>
          <table:table-cell table:formula="of:=LEFT([.F251]; 6)" office:value-type="string" office:string-value="0.4909" calcext:value-type="string">
            <text:p>0.4909</text:p>
          </table:table-cell>
          <table:table-cell table:formula="of:=RIGHT([.F251]; 6)" office:value-type="string" office:string-value="0.1091" calcext:value-type="string">
            <text:p>0.10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252]; 6)">
            <text:p/>
          </table:table-cell>
          <table:table-cell table:formula="of:=RIGHT([.F2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727 ± 0.0891</text:p>
          </table:table-cell>
          <table:table-cell table:formula="of:=LEFT([.F253]; 6)" office:value-type="string" office:string-value="0.4727" calcext:value-type="string">
            <text:p>0.4727</text:p>
          </table:table-cell>
          <table:table-cell table:formula="of:=RIGHT([.F253]; 6)" office:value-type="string" office:string-value="0.0891" calcext:value-type="string">
            <text:p>0.0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273 ± 0.1510</text:p>
          </table:table-cell>
          <table:table-cell table:formula="of:=LEFT([.F254]; 6)" office:value-type="string" office:string-value="0.5273" calcext:value-type="string">
            <text:p>0.5273</text:p>
          </table:table-cell>
          <table:table-cell table:formula="of:=RIGHT([.F254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636 ± 0.1330</text:p>
          </table:table-cell>
          <table:table-cell table:formula="of:=LEFT([.F255]; 6)" office:value-type="string" office:string-value="0.7636" calcext:value-type="string">
            <text:p>0.7636</text:p>
          </table:table-cell>
          <table:table-cell table:formula="of:=RIGHT([.F255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318 ± 0.1688</text:p>
          </table:table-cell>
          <table:table-cell table:formula="of:=LEFT([.F256]; 6)" office:value-type="string" office:string-value="0.6318" calcext:value-type="string">
            <text:p>0.6318</text:p>
          </table:table-cell>
          <table:table-cell table:formula="of:=RIGHT([.F256]; 6)" office:value-type="string" office:string-value="0.1688" calcext:value-type="string">
            <text:p>0.1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227 ± 0.1357</text:p>
          </table:table-cell>
          <table:table-cell table:formula="of:=LEFT([.F257]; 6)" office:value-type="string" office:string-value="0.6227" calcext:value-type="string">
            <text:p>0.6227</text:p>
          </table:table-cell>
          <table:table-cell table:formula="of:=RIGHT([.F257]; 6)" office:value-type="string" office:string-value="0.1357" calcext:value-type="string">
            <text:p>0.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500 ± 0.1673</text:p>
          </table:table-cell>
          <table:table-cell table:formula="of:=LEFT([.F258]; 6)" office:value-type="string" office:string-value="0.7500" calcext:value-type="string">
            <text:p>0.7500</text:p>
          </table:table-cell>
          <table:table-cell table:formula="of:=RIGHT([.F258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045 ± 0.1608</text:p>
          </table:table-cell>
          <table:table-cell table:formula="of:=LEFT([.F259]; 6)" office:value-type="string" office:string-value="0.6045" calcext:value-type="string">
            <text:p>0.6045</text:p>
          </table:table-cell>
          <table:table-cell table:formula="of:=RIGHT([.F259]; 6)" office:value-type="string" office:string-value="0.1608" calcext:value-type="string">
            <text:p>0.1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000 ± 0.1535</text:p>
          </table:table-cell>
          <table:table-cell table:formula="of:=LEFT([.F260]; 6)" office:value-type="string" office:string-value="0.5000" calcext:value-type="string">
            <text:p>0.5000</text:p>
          </table:table-cell>
          <table:table-cell table:formula="of:=RIGHT([.F260]; 6)" office:value-type="string" office:string-value="0.1535" calcext:value-type="string">
            <text:p>0.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7273 ± 0.1286</text:p>
          </table:table-cell>
          <table:table-cell table:formula="of:=LEFT([.F261]; 6)" office:value-type="string" office:string-value="0.7273" calcext:value-type="string">
            <text:p>0.7273</text:p>
          </table:table-cell>
          <table:table-cell table:formula="of:=RIGHT([.F261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000 ± 0.1449</text:p>
          </table:table-cell>
          <table:table-cell table:formula="of:=LEFT([.F262]; 6)" office:value-type="string" office:string-value="0.6000" calcext:value-type="string">
            <text:p>0.6000</text:p>
          </table:table-cell>
          <table:table-cell table:formula="of:=RIGHT([.F262]; 6)" office:value-type="string" office:string-value="0.1449" calcext:value-type="string">
            <text:p>0.14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636 ± 0.0891</text:p>
          </table:table-cell>
          <table:table-cell table:formula="of:=LEFT([.F263]; 6)" office:value-type="string" office:string-value="0.5636" calcext:value-type="string">
            <text:p>0.5636</text:p>
          </table:table-cell>
          <table:table-cell table:formula="of:=RIGHT([.F263]; 6)" office:value-type="string" office:string-value="0.0891" calcext:value-type="string">
            <text:p>0.08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264]; 6)">
            <text:p/>
          </table:table-cell>
          <table:table-cell table:formula="of:=RIGHT([.F2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364 ± 0.1564</text:p>
          </table:table-cell>
          <table:table-cell table:formula="of:=LEFT([.F265]; 6)" office:value-type="string" office:string-value="0.4364" calcext:value-type="string">
            <text:p>0.4364</text:p>
          </table:table-cell>
          <table:table-cell table:formula="of:=RIGHT([.F265]; 6)" office:value-type="string" office:string-value="0.1564" calcext:value-type="string">
            <text:p>0.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273 ± 0.1510</text:p>
          </table:table-cell>
          <table:table-cell table:formula="of:=LEFT([.F266]; 6)" office:value-type="string" office:string-value="0.5273" calcext:value-type="string">
            <text:p>0.5273</text:p>
          </table:table-cell>
          <table:table-cell table:formula="of:=RIGHT([.F266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636 ± 0.1330</text:p>
          </table:table-cell>
          <table:table-cell table:formula="of:=LEFT([.F267]; 6)" office:value-type="string" office:string-value="0.7636" calcext:value-type="string">
            <text:p>0.7636</text:p>
          </table:table-cell>
          <table:table-cell table:formula="of:=RIGHT([.F267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682 ± 0.1294</text:p>
          </table:table-cell>
          <table:table-cell table:formula="of:=LEFT([.F268]; 6)" office:value-type="string" office:string-value="0.6682" calcext:value-type="string">
            <text:p>0.6682</text:p>
          </table:table-cell>
          <table:table-cell table:formula="of:=RIGHT([.F268]; 6)" office:value-type="string" office:string-value="0.1294" calcext:value-type="string">
            <text:p>0.12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227 ± 0.1357</text:p>
          </table:table-cell>
          <table:table-cell table:formula="of:=LEFT([.F269]; 6)" office:value-type="string" office:string-value="0.6227" calcext:value-type="string">
            <text:p>0.6227</text:p>
          </table:table-cell>
          <table:table-cell table:formula="of:=RIGHT([.F269]; 6)" office:value-type="string" office:string-value="0.1357" calcext:value-type="string">
            <text:p>0.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500 ± 0.1673</text:p>
          </table:table-cell>
          <table:table-cell table:formula="of:=LEFT([.F270]; 6)" office:value-type="string" office:string-value="0.7500" calcext:value-type="string">
            <text:p>0.7500</text:p>
          </table:table-cell>
          <table:table-cell table:formula="of:=RIGHT([.F270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636 ± 0.1321</text:p>
          </table:table-cell>
          <table:table-cell table:formula="of:=LEFT([.F271]; 6)" office:value-type="string" office:string-value="0.6636" calcext:value-type="string">
            <text:p>0.6636</text:p>
          </table:table-cell>
          <table:table-cell table:formula="of:=RIGHT([.F271]; 6)" office:value-type="string" office:string-value="0.1321" calcext:value-type="string">
            <text:p>0.1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000 ± 0.1535</text:p>
          </table:table-cell>
          <table:table-cell table:formula="of:=LEFT([.F272]; 6)" office:value-type="string" office:string-value="0.5000" calcext:value-type="string">
            <text:p>0.5000</text:p>
          </table:table-cell>
          <table:table-cell table:formula="of:=RIGHT([.F272]; 6)" office:value-type="string" office:string-value="0.1535" calcext:value-type="string">
            <text:p>0.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7273 ± 0.1286</text:p>
          </table:table-cell>
          <table:table-cell table:formula="of:=LEFT([.F273]; 6)" office:value-type="string" office:string-value="0.7273" calcext:value-type="string">
            <text:p>0.7273</text:p>
          </table:table-cell>
          <table:table-cell table:formula="of:=RIGHT([.F273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364 ± 0.1150</text:p>
          </table:table-cell>
          <table:table-cell table:formula="of:=LEFT([.F274]; 6)" office:value-type="string" office:string-value="0.6364" calcext:value-type="string">
            <text:p>0.6364</text:p>
          </table:table-cell>
          <table:table-cell table:formula="of:=RIGHT([.F274]; 6)" office:value-type="string" office:string-value="0.1150" calcext:value-type="string">
            <text:p>0.1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455 ± 0.1286</text:p>
          </table:table-cell>
          <table:table-cell table:formula="of:=LEFT([.F275]; 6)" office:value-type="string" office:string-value="0.5455" calcext:value-type="string">
            <text:p>0.5455</text:p>
          </table:table-cell>
          <table:table-cell table:formula="of:=RIGHT([.F275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276]; 6)">
            <text:p/>
          </table:table-cell>
          <table:table-cell table:formula="of:=RIGHT([.F2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000 ± 0.0927</text:p>
          </table:table-cell>
          <table:table-cell table:formula="of:=LEFT([.F277]; 6)" office:value-type="string" office:string-value="0.4000" calcext:value-type="string">
            <text:p>0.4000</text:p>
          </table:table-cell>
          <table:table-cell table:formula="of:=RIGHT([.F277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273 ± 0.1510</text:p>
          </table:table-cell>
          <table:table-cell table:formula="of:=LEFT([.F278]; 6)" office:value-type="string" office:string-value="0.5273" calcext:value-type="string">
            <text:p>0.5273</text:p>
          </table:table-cell>
          <table:table-cell table:formula="of:=RIGHT([.F278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636 ± 0.1330</text:p>
          </table:table-cell>
          <table:table-cell table:formula="of:=LEFT([.F279]; 6)" office:value-type="string" office:string-value="0.7636" calcext:value-type="string">
            <text:p>0.7636</text:p>
          </table:table-cell>
          <table:table-cell table:formula="of:=RIGHT([.F279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227 ± 0.0965</text:p>
          </table:table-cell>
          <table:table-cell table:formula="of:=LEFT([.F280]; 6)" office:value-type="string" office:string-value="0.6227" calcext:value-type="string">
            <text:p>0.6227</text:p>
          </table:table-cell>
          <table:table-cell table:formula="of:=RIGHT([.F280]; 6)" office:value-type="string" office:string-value="0.0965" calcext:value-type="string">
            <text:p>0.09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227 ± 0.1357</text:p>
          </table:table-cell>
          <table:table-cell table:formula="of:=LEFT([.F281]; 6)" office:value-type="string" office:string-value="0.6227" calcext:value-type="string">
            <text:p>0.6227</text:p>
          </table:table-cell>
          <table:table-cell table:formula="of:=RIGHT([.F281]; 6)" office:value-type="string" office:string-value="0.1357" calcext:value-type="string">
            <text:p>0.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500 ± 0.1673</text:p>
          </table:table-cell>
          <table:table-cell table:formula="of:=LEFT([.F282]; 6)" office:value-type="string" office:string-value="0.7500" calcext:value-type="string">
            <text:p>0.7500</text:p>
          </table:table-cell>
          <table:table-cell table:formula="of:=RIGHT([.F282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227 ± 0.1086</text:p>
          </table:table-cell>
          <table:table-cell table:formula="of:=LEFT([.F283]; 6)" office:value-type="string" office:string-value="0.6227" calcext:value-type="string">
            <text:p>0.6227</text:p>
          </table:table-cell>
          <table:table-cell table:formula="of:=RIGHT([.F283]; 6)" office:value-type="string" office:string-value="0.1086" calcext:value-type="string">
            <text:p>0.1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000 ± 0.1535</text:p>
          </table:table-cell>
          <table:table-cell table:formula="of:=LEFT([.F284]; 6)" office:value-type="string" office:string-value="0.5000" calcext:value-type="string">
            <text:p>0.5000</text:p>
          </table:table-cell>
          <table:table-cell table:formula="of:=RIGHT([.F284]; 6)" office:value-type="string" office:string-value="0.1535" calcext:value-type="string">
            <text:p>0.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7273 ± 0.1286</text:p>
          </table:table-cell>
          <table:table-cell table:formula="of:=LEFT([.F285]; 6)" office:value-type="string" office:string-value="0.7273" calcext:value-type="string">
            <text:p>0.7273</text:p>
          </table:table-cell>
          <table:table-cell table:formula="of:=RIGHT([.F285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00 ± 0.0971</text:p>
          </table:table-cell>
          <table:table-cell table:formula="of:=LEFT([.F286]; 6)" office:value-type="string" office:string-value="0.6000" calcext:value-type="string">
            <text:p>0.6000</text:p>
          </table:table-cell>
          <table:table-cell table:formula="of:=RIGHT([.F286]; 6)" office:value-type="string" office:string-value="0.0971" calcext:value-type="string">
            <text:p>0.09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455 ± 0.0575</text:p>
          </table:table-cell>
          <table:table-cell table:formula="of:=LEFT([.F287]; 6)" office:value-type="string" office:string-value="0.5455" calcext:value-type="string">
            <text:p>0.5455</text:p>
          </table:table-cell>
          <table:table-cell table:formula="of:=RIGHT([.F287]; 6)" office:value-type="string" office:string-value="0.0575" calcext:value-type="string">
            <text:p>0.05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288]; 6)">
            <text:p/>
          </table:table-cell>
          <table:table-cell table:formula="of:=RIGHT([.F2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4364 ± 0.0680</text:p>
          </table:table-cell>
          <table:table-cell table:formula="of:=LEFT([.F289]; 6)" office:value-type="string" office:string-value="0.4364" calcext:value-type="string">
            <text:p>0.4364</text:p>
          </table:table-cell>
          <table:table-cell table:formula="of:=RIGHT([.F289]; 6)" office:value-type="string" office:string-value="0.0680" calcext:value-type="string">
            <text:p>0.0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273 ± 0.1510</text:p>
          </table:table-cell>
          <table:table-cell table:formula="of:=LEFT([.F290]; 6)" office:value-type="string" office:string-value="0.5273" calcext:value-type="string">
            <text:p>0.5273</text:p>
          </table:table-cell>
          <table:table-cell table:formula="of:=RIGHT([.F290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636 ± 0.1330</text:p>
          </table:table-cell>
          <table:table-cell table:formula="of:=LEFT([.F291]; 6)" office:value-type="string" office:string-value="0.7636" calcext:value-type="string">
            <text:p>0.7636</text:p>
          </table:table-cell>
          <table:table-cell table:formula="of:=RIGHT([.F291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273 ± 0.1182</text:p>
          </table:table-cell>
          <table:table-cell table:formula="of:=LEFT([.F292]; 6)" office:value-type="string" office:string-value="0.6273" calcext:value-type="string">
            <text:p>0.6273</text:p>
          </table:table-cell>
          <table:table-cell table:formula="of:=RIGHT([.F292]; 6)" office:value-type="string" office:string-value="0.1182" calcext:value-type="string">
            <text:p>0.1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227 ± 0.1357</text:p>
          </table:table-cell>
          <table:table-cell table:formula="of:=LEFT([.F293]; 6)" office:value-type="string" office:string-value="0.6227" calcext:value-type="string">
            <text:p>0.6227</text:p>
          </table:table-cell>
          <table:table-cell table:formula="of:=RIGHT([.F293]; 6)" office:value-type="string" office:string-value="0.1357" calcext:value-type="string">
            <text:p>0.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500 ± 0.1673</text:p>
          </table:table-cell>
          <table:table-cell table:formula="of:=LEFT([.F294]; 6)" office:value-type="string" office:string-value="0.7500" calcext:value-type="string">
            <text:p>0.7500</text:p>
          </table:table-cell>
          <table:table-cell table:formula="of:=RIGHT([.F294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636 ± 0.1117</text:p>
          </table:table-cell>
          <table:table-cell table:formula="of:=LEFT([.F295]; 6)" office:value-type="string" office:string-value="0.6636" calcext:value-type="string">
            <text:p>0.6636</text:p>
          </table:table-cell>
          <table:table-cell table:formula="of:=RIGHT([.F295]; 6)" office:value-type="string" office:string-value="0.1117" calcext:value-type="string">
            <text:p>0.1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000 ± 0.1535</text:p>
          </table:table-cell>
          <table:table-cell table:formula="of:=LEFT([.F296]; 6)" office:value-type="string" office:string-value="0.5000" calcext:value-type="string">
            <text:p>0.5000</text:p>
          </table:table-cell>
          <table:table-cell table:formula="of:=RIGHT([.F296]; 6)" office:value-type="string" office:string-value="0.1535" calcext:value-type="string">
            <text:p>0.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7273 ± 0.1286</text:p>
          </table:table-cell>
          <table:table-cell table:formula="of:=LEFT([.F297]; 6)" office:value-type="string" office:string-value="0.7273" calcext:value-type="string">
            <text:p>0.7273</text:p>
          </table:table-cell>
          <table:table-cell table:formula="of:=RIGHT([.F297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409 ± 0.1363</text:p>
          </table:table-cell>
          <table:table-cell table:formula="of:=LEFT([.F298]; 6)" office:value-type="string" office:string-value="0.6409" calcext:value-type="string">
            <text:p>0.6409</text:p>
          </table:table-cell>
          <table:table-cell table:formula="of:=RIGHT([.F298]; 6)" office:value-type="string" office:string-value="0.1363" calcext:value-type="string">
            <text:p>0.1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273 ± 0.1564</text:p>
          </table:table-cell>
          <table:table-cell table:formula="of:=LEFT([.F299]; 6)" office:value-type="string" office:string-value="0.5273" calcext:value-type="string">
            <text:p>0.5273</text:p>
          </table:table-cell>
          <table:table-cell table:formula="of:=RIGHT([.F299]; 6)" office:value-type="string" office:string-value="0.1564" calcext:value-type="string">
            <text:p>0.15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300]; 6)">
            <text:p/>
          </table:table-cell>
          <table:table-cell table:formula="of:=RIGHT([.F3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3818 ± 0.2105</text:p>
          </table:table-cell>
          <table:table-cell table:formula="of:=LEFT([.F301]; 6)" office:value-type="string" office:string-value="0.3818" calcext:value-type="string">
            <text:p>0.3818</text:p>
          </table:table-cell>
          <table:table-cell table:formula="of:=RIGHT([.F301]; 6)" office:value-type="string" office:string-value="0.2105" calcext:value-type="string">
            <text:p>0.2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273 ± 0.1510</text:p>
          </table:table-cell>
          <table:table-cell table:formula="of:=LEFT([.F302]; 6)" office:value-type="string" office:string-value="0.5273" calcext:value-type="string">
            <text:p>0.5273</text:p>
          </table:table-cell>
          <table:table-cell table:formula="of:=RIGHT([.F302]; 6)" office:value-type="string" office:string-value="0.1510" calcext:value-type="string">
            <text:p>0.1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636 ± 0.1330</text:p>
          </table:table-cell>
          <table:table-cell table:formula="of:=LEFT([.F303]; 6)" office:value-type="string" office:string-value="0.7636" calcext:value-type="string">
            <text:p>0.7636</text:p>
          </table:table-cell>
          <table:table-cell table:formula="of:=RIGHT([.F303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227 ± 0.2059</text:p>
          </table:table-cell>
          <table:table-cell table:formula="of:=LEFT([.F304]; 6)" office:value-type="string" office:string-value="0.6227" calcext:value-type="string">
            <text:p>0.6227</text:p>
          </table:table-cell>
          <table:table-cell table:formula="of:=RIGHT([.F304]; 6)" office:value-type="string" office:string-value="0.2059" calcext:value-type="string">
            <text:p>0.2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227 ± 0.1357</text:p>
          </table:table-cell>
          <table:table-cell table:formula="of:=LEFT([.F305]; 6)" office:value-type="string" office:string-value="0.6227" calcext:value-type="string">
            <text:p>0.6227</text:p>
          </table:table-cell>
          <table:table-cell table:formula="of:=RIGHT([.F305]; 6)" office:value-type="string" office:string-value="0.1357" calcext:value-type="string">
            <text:p>0.13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500 ± 0.1673</text:p>
          </table:table-cell>
          <table:table-cell table:formula="of:=LEFT([.F306]; 6)" office:value-type="string" office:string-value="0.7500" calcext:value-type="string">
            <text:p>0.7500</text:p>
          </table:table-cell>
          <table:table-cell table:formula="of:=RIGHT([.F306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318 ± 0.1939</text:p>
          </table:table-cell>
          <table:table-cell table:formula="of:=LEFT([.F307]; 6)" office:value-type="string" office:string-value="0.6318" calcext:value-type="string">
            <text:p>0.6318</text:p>
          </table:table-cell>
          <table:table-cell table:formula="of:=RIGHT([.F307]; 6)" office:value-type="string" office:string-value="0.1939" calcext:value-type="string">
            <text:p>0.19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000 ± 0.1535</text:p>
          </table:table-cell>
          <table:table-cell table:formula="of:=LEFT([.F308]; 6)" office:value-type="string" office:string-value="0.5000" calcext:value-type="string">
            <text:p>0.5000</text:p>
          </table:table-cell>
          <table:table-cell table:formula="of:=RIGHT([.F308]; 6)" office:value-type="string" office:string-value="0.1535" calcext:value-type="string">
            <text:p>0.15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7273 ± 0.1286</text:p>
          </table:table-cell>
          <table:table-cell table:formula="of:=LEFT([.F309]; 6)" office:value-type="string" office:string-value="0.7273" calcext:value-type="string">
            <text:p>0.7273</text:p>
          </table:table-cell>
          <table:table-cell table:formula="of:=RIGHT([.F309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6273 ± 0.1698</text:p>
          </table:table-cell>
          <table:table-cell table:formula="of:=LEFT([.F310]; 6)" office:value-type="string" office:string-value="0.6273" calcext:value-type="string">
            <text:p>0.6273</text:p>
          </table:table-cell>
          <table:table-cell table:formula="of:=RIGHT([.F310]; 6)" office:value-type="string" office:string-value="0.1698" calcext:value-type="string">
            <text:p>0.16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5091 ± 0.0927</text:p>
          </table:table-cell>
          <table:table-cell table:formula="of:=LEFT([.F311]; 6)" office:value-type="string" office:string-value="0.5091" calcext:value-type="string">
            <text:p>0.5091</text:p>
          </table:table-cell>
          <table:table-cell table:formula="of:=RIGHT([.F311]; 6)" office:value-type="string" office:string-value="0.0927" calcext:value-type="string">
            <text:p>0.09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6"/>
          <table:table-cell table:formula="of:=LEFT([.F312]; 6)">
            <text:p/>
          </table:table-cell>
          <table:table-cell table:formula="of:=RIGHT([.F3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3000" calcext:value-type="float">
            <text:p>3000</text:p>
          </table:table-cell>
          <table:table-cell table:style-name="ce5" office:value-type="string" calcext:value-type="string">
            <text:p>0.3818 ± 0.1206</text:p>
          </table:table-cell>
          <table:table-cell table:formula="of:=LEFT([.F313]; 6)" office:value-type="string" office:string-value="0.3818" calcext:value-type="string">
            <text:p>0.3818</text:p>
          </table:table-cell>
          <table:table-cell table:formula="of:=RIGHT([.F313]; 6)" office:value-type="string" office:string-value="0.1206" calcext:value-type="string">
            <text:p>0.12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773 ± 0.1608</text:p>
          </table:table-cell>
          <table:table-cell table:formula="of:=LEFT([.F314]; 6)" office:value-type="string" office:string-value="0.5773" calcext:value-type="string">
            <text:p>0.5773</text:p>
          </table:table-cell>
          <table:table-cell table:formula="of:=RIGHT([.F314]; 6)" office:value-type="string" office:string-value="0.1608" calcext:value-type="string">
            <text:p>0.16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773 ± 0.1663</text:p>
          </table:table-cell>
          <table:table-cell table:formula="of:=LEFT([.F315]; 6)" office:value-type="string" office:string-value="0.6773" calcext:value-type="string">
            <text:p>0.6773</text:p>
          </table:table-cell>
          <table:table-cell table:formula="of:=RIGHT([.F315]; 6)" office:value-type="string" office:string-value="0.1663" calcext:value-type="string">
            <text:p>0.1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455 ± 0.1286</text:p>
          </table:table-cell>
          <table:table-cell table:formula="of:=LEFT([.F316]; 6)" office:value-type="string" office:string-value="0.5455" calcext:value-type="string">
            <text:p>0.5455</text:p>
          </table:table-cell>
          <table:table-cell table:formula="of:=RIGHT([.F316]; 6)" office:value-type="string" office:string-value="0.1286" calcext:value-type="string">
            <text:p>0.1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500 ± 0.1633</text:p>
          </table:table-cell>
          <table:table-cell table:formula="of:=LEFT([.F317]; 6)" office:value-type="string" office:string-value="0.6500" calcext:value-type="string">
            <text:p>0.6500</text:p>
          </table:table-cell>
          <table:table-cell table:formula="of:=RIGHT([.F317]; 6)" office:value-type="string" office:string-value="0.1633" calcext:value-type="string">
            <text:p>0.1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591 ± 0.1673</text:p>
          </table:table-cell>
          <table:table-cell table:formula="of:=LEFT([.F318]; 6)" office:value-type="string" office:string-value="0.6591" calcext:value-type="string">
            <text:p>0.6591</text:p>
          </table:table-cell>
          <table:table-cell table:formula="of:=RIGHT([.F318]; 6)" office:value-type="string" office:string-value="0.1673" calcext:value-type="string">
            <text:p>0.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6136 ± 0.1313</text:p>
          </table:table-cell>
          <table:table-cell table:formula="of:=LEFT([.F319]; 6)" office:value-type="string" office:string-value="0.6136" calcext:value-type="string">
            <text:p>0.6136</text:p>
          </table:table-cell>
          <table:table-cell table:formula="of:=RIGHT([.F319]; 6)" office:value-type="string" office:string-value="0.1313" calcext:value-type="string">
            <text:p>0.13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318 ± 0.1007</text:p>
          </table:table-cell>
          <table:table-cell table:formula="of:=LEFT([.F320]; 6)" office:value-type="string" office:string-value="0.5318" calcext:value-type="string">
            <text:p>0.5318</text:p>
          </table:table-cell>
          <table:table-cell table:formula="of:=RIGHT([.F320]; 6)" office:value-type="string" office:string-value="0.1007" calcext:value-type="string">
            <text:p>0.10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955 ± 0.1874</text:p>
          </table:table-cell>
          <table:table-cell table:formula="of:=LEFT([.F321]; 6)" office:value-type="string" office:string-value="0.5955" calcext:value-type="string">
            <text:p>0.5955</text:p>
          </table:table-cell>
          <table:table-cell table:formula="of:=RIGHT([.F321]; 6)" office:value-type="string" office:string-value="0.1874" calcext:value-type="string">
            <text:p>0.18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4591 ± 0.1587</text:p>
          </table:table-cell>
          <table:table-cell table:formula="of:=LEFT([.F322]; 6)" office:value-type="string" office:string-value="0.4591" calcext:value-type="string">
            <text:p>0.4591</text:p>
          </table:table-cell>
          <table:table-cell table:formula="of:=RIGHT([.F322]; 6)" office:value-type="string" office:string-value="0.1587" calcext:value-type="string">
            <text:p>0.1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5273 ± 0.0680</text:p>
          </table:table-cell>
          <table:table-cell table:formula="of:=LEFT([.F323]; 6)" office:value-type="string" office:string-value="0.5273" calcext:value-type="string">
            <text:p>0.5273</text:p>
          </table:table-cell>
          <table:table-cell table:formula="of:=RIGHT([.F323]; 6)" office:value-type="string" office:string-value="0.0680" calcext:value-type="string">
            <text:p>0.0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6"/>
          <table:table-cell table:formula="of:=LEFT([.F324]; 6)">
            <text:p/>
          </table:table-cell>
          <table:table-cell table:formula="of:=RIGHT([.F3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neutouch</text:p>
          </table:table-cell>
          <table:table-cell office:value-type="float" office:value="4000" calcext:value-type="float">
            <text:p>4000</text:p>
          </table:table-cell>
          <table:table-cell table:style-name="ce5" office:value-type="string" calcext:value-type="string">
            <text:p>0.3091 ± 0.0445</text:p>
          </table:table-cell>
          <table:table-cell table:formula="of:=LEFT([.F325]; 6)" office:value-type="string" office:string-value="0.3091" calcext:value-type="string">
            <text:p>0.3091</text:p>
          </table:table-cell>
          <table:table-cell table:formula="of:=RIGHT([.F325]; 6)" office:value-type="string" office:string-value="0.0445" calcext:value-type="string">
            <text:p>0.04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542 ± 0.1406</text:p>
          </table:table-cell>
          <table:table-cell table:formula="of:=LEFT([.F326]; 6)" office:value-type="string" office:string-value="0.4542" calcext:value-type="string">
            <text:p>0.4542</text:p>
          </table:table-cell>
          <table:table-cell table:formula="of:=RIGHT([.F326]; 6)" office:value-type="string" office:string-value="0.1406" calcext:value-type="string">
            <text:p>0.14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625 ± 0.1381</text:p>
          </table:table-cell>
          <table:table-cell table:formula="of:=LEFT([.F327]; 6)" office:value-type="string" office:string-value="0.4625" calcext:value-type="string">
            <text:p>0.4625</text:p>
          </table:table-cell>
          <table:table-cell table:formula="of:=RIGHT([.F327]; 6)" office:value-type="string" office:string-value="0.1381" calcext:value-type="string">
            <text:p>0.13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328]; 6)">
            <text:p/>
          </table:table-cell>
          <table:table-cell table:formula="of:=RIGHT([.F3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292 ± 0.1277</text:p>
          </table:table-cell>
          <table:table-cell table:formula="of:=LEFT([.F329]; 6)" office:value-type="string" office:string-value="0.6292" calcext:value-type="string">
            <text:p>0.6292</text:p>
          </table:table-cell>
          <table:table-cell table:formula="of:=RIGHT([.F329]; 6)" office:value-type="string" office:string-value="0.1277" calcext:value-type="string">
            <text:p>0.1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083 ± 0.0917</text:p>
          </table:table-cell>
          <table:table-cell table:formula="of:=LEFT([.F330]; 6)" office:value-type="string" office:string-value="0.6083" calcext:value-type="string">
            <text:p>0.6083</text:p>
          </table:table-cell>
          <table:table-cell table:formula="of:=RIGHT([.F330]; 6)" office:value-type="string" office:string-value="0.0917" calcext:value-type="string">
            <text:p>0.09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331]; 6)">
            <text:p/>
          </table:table-cell>
          <table:table-cell table:formula="of:=RIGHT([.F33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375 ± 0.1440</text:p>
          </table:table-cell>
          <table:table-cell table:formula="of:=LEFT([.F332]; 6)" office:value-type="string" office:string-value="0.4375" calcext:value-type="string">
            <text:p>0.4375</text:p>
          </table:table-cell>
          <table:table-cell table:formula="of:=RIGHT([.F332]; 6)" office:value-type="string" office:string-value="0.1440" calcext:value-type="string">
            <text:p>0.14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583 ± 0.1431</text:p>
          </table:table-cell>
          <table:table-cell table:formula="of:=LEFT([.F333]; 6)" office:value-type="string" office:string-value="0.4583" calcext:value-type="string">
            <text:p>0.4583</text:p>
          </table:table-cell>
          <table:table-cell table:formula="of:=RIGHT([.F333]; 6)" office:value-type="string" office:string-value="0.1431" calcext:value-type="string">
            <text:p>0.1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334]; 6)">
            <text:p/>
          </table:table-cell>
          <table:table-cell table:formula="of:=RIGHT([.F33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333 ± 0.1716</text:p>
          </table:table-cell>
          <table:table-cell table:formula="of:=LEFT([.F335]; 6)" office:value-type="string" office:string-value="0.6333" calcext:value-type="string">
            <text:p>0.6333</text:p>
          </table:table-cell>
          <table:table-cell table:formula="of:=RIGHT([.F335]; 6)" office:value-type="string" office:string-value="0.1716" calcext:value-type="string">
            <text:p>0.1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336]; 6)">
            <text:p/>
          </table:table-cell>
          <table:table-cell table:formula="of:=RIGHT([.F3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337]; 6)">
            <text:p/>
          </table:table-cell>
          <table:table-cell table:formula="of:=RIGHT([.F33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333 ± 0.1253</text:p>
          </table:table-cell>
          <table:table-cell table:formula="of:=LEFT([.F338]; 6)" office:value-type="string" office:string-value="0.4333" calcext:value-type="string">
            <text:p>0.4333</text:p>
          </table:table-cell>
          <table:table-cell table:formula="of:=RIGHT([.F338]; 6)" office:value-type="string" office:string-value="0.1253" calcext:value-type="string">
            <text:p>0.12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458 ± 0.1244</text:p>
          </table:table-cell>
          <table:table-cell table:formula="of:=LEFT([.F339]; 6)" office:value-type="string" office:string-value="0.4458" calcext:value-type="string">
            <text:p>0.4458</text:p>
          </table:table-cell>
          <table:table-cell table:formula="of:=RIGHT([.F339]; 6)" office:value-type="string" office:string-value="0.1244" calcext:value-type="string">
            <text:p>0.1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340]; 6)">
            <text:p/>
          </table:table-cell>
          <table:table-cell table:formula="of:=RIGHT([.F3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500 ± 0.1225</text:p>
          </table:table-cell>
          <table:table-cell table:formula="of:=LEFT([.F341]; 6)" office:value-type="string" office:string-value="0.6500" calcext:value-type="string">
            <text:p>0.6500</text:p>
          </table:table-cell>
          <table:table-cell table:formula="of:=RIGHT([.F341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917 ± 0.1315</text:p>
          </table:table-cell>
          <table:table-cell table:formula="of:=LEFT([.F342]; 6)" office:value-type="string" office:string-value="0.5917" calcext:value-type="string">
            <text:p>0.5917</text:p>
          </table:table-cell>
          <table:table-cell table:formula="of:=RIGHT([.F342]; 6)" office:value-type="string" office:string-value="0.1315" calcext:value-type="string">
            <text:p>0.13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343]; 6)">
            <text:p/>
          </table:table-cell>
          <table:table-cell table:formula="of:=RIGHT([.F34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292 ± 0.1587</text:p>
          </table:table-cell>
          <table:table-cell table:formula="of:=LEFT([.F344]; 6)" office:value-type="string" office:string-value="0.5292" calcext:value-type="string">
            <text:p>0.5292</text:p>
          </table:table-cell>
          <table:table-cell table:formula="of:=RIGHT([.F344]; 6)" office:value-type="string" office:string-value="0.1587" calcext:value-type="string">
            <text:p>0.15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67 ± 0.1572</text:p>
          </table:table-cell>
          <table:table-cell table:formula="of:=LEFT([.F345]; 6)" office:value-type="string" office:string-value="0.5167" calcext:value-type="string">
            <text:p>0.5167</text:p>
          </table:table-cell>
          <table:table-cell table:formula="of:=RIGHT([.F345]; 6)" office:value-type="string" office:string-value="0.1572" calcext:value-type="string">
            <text:p>0.1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346]; 6)">
            <text:p/>
          </table:table-cell>
          <table:table-cell table:formula="of:=RIGHT([.F34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67 ± 0.1225</text:p>
          </table:table-cell>
          <table:table-cell table:formula="of:=LEFT([.F347]; 6)" office:value-type="string" office:string-value="0.5167" calcext:value-type="string">
            <text:p>0.5167</text:p>
          </table:table-cell>
          <table:table-cell table:formula="of:=RIGHT([.F347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348]; 6)">
            <text:p/>
          </table:table-cell>
          <table:table-cell table:formula="of:=RIGHT([.F3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349]; 6)">
            <text:p/>
          </table:table-cell>
          <table:table-cell table:formula="of:=RIGHT([.F34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083 ± 0.1233</text:p>
          </table:table-cell>
          <table:table-cell table:formula="of:=LEFT([.F350]; 6)" office:value-type="string" office:string-value="0.4083" calcext:value-type="string">
            <text:p>0.4083</text:p>
          </table:table-cell>
          <table:table-cell table:formula="of:=RIGHT([.F350]; 6)" office:value-type="string" office:string-value="0.1233" calcext:value-type="string">
            <text:p>0.1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542 ± 0.1401</text:p>
          </table:table-cell>
          <table:table-cell table:formula="of:=LEFT([.F351]; 6)" office:value-type="string" office:string-value="0.5542" calcext:value-type="string">
            <text:p>0.5542</text:p>
          </table:table-cell>
          <table:table-cell table:formula="of:=RIGHT([.F351]; 6)" office:value-type="string" office:string-value="0.1401" calcext:value-type="string">
            <text:p>0.1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52]; 6)">
            <text:p/>
          </table:table-cell>
          <table:table-cell table:formula="of:=RIGHT([.F3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458 ± 0.1204</text:p>
          </table:table-cell>
          <table:table-cell table:formula="of:=LEFT([.F353]; 6)" office:value-type="string" office:string-value="0.6458" calcext:value-type="string">
            <text:p>0.6458</text:p>
          </table:table-cell>
          <table:table-cell table:formula="of:=RIGHT([.F353]; 6)" office:value-type="string" office:string-value="0.1204" calcext:value-type="string">
            <text:p>0.12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292 ± 0.1070</text:p>
          </table:table-cell>
          <table:table-cell table:formula="of:=LEFT([.F354]; 6)" office:value-type="string" office:string-value="0.6292" calcext:value-type="string">
            <text:p>0.6292</text:p>
          </table:table-cell>
          <table:table-cell table:formula="of:=RIGHT([.F354]; 6)" office:value-type="string" office:string-value="0.1070" calcext:value-type="string">
            <text:p>0.1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55]; 6)">
            <text:p/>
          </table:table-cell>
          <table:table-cell table:formula="of:=RIGHT([.F35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583 ± 0.1210</text:p>
          </table:table-cell>
          <table:table-cell table:formula="of:=LEFT([.F356]; 6)" office:value-type="string" office:string-value="0.5583" calcext:value-type="string">
            <text:p>0.5583</text:p>
          </table:table-cell>
          <table:table-cell table:formula="of:=RIGHT([.F356]; 6)" office:value-type="string" office:string-value="0.1210" calcext:value-type="string">
            <text:p>0.1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6500 ± 0.1658</text:p>
          </table:table-cell>
          <table:table-cell table:formula="of:=LEFT([.F357]; 6)" office:value-type="string" office:string-value="0.6500" calcext:value-type="string">
            <text:p>0.6500</text:p>
          </table:table-cell>
          <table:table-cell table:formula="of:=RIGHT([.F357]; 6)" office:value-type="string" office:string-value="0.1658" calcext:value-type="string">
            <text:p>0.16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58]; 6)">
            <text:p/>
          </table:table-cell>
          <table:table-cell table:formula="of:=RIGHT([.F35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833 ± 0.1434</text:p>
          </table:table-cell>
          <table:table-cell table:formula="of:=LEFT([.F359]; 6)" office:value-type="string" office:string-value="0.4833" calcext:value-type="string">
            <text:p>0.4833</text:p>
          </table:table-cell>
          <table:table-cell table:formula="of:=RIGHT([.F359]; 6)" office:value-type="string" office:string-value="0.1434" calcext:value-type="string">
            <text:p>0.1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60]; 6)">
            <text:p/>
          </table:table-cell>
          <table:table-cell table:formula="of:=RIGHT([.F3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361]; 6)">
            <text:p/>
          </table:table-cell>
          <table:table-cell table:formula="of:=RIGHT([.F36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625 ± 0.1249</text:p>
          </table:table-cell>
          <table:table-cell table:formula="of:=LEFT([.F362]; 6)" office:value-type="string" office:string-value="0.4625" calcext:value-type="string">
            <text:p>0.4625</text:p>
          </table:table-cell>
          <table:table-cell table:formula="of:=RIGHT([.F362]; 6)" office:value-type="string" office:string-value="0.1249" calcext:value-type="string">
            <text:p>0.1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958 ± 0.1450</text:p>
          </table:table-cell>
          <table:table-cell table:formula="of:=LEFT([.F363]; 6)" office:value-type="string" office:string-value="0.5958" calcext:value-type="string">
            <text:p>0.5958</text:p>
          </table:table-cell>
          <table:table-cell table:formula="of:=RIGHT([.F363]; 6)" office:value-type="string" office:string-value="0.1450" calcext:value-type="string">
            <text:p>0.1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364]; 6)">
            <text:p/>
          </table:table-cell>
          <table:table-cell table:formula="of:=RIGHT([.F3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333 ± 0.1379</text:p>
          </table:table-cell>
          <table:table-cell table:formula="of:=LEFT([.F365]; 6)" office:value-type="string" office:string-value="0.6333" calcext:value-type="string">
            <text:p>0.6333</text:p>
          </table:table-cell>
          <table:table-cell table:formula="of:=RIGHT([.F365]; 6)" office:value-type="string" office:string-value="0.1379" calcext:value-type="string">
            <text:p>0.13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958 ± 0.1450</text:p>
          </table:table-cell>
          <table:table-cell table:formula="of:=LEFT([.F366]; 6)" office:value-type="string" office:string-value="0.5958" calcext:value-type="string">
            <text:p>0.5958</text:p>
          </table:table-cell>
          <table:table-cell table:formula="of:=RIGHT([.F366]; 6)" office:value-type="string" office:string-value="0.1450" calcext:value-type="string">
            <text:p>0.1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367]; 6)">
            <text:p/>
          </table:table-cell>
          <table:table-cell table:formula="of:=RIGHT([.F36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417 ± 0.1502</text:p>
          </table:table-cell>
          <table:table-cell table:formula="of:=LEFT([.F368]; 6)" office:value-type="string" office:string-value="0.5417" calcext:value-type="string">
            <text:p>0.5417</text:p>
          </table:table-cell>
          <table:table-cell table:formula="of:=RIGHT([.F368]; 6)" office:value-type="string" office:string-value="0.1502" calcext:value-type="string">
            <text:p>0.1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292 ± 0.1592</text:p>
          </table:table-cell>
          <table:table-cell table:formula="of:=LEFT([.F369]; 6)" office:value-type="string" office:string-value="0.6292" calcext:value-type="string">
            <text:p>0.6292</text:p>
          </table:table-cell>
          <table:table-cell table:formula="of:=RIGHT([.F369]; 6)" office:value-type="string" office:string-value="0.1592" calcext:value-type="string">
            <text:p>0.1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370]; 6)">
            <text:p/>
          </table:table-cell>
          <table:table-cell table:formula="of:=RIGHT([.F37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333 ± 0.1633</text:p>
          </table:table-cell>
          <table:table-cell table:formula="of:=LEFT([.F371]; 6)" office:value-type="string" office:string-value="0.6333" calcext:value-type="string">
            <text:p>0.6333</text:p>
          </table:table-cell>
          <table:table-cell table:formula="of:=RIGHT([.F371]; 6)" office:value-type="string" office:string-value="0.1633" calcext:value-type="string">
            <text:p>0.1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372]; 6)">
            <text:p/>
          </table:table-cell>
          <table:table-cell table:formula="of:=RIGHT([.F3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373]; 6)">
            <text:p/>
          </table:table-cell>
          <table:table-cell table:formula="of:=RIGHT([.F37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458 ± 0.1187</text:p>
          </table:table-cell>
          <table:table-cell table:formula="of:=LEFT([.F374]; 6)" office:value-type="string" office:string-value="0.4458" calcext:value-type="string">
            <text:p>0.4458</text:p>
          </table:table-cell>
          <table:table-cell table:formula="of:=RIGHT([.F374]; 6)" office:value-type="string" office:string-value="0.1187" calcext:value-type="string">
            <text:p>0.1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583 ± 0.1392</text:p>
          </table:table-cell>
          <table:table-cell table:formula="of:=LEFT([.F375]; 6)" office:value-type="string" office:string-value="0.6583" calcext:value-type="string">
            <text:p>0.6583</text:p>
          </table:table-cell>
          <table:table-cell table:formula="of:=RIGHT([.F375]; 6)" office:value-type="string" office:string-value="0.1392" calcext:value-type="string">
            <text:p>0.1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376]; 6)">
            <text:p/>
          </table:table-cell>
          <table:table-cell table:formula="of:=RIGHT([.F3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292 ± 0.1431</text:p>
          </table:table-cell>
          <table:table-cell table:formula="of:=LEFT([.F377]; 6)" office:value-type="string" office:string-value="0.6292" calcext:value-type="string">
            <text:p>0.6292</text:p>
          </table:table-cell>
          <table:table-cell table:formula="of:=RIGHT([.F377]; 6)" office:value-type="string" office:string-value="0.1431" calcext:value-type="string">
            <text:p>0.1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958 ± 0.1672</text:p>
          </table:table-cell>
          <table:table-cell table:formula="of:=LEFT([.F378]; 6)" office:value-type="string" office:string-value="0.5958" calcext:value-type="string">
            <text:p>0.5958</text:p>
          </table:table-cell>
          <table:table-cell table:formula="of:=RIGHT([.F378]; 6)" office:value-type="string" office:string-value="0.1672" calcext:value-type="string">
            <text:p>0.16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379]; 6)">
            <text:p/>
          </table:table-cell>
          <table:table-cell table:formula="of:=RIGHT([.F37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833 ± 0.1419</text:p>
          </table:table-cell>
          <table:table-cell table:formula="of:=LEFT([.F380]; 6)" office:value-type="string" office:string-value="0.5833" calcext:value-type="string">
            <text:p>0.5833</text:p>
          </table:table-cell>
          <table:table-cell table:formula="of:=RIGHT([.F380]; 6)" office:value-type="string" office:string-value="0.1419" calcext:value-type="string">
            <text:p>0.14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250 ± 0.1502</text:p>
          </table:table-cell>
          <table:table-cell table:formula="of:=LEFT([.F381]; 6)" office:value-type="string" office:string-value="0.6250" calcext:value-type="string">
            <text:p>0.6250</text:p>
          </table:table-cell>
          <table:table-cell table:formula="of:=RIGHT([.F381]; 6)" office:value-type="string" office:string-value="0.1502" calcext:value-type="string">
            <text:p>0.1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382]; 6)">
            <text:p/>
          </table:table-cell>
          <table:table-cell table:formula="of:=RIGHT([.F38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500 ± 0.2014</text:p>
          </table:table-cell>
          <table:table-cell table:formula="of:=LEFT([.F383]; 6)" office:value-type="string" office:string-value="0.5500" calcext:value-type="string">
            <text:p>0.5500</text:p>
          </table:table-cell>
          <table:table-cell table:formula="of:=RIGHT([.F383]; 6)" office:value-type="string" office:string-value="0.2014" calcext:value-type="string">
            <text:p>0.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384]; 6)">
            <text:p/>
          </table:table-cell>
          <table:table-cell table:formula="of:=RIGHT([.F3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385]; 6)">
            <text:p/>
          </table:table-cell>
          <table:table-cell table:formula="of:=RIGHT([.F38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4458 ± 0.1609</text:p>
          </table:table-cell>
          <table:table-cell table:formula="of:=LEFT([.F386]; 6)" office:value-type="string" office:string-value="0.4458" calcext:value-type="string">
            <text:p>0.4458</text:p>
          </table:table-cell>
          <table:table-cell table:formula="of:=RIGHT([.F386]; 6)" office:value-type="string" office:string-value="0.1609" calcext:value-type="string">
            <text:p>0.1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500 ± 0.1225</text:p>
          </table:table-cell>
          <table:table-cell table:formula="of:=LEFT([.F387]; 6)" office:value-type="string" office:string-value="0.6500" calcext:value-type="string">
            <text:p>0.6500</text:p>
          </table:table-cell>
          <table:table-cell table:formula="of:=RIGHT([.F387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388]; 6)">
            <text:p/>
          </table:table-cell>
          <table:table-cell table:formula="of:=RIGHT([.F3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292 ± 0.1406</text:p>
          </table:table-cell>
          <table:table-cell table:formula="of:=LEFT([.F389]; 6)" office:value-type="string" office:string-value="0.6292" calcext:value-type="string">
            <text:p>0.6292</text:p>
          </table:table-cell>
          <table:table-cell table:formula="of:=RIGHT([.F389]; 6)" office:value-type="string" office:string-value="0.1406" calcext:value-type="string">
            <text:p>0.14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83 ± 0.1422</text:p>
          </table:table-cell>
          <table:table-cell table:formula="of:=LEFT([.F390]; 6)" office:value-type="string" office:string-value="0.6083" calcext:value-type="string">
            <text:p>0.6083</text:p>
          </table:table-cell>
          <table:table-cell table:formula="of:=RIGHT([.F390]; 6)" office:value-type="string" office:string-value="0.1422" calcext:value-type="string">
            <text:p>0.1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391]; 6)">
            <text:p/>
          </table:table-cell>
          <table:table-cell table:formula="of:=RIGHT([.F39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667 ± 0.1481</text:p>
          </table:table-cell>
          <table:table-cell table:formula="of:=LEFT([.F392]; 6)" office:value-type="string" office:string-value="0.5667" calcext:value-type="string">
            <text:p>0.5667</text:p>
          </table:table-cell>
          <table:table-cell table:formula="of:=RIGHT([.F392]; 6)" office:value-type="string" office:string-value="0.1481" calcext:value-type="string">
            <text:p>0.14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708 ± 0.1793</text:p>
          </table:table-cell>
          <table:table-cell table:formula="of:=LEFT([.F393]; 6)" office:value-type="string" office:string-value="0.5708" calcext:value-type="string">
            <text:p>0.5708</text:p>
          </table:table-cell>
          <table:table-cell table:formula="of:=RIGHT([.F393]; 6)" office:value-type="string" office:string-value="0.1793" calcext:value-type="string">
            <text:p>0.17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394]; 6)">
            <text:p/>
          </table:table-cell>
          <table:table-cell table:formula="of:=RIGHT([.F39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167 ± 0.0408</text:p>
          </table:table-cell>
          <table:table-cell table:formula="of:=LEFT([.F395]; 6)" office:value-type="string" office:string-value="0.6167" calcext:value-type="string">
            <text:p>0.6167</text:p>
          </table:table-cell>
          <table:table-cell table:formula="of:=RIGHT([.F395]; 6)" office:value-type="string" office:string-value="0.0408" calcext:value-type="string">
            <text:p>0.04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396]; 6)">
            <text:p/>
          </table:table-cell>
          <table:table-cell table:formula="of:=RIGHT([.F3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397]; 6)">
            <text:p/>
          </table:table-cell>
          <table:table-cell table:formula="of:=RIGHT([.F39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667 ± 0.1275</text:p>
          </table:table-cell>
          <table:table-cell table:formula="of:=LEFT([.F398]; 6)" office:value-type="string" office:string-value="0.4667" calcext:value-type="string">
            <text:p>0.4667</text:p>
          </table:table-cell>
          <table:table-cell table:formula="of:=RIGHT([.F398]; 6)" office:value-type="string" office:string-value="0.1275" calcext:value-type="string">
            <text:p>0.1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458 ± 0.1260</text:p>
          </table:table-cell>
          <table:table-cell table:formula="of:=LEFT([.F399]; 6)" office:value-type="string" office:string-value="0.6458" calcext:value-type="string">
            <text:p>0.6458</text:p>
          </table:table-cell>
          <table:table-cell table:formula="of:=RIGHT([.F399]; 6)" office:value-type="string" office:string-value="0.1260" calcext:value-type="string">
            <text:p>0.12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00]; 6)">
            <text:p/>
          </table:table-cell>
          <table:table-cell table:formula="of:=RIGHT([.F4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375 ± 0.1376</text:p>
          </table:table-cell>
          <table:table-cell table:formula="of:=LEFT([.F401]; 6)" office:value-type="string" office:string-value="0.6375" calcext:value-type="string">
            <text:p>0.6375</text:p>
          </table:table-cell>
          <table:table-cell table:formula="of:=RIGHT([.F401]; 6)" office:value-type="string" office:string-value="0.1376" calcext:value-type="string">
            <text:p>0.1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833 ± 0.1708</text:p>
          </table:table-cell>
          <table:table-cell table:formula="of:=LEFT([.F402]; 6)" office:value-type="string" office:string-value="0.5833" calcext:value-type="string">
            <text:p>0.5833</text:p>
          </table:table-cell>
          <table:table-cell table:formula="of:=RIGHT([.F402]; 6)" office:value-type="string" office:string-value="0.1708" calcext:value-type="string">
            <text:p>0.17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03]; 6)">
            <text:p/>
          </table:table-cell>
          <table:table-cell table:formula="of:=RIGHT([.F40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750 ± 0.1017</text:p>
          </table:table-cell>
          <table:table-cell table:formula="of:=LEFT([.F404]; 6)" office:value-type="string" office:string-value="0.5750" calcext:value-type="string">
            <text:p>0.5750</text:p>
          </table:table-cell>
          <table:table-cell table:formula="of:=RIGHT([.F404]; 6)" office:value-type="string" office:string-value="0.1017" calcext:value-type="string">
            <text:p>0.10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167 ± 0.1523</text:p>
          </table:table-cell>
          <table:table-cell table:formula="of:=LEFT([.F405]; 6)" office:value-type="string" office:string-value="0.6167" calcext:value-type="string">
            <text:p>0.6167</text:p>
          </table:table-cell>
          <table:table-cell table:formula="of:=RIGHT([.F405]; 6)" office:value-type="string" office:string-value="0.1523" calcext:value-type="string">
            <text:p>0.15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06]; 6)">
            <text:p/>
          </table:table-cell>
          <table:table-cell table:formula="of:=RIGHT([.F40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833 ± 0.1106</text:p>
          </table:table-cell>
          <table:table-cell table:formula="of:=LEFT([.F407]; 6)" office:value-type="string" office:string-value="0.4833" calcext:value-type="string">
            <text:p>0.4833</text:p>
          </table:table-cell>
          <table:table-cell table:formula="of:=RIGHT([.F407]; 6)" office:value-type="string" office:string-value="0.1106" calcext:value-type="string">
            <text:p>0.11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08]; 6)">
            <text:p/>
          </table:table-cell>
          <table:table-cell table:formula="of:=RIGHT([.F4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09]; 6)">
            <text:p/>
          </table:table-cell>
          <table:table-cell table:formula="of:=RIGHT([.F40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4792 ± 0.1488</text:p>
          </table:table-cell>
          <table:table-cell table:formula="of:=LEFT([.F410]; 6)" office:value-type="string" office:string-value="0.4792" calcext:value-type="string">
            <text:p>0.4792</text:p>
          </table:table-cell>
          <table:table-cell table:formula="of:=RIGHT([.F410]; 6)" office:value-type="string" office:string-value="0.1488" calcext:value-type="string">
            <text:p>0.14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500 ± 0.1225</text:p>
          </table:table-cell>
          <table:table-cell table:formula="of:=LEFT([.F411]; 6)" office:value-type="string" office:string-value="0.6500" calcext:value-type="string">
            <text:p>0.6500</text:p>
          </table:table-cell>
          <table:table-cell table:formula="of:=RIGHT([.F411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412]; 6)">
            <text:p/>
          </table:table-cell>
          <table:table-cell table:formula="of:=RIGHT([.F4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375 ± 0.1376</text:p>
          </table:table-cell>
          <table:table-cell table:formula="of:=LEFT([.F413]; 6)" office:value-type="string" office:string-value="0.6375" calcext:value-type="string">
            <text:p>0.6375</text:p>
          </table:table-cell>
          <table:table-cell table:formula="of:=RIGHT([.F413]; 6)" office:value-type="string" office:string-value="0.1376" calcext:value-type="string">
            <text:p>0.1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125 ± 0.1520</text:p>
          </table:table-cell>
          <table:table-cell table:formula="of:=LEFT([.F414]; 6)" office:value-type="string" office:string-value="0.6125" calcext:value-type="string">
            <text:p>0.6125</text:p>
          </table:table-cell>
          <table:table-cell table:formula="of:=RIGHT([.F414]; 6)" office:value-type="string" office:string-value="0.1520" calcext:value-type="string">
            <text:p>0.1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415]; 6)">
            <text:p/>
          </table:table-cell>
          <table:table-cell table:formula="of:=RIGHT([.F41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667 ± 0.1434</text:p>
          </table:table-cell>
          <table:table-cell table:formula="of:=LEFT([.F416]; 6)" office:value-type="string" office:string-value="0.5667" calcext:value-type="string">
            <text:p>0.5667</text:p>
          </table:table-cell>
          <table:table-cell table:formula="of:=RIGHT([.F416]; 6)" office:value-type="string" office:string-value="0.1434" calcext:value-type="string">
            <text:p>0.1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125 ± 0.1401</text:p>
          </table:table-cell>
          <table:table-cell table:formula="of:=LEFT([.F417]; 6)" office:value-type="string" office:string-value="0.6125" calcext:value-type="string">
            <text:p>0.6125</text:p>
          </table:table-cell>
          <table:table-cell table:formula="of:=RIGHT([.F417]; 6)" office:value-type="string" office:string-value="0.1401" calcext:value-type="string">
            <text:p>0.14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418]; 6)">
            <text:p/>
          </table:table-cell>
          <table:table-cell table:formula="of:=RIGHT([.F41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000 ± 0.1394</text:p>
          </table:table-cell>
          <table:table-cell table:formula="of:=LEFT([.F419]; 6)" office:value-type="string" office:string-value="0.5000" calcext:value-type="string">
            <text:p>0.5000</text:p>
          </table:table-cell>
          <table:table-cell table:formula="of:=RIGHT([.F419]; 6)" office:value-type="string" office:string-value="0.1394" calcext:value-type="string">
            <text:p>0.13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420]; 6)">
            <text:p/>
          </table:table-cell>
          <table:table-cell table:formula="of:=RIGHT([.F4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421]; 6)">
            <text:p/>
          </table:table-cell>
          <table:table-cell table:formula="of:=RIGHT([.F42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375 ± 0.1578</text:p>
          </table:table-cell>
          <table:table-cell table:formula="of:=LEFT([.F422]; 6)" office:value-type="string" office:string-value="0.4375" calcext:value-type="string">
            <text:p>0.4375</text:p>
          </table:table-cell>
          <table:table-cell table:formula="of:=RIGHT([.F422]; 6)" office:value-type="string" office:string-value="0.1578" calcext:value-type="string">
            <text:p>0.1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125 ± 0.1330</text:p>
          </table:table-cell>
          <table:table-cell table:formula="of:=LEFT([.F423]; 6)" office:value-type="string" office:string-value="0.4125" calcext:value-type="string">
            <text:p>0.4125</text:p>
          </table:table-cell>
          <table:table-cell table:formula="of:=RIGHT([.F423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424]; 6)">
            <text:p/>
          </table:table-cell>
          <table:table-cell table:formula="of:=RIGHT([.F42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250 ± 0.1133</text:p>
          </table:table-cell>
          <table:table-cell table:formula="of:=LEFT([.F425]; 6)" office:value-type="string" office:string-value="0.6250" calcext:value-type="string">
            <text:p>0.6250</text:p>
          </table:table-cell>
          <table:table-cell table:formula="of:=RIGHT([.F425]; 6)" office:value-type="string" office:string-value="0.1133" calcext:value-type="string">
            <text:p>0.11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125 ± 0.1376</text:p>
          </table:table-cell>
          <table:table-cell table:formula="of:=LEFT([.F426]; 6)" office:value-type="string" office:string-value="0.6125" calcext:value-type="string">
            <text:p>0.6125</text:p>
          </table:table-cell>
          <table:table-cell table:formula="of:=RIGHT([.F426]; 6)" office:value-type="string" office:string-value="0.1376" calcext:value-type="string">
            <text:p>0.1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427]; 6)">
            <text:p/>
          </table:table-cell>
          <table:table-cell table:formula="of:=RIGHT([.F42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333 ± 0.1280</text:p>
          </table:table-cell>
          <table:table-cell table:formula="of:=LEFT([.F428]; 6)" office:value-type="string" office:string-value="0.4333" calcext:value-type="string">
            <text:p>0.4333</text:p>
          </table:table-cell>
          <table:table-cell table:formula="of:=RIGHT([.F428]; 6)" office:value-type="string" office:string-value="0.1280" calcext:value-type="string">
            <text:p>0.1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042 ± 0.1271</text:p>
          </table:table-cell>
          <table:table-cell table:formula="of:=LEFT([.F429]; 6)" office:value-type="string" office:string-value="0.4042" calcext:value-type="string">
            <text:p>0.4042</text:p>
          </table:table-cell>
          <table:table-cell table:formula="of:=RIGHT([.F429]; 6)" office:value-type="string" office:string-value="0.1271" calcext:value-type="string">
            <text:p>0.12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430]; 6)">
            <text:p/>
          </table:table-cell>
          <table:table-cell table:formula="of:=RIGHT([.F43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6333 ± 0.1716</text:p>
          </table:table-cell>
          <table:table-cell table:formula="of:=LEFT([.F431]; 6)" office:value-type="string" office:string-value="0.6333" calcext:value-type="string">
            <text:p>0.6333</text:p>
          </table:table-cell>
          <table:table-cell table:formula="of:=RIGHT([.F431]; 6)" office:value-type="string" office:string-value="0.1716" calcext:value-type="string">
            <text:p>0.17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432]; 6)">
            <text:p/>
          </table:table-cell>
          <table:table-cell table:formula="of:=RIGHT([.F4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433]; 6)">
            <text:p/>
          </table:table-cell>
          <table:table-cell table:formula="of:=RIGHT([.F43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083 ± 0.1288</text:p>
          </table:table-cell>
          <table:table-cell table:formula="of:=LEFT([.F434]; 6)" office:value-type="string" office:string-value="0.4083" calcext:value-type="string">
            <text:p>0.4083</text:p>
          </table:table-cell>
          <table:table-cell table:formula="of:=RIGHT([.F434]; 6)" office:value-type="string" office:string-value="0.1288" calcext:value-type="string">
            <text:p>0.1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708 ± 0.1831</text:p>
          </table:table-cell>
          <table:table-cell table:formula="of:=LEFT([.F435]; 6)" office:value-type="string" office:string-value="0.4708" calcext:value-type="string">
            <text:p>0.4708</text:p>
          </table:table-cell>
          <table:table-cell table:formula="of:=RIGHT([.F435]; 6)" office:value-type="string" office:string-value="0.1831" calcext:value-type="string">
            <text:p>0.18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436]; 6)">
            <text:p/>
          </table:table-cell>
          <table:table-cell table:formula="of:=RIGHT([.F43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000 ± 0.1291</text:p>
          </table:table-cell>
          <table:table-cell table:formula="of:=LEFT([.F437]; 6)" office:value-type="string" office:string-value="0.5000" calcext:value-type="string">
            <text:p>0.5000</text:p>
          </table:table-cell>
          <table:table-cell table:formula="of:=RIGHT([.F437]; 6)" office:value-type="string" office:string-value="0.1291" calcext:value-type="string">
            <text:p>0.1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667 ± 0.1409</text:p>
          </table:table-cell>
          <table:table-cell table:formula="of:=LEFT([.F438]; 6)" office:value-type="string" office:string-value="0.5667" calcext:value-type="string">
            <text:p>0.5667</text:p>
          </table:table-cell>
          <table:table-cell table:formula="of:=RIGHT([.F438]; 6)" office:value-type="string" office:string-value="0.1409" calcext:value-type="string">
            <text:p>0.1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439]; 6)">
            <text:p/>
          </table:table-cell>
          <table:table-cell table:formula="of:=RIGHT([.F43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208 ± 0.1534</text:p>
          </table:table-cell>
          <table:table-cell table:formula="of:=LEFT([.F440]; 6)" office:value-type="string" office:string-value="0.5208" calcext:value-type="string">
            <text:p>0.5208</text:p>
          </table:table-cell>
          <table:table-cell table:formula="of:=RIGHT([.F440]; 6)" office:value-type="string" office:string-value="0.1534" calcext:value-type="string">
            <text:p>0.1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667 ± 0.1637</text:p>
          </table:table-cell>
          <table:table-cell table:formula="of:=LEFT([.F441]; 6)" office:value-type="string" office:string-value="0.5667" calcext:value-type="string">
            <text:p>0.5667</text:p>
          </table:table-cell>
          <table:table-cell table:formula="of:=RIGHT([.F441]; 6)" office:value-type="string" office:string-value="0.1637" calcext:value-type="string">
            <text:p>0.1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442]; 6)">
            <text:p/>
          </table:table-cell>
          <table:table-cell table:formula="of:=RIGHT([.F44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167 ± 0.1225</text:p>
          </table:table-cell>
          <table:table-cell table:formula="of:=LEFT([.F443]; 6)" office:value-type="string" office:string-value="0.5167" calcext:value-type="string">
            <text:p>0.5167</text:p>
          </table:table-cell>
          <table:table-cell table:formula="of:=RIGHT([.F443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444]; 6)">
            <text:p/>
          </table:table-cell>
          <table:table-cell table:formula="of:=RIGHT([.F4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445]; 6)">
            <text:p/>
          </table:table-cell>
          <table:table-cell table:formula="of:=RIGHT([.F44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125 ± 0.1431</text:p>
          </table:table-cell>
          <table:table-cell table:formula="of:=LEFT([.F446]; 6)" office:value-type="string" office:string-value="0.4125" calcext:value-type="string">
            <text:p>0.4125</text:p>
          </table:table-cell>
          <table:table-cell table:formula="of:=RIGHT([.F446]; 6)" office:value-type="string" office:string-value="0.1431" calcext:value-type="string">
            <text:p>0.1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292 ± 0.1244</text:p>
          </table:table-cell>
          <table:table-cell table:formula="of:=LEFT([.F447]; 6)" office:value-type="string" office:string-value="0.5292" calcext:value-type="string">
            <text:p>0.5292</text:p>
          </table:table-cell>
          <table:table-cell table:formula="of:=RIGHT([.F447]; 6)" office:value-type="string" office:string-value="0.1244" calcext:value-type="string">
            <text:p>0.12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448]; 6)">
            <text:p/>
          </table:table-cell>
          <table:table-cell table:formula="of:=RIGHT([.F44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250 ± 0.1090</text:p>
          </table:table-cell>
          <table:table-cell table:formula="of:=LEFT([.F449]; 6)" office:value-type="string" office:string-value="0.5250" calcext:value-type="string">
            <text:p>0.5250</text:p>
          </table:table-cell>
          <table:table-cell table:formula="of:=RIGHT([.F449]; 6)" office:value-type="string" office:string-value="0.1090" calcext:value-type="string">
            <text:p>0.10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625 ± 0.1016</text:p>
          </table:table-cell>
          <table:table-cell table:formula="of:=LEFT([.F450]; 6)" office:value-type="string" office:string-value="0.5625" calcext:value-type="string">
            <text:p>0.5625</text:p>
          </table:table-cell>
          <table:table-cell table:formula="of:=RIGHT([.F450]; 6)" office:value-type="string" office:string-value="0.1016" calcext:value-type="string">
            <text:p>0.1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451]; 6)">
            <text:p/>
          </table:table-cell>
          <table:table-cell table:formula="of:=RIGHT([.F45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833 ± 0.1572</text:p>
          </table:table-cell>
          <table:table-cell table:formula="of:=LEFT([.F452]; 6)" office:value-type="string" office:string-value="0.4833" calcext:value-type="string">
            <text:p>0.4833</text:p>
          </table:table-cell>
          <table:table-cell table:formula="of:=RIGHT([.F452]; 6)" office:value-type="string" office:string-value="0.1572" calcext:value-type="string">
            <text:p>0.15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333 ± 0.1477</text:p>
          </table:table-cell>
          <table:table-cell table:formula="of:=LEFT([.F453]; 6)" office:value-type="string" office:string-value="0.5333" calcext:value-type="string">
            <text:p>0.5333</text:p>
          </table:table-cell>
          <table:table-cell table:formula="of:=RIGHT([.F453]; 6)" office:value-type="string" office:string-value="0.1477" calcext:value-type="string">
            <text:p>0.14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454]; 6)">
            <text:p/>
          </table:table-cell>
          <table:table-cell table:formula="of:=RIGHT([.F45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833 ± 0.1434</text:p>
          </table:table-cell>
          <table:table-cell table:formula="of:=LEFT([.F455]; 6)" office:value-type="string" office:string-value="0.4833" calcext:value-type="string">
            <text:p>0.4833</text:p>
          </table:table-cell>
          <table:table-cell table:formula="of:=RIGHT([.F455]; 6)" office:value-type="string" office:string-value="0.1434" calcext:value-type="string">
            <text:p>0.14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456]; 6)">
            <text:p/>
          </table:table-cell>
          <table:table-cell table:formula="of:=RIGHT([.F4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457]; 6)">
            <text:p/>
          </table:table-cell>
          <table:table-cell table:formula="of:=RIGHT([.F45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167 ± 0.1624</text:p>
          </table:table-cell>
          <table:table-cell table:formula="of:=LEFT([.F458]; 6)" office:value-type="string" office:string-value="0.4167" calcext:value-type="string">
            <text:p>0.4167</text:p>
          </table:table-cell>
          <table:table-cell table:formula="of:=RIGHT([.F458]; 6)" office:value-type="string" office:string-value="0.1624" calcext:value-type="string">
            <text:p>0.16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250 ± 0.1239</text:p>
          </table:table-cell>
          <table:table-cell table:formula="of:=LEFT([.F459]; 6)" office:value-type="string" office:string-value="0.5250" calcext:value-type="string">
            <text:p>0.5250</text:p>
          </table:table-cell>
          <table:table-cell table:formula="of:=RIGHT([.F459]; 6)" office:value-type="string" office:string-value="0.1239" calcext:value-type="string">
            <text:p>0.12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60]; 6)">
            <text:p/>
          </table:table-cell>
          <table:table-cell table:formula="of:=RIGHT([.F46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333 ± 0.1099</text:p>
          </table:table-cell>
          <table:table-cell table:formula="of:=LEFT([.F461]; 6)" office:value-type="string" office:string-value="0.5333" calcext:value-type="string">
            <text:p>0.5333</text:p>
          </table:table-cell>
          <table:table-cell table:formula="of:=RIGHT([.F461]; 6)" office:value-type="string" office:string-value="0.1099" calcext:value-type="string">
            <text:p>0.10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792 ± 0.1431</text:p>
          </table:table-cell>
          <table:table-cell table:formula="of:=LEFT([.F462]; 6)" office:value-type="string" office:string-value="0.5792" calcext:value-type="string">
            <text:p>0.5792</text:p>
          </table:table-cell>
          <table:table-cell table:formula="of:=RIGHT([.F462]; 6)" office:value-type="string" office:string-value="0.1431" calcext:value-type="string">
            <text:p>0.1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63]; 6)">
            <text:p/>
          </table:table-cell>
          <table:table-cell table:formula="of:=RIGHT([.F46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042 ± 0.1525</text:p>
          </table:table-cell>
          <table:table-cell table:formula="of:=LEFT([.F464]; 6)" office:value-type="string" office:string-value="0.5042" calcext:value-type="string">
            <text:p>0.5042</text:p>
          </table:table-cell>
          <table:table-cell table:formula="of:=RIGHT([.F464]; 6)" office:value-type="string" office:string-value="0.1525" calcext:value-type="string">
            <text:p>0.15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958 ± 0.1497</text:p>
          </table:table-cell>
          <table:table-cell table:formula="of:=LEFT([.F465]; 6)" office:value-type="string" office:string-value="0.5958" calcext:value-type="string">
            <text:p>0.5958</text:p>
          </table:table-cell>
          <table:table-cell table:formula="of:=RIGHT([.F465]; 6)" office:value-type="string" office:string-value="0.1497" calcext:value-type="string">
            <text:p>0.14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66]; 6)">
            <text:p/>
          </table:table-cell>
          <table:table-cell table:formula="of:=RIGHT([.F46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6333 ± 0.1633</text:p>
          </table:table-cell>
          <table:table-cell table:formula="of:=LEFT([.F467]; 6)" office:value-type="string" office:string-value="0.6333" calcext:value-type="string">
            <text:p>0.6333</text:p>
          </table:table-cell>
          <table:table-cell table:formula="of:=RIGHT([.F467]; 6)" office:value-type="string" office:string-value="0.1633" calcext:value-type="string">
            <text:p>0.16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68]; 6)">
            <text:p/>
          </table:table-cell>
          <table:table-cell table:formula="of:=RIGHT([.F4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469]; 6)">
            <text:p/>
          </table:table-cell>
          <table:table-cell table:formula="of:=RIGHT([.F46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042 ± 0.1609</text:p>
          </table:table-cell>
          <table:table-cell table:formula="of:=LEFT([.F470]; 6)" office:value-type="string" office:string-value="0.4042" calcext:value-type="string">
            <text:p>0.4042</text:p>
          </table:table-cell>
          <table:table-cell table:formula="of:=RIGHT([.F470]; 6)" office:value-type="string" office:string-value="0.1609" calcext:value-type="string">
            <text:p>0.16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083 ± 0.1534</text:p>
          </table:table-cell>
          <table:table-cell table:formula="of:=LEFT([.F471]; 6)" office:value-type="string" office:string-value="0.5083" calcext:value-type="string">
            <text:p>0.5083</text:p>
          </table:table-cell>
          <table:table-cell table:formula="of:=RIGHT([.F471]; 6)" office:value-type="string" office:string-value="0.1534" calcext:value-type="string">
            <text:p>0.15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472]; 6)">
            <text:p/>
          </table:table-cell>
          <table:table-cell table:formula="of:=RIGHT([.F47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042 ± 0.1304</text:p>
          </table:table-cell>
          <table:table-cell table:formula="of:=LEFT([.F473]; 6)" office:value-type="string" office:string-value="0.5042" calcext:value-type="string">
            <text:p>0.5042</text:p>
          </table:table-cell>
          <table:table-cell table:formula="of:=RIGHT([.F473]; 6)" office:value-type="string" office:string-value="0.1304" calcext:value-type="string">
            <text:p>0.13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708 ± 0.1426</text:p>
          </table:table-cell>
          <table:table-cell table:formula="of:=LEFT([.F474]; 6)" office:value-type="string" office:string-value="0.5708" calcext:value-type="string">
            <text:p>0.5708</text:p>
          </table:table-cell>
          <table:table-cell table:formula="of:=RIGHT([.F474]; 6)" office:value-type="string" office:string-value="0.1426" calcext:value-type="string">
            <text:p>0.1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475]; 6)">
            <text:p/>
          </table:table-cell>
          <table:table-cell table:formula="of:=RIGHT([.F47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292 ± 0.0996</text:p>
          </table:table-cell>
          <table:table-cell table:formula="of:=LEFT([.F476]; 6)" office:value-type="string" office:string-value="0.5292" calcext:value-type="string">
            <text:p>0.5292</text:p>
          </table:table-cell>
          <table:table-cell table:formula="of:=RIGHT([.F476]; 6)" office:value-type="string" office:string-value="0.0996" calcext:value-type="string">
            <text:p>0.0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667 ± 0.1354</text:p>
          </table:table-cell>
          <table:table-cell table:formula="of:=LEFT([.F477]; 6)" office:value-type="string" office:string-value="0.4667" calcext:value-type="string">
            <text:p>0.4667</text:p>
          </table:table-cell>
          <table:table-cell table:formula="of:=RIGHT([.F477]; 6)" office:value-type="string" office:string-value="0.1354" calcext:value-type="string">
            <text:p>0.13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478]; 6)">
            <text:p/>
          </table:table-cell>
          <table:table-cell table:formula="of:=RIGHT([.F47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500 ± 0.2014</text:p>
          </table:table-cell>
          <table:table-cell table:formula="of:=LEFT([.F479]; 6)" office:value-type="string" office:string-value="0.5500" calcext:value-type="string">
            <text:p>0.5500</text:p>
          </table:table-cell>
          <table:table-cell table:formula="of:=RIGHT([.F479]; 6)" office:value-type="string" office:string-value="0.2014" calcext:value-type="string">
            <text:p>0.20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480]; 6)">
            <text:p/>
          </table:table-cell>
          <table:table-cell table:formula="of:=RIGHT([.F4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481]; 6)">
            <text:p/>
          </table:table-cell>
          <table:table-cell table:formula="of:=RIGHT([.F48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3958 ± 0.1664</text:p>
          </table:table-cell>
          <table:table-cell table:formula="of:=LEFT([.F482]; 6)" office:value-type="string" office:string-value="0.3958" calcext:value-type="string">
            <text:p>0.3958</text:p>
          </table:table-cell>
          <table:table-cell table:formula="of:=RIGHT([.F482]; 6)" office:value-type="string" office:string-value="0.1664" calcext:value-type="string">
            <text:p>0.16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542 ± 0.1450</text:p>
          </table:table-cell>
          <table:table-cell table:formula="of:=LEFT([.F483]; 6)" office:value-type="string" office:string-value="0.5542" calcext:value-type="string">
            <text:p>0.5542</text:p>
          </table:table-cell>
          <table:table-cell table:formula="of:=RIGHT([.F483]; 6)" office:value-type="string" office:string-value="0.1450" calcext:value-type="string">
            <text:p>0.1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484]; 6)">
            <text:p/>
          </table:table-cell>
          <table:table-cell table:formula="of:=RIGHT([.F48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000 ± 0.1149</text:p>
          </table:table-cell>
          <table:table-cell table:formula="of:=LEFT([.F485]; 6)" office:value-type="string" office:string-value="0.5000" calcext:value-type="string">
            <text:p>0.5000</text:p>
          </table:table-cell>
          <table:table-cell table:formula="of:=RIGHT([.F485]; 6)" office:value-type="string" office:string-value="0.1149" calcext:value-type="string">
            <text:p>0.1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750 ± 0.1392</text:p>
          </table:table-cell>
          <table:table-cell table:formula="of:=LEFT([.F486]; 6)" office:value-type="string" office:string-value="0.5750" calcext:value-type="string">
            <text:p>0.5750</text:p>
          </table:table-cell>
          <table:table-cell table:formula="of:=RIGHT([.F486]; 6)" office:value-type="string" office:string-value="0.1392" calcext:value-type="string">
            <text:p>0.1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487]; 6)">
            <text:p/>
          </table:table-cell>
          <table:table-cell table:formula="of:=RIGHT([.F48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708 ± 0.1187</text:p>
          </table:table-cell>
          <table:table-cell table:formula="of:=LEFT([.F488]; 6)" office:value-type="string" office:string-value="0.5708" calcext:value-type="string">
            <text:p>0.5708</text:p>
          </table:table-cell>
          <table:table-cell table:formula="of:=RIGHT([.F488]; 6)" office:value-type="string" office:string-value="0.1187" calcext:value-type="string">
            <text:p>0.1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125 ± 0.1565</text:p>
          </table:table-cell>
          <table:table-cell table:formula="of:=LEFT([.F489]; 6)" office:value-type="string" office:string-value="0.6125" calcext:value-type="string">
            <text:p>0.6125</text:p>
          </table:table-cell>
          <table:table-cell table:formula="of:=RIGHT([.F489]; 6)" office:value-type="string" office:string-value="0.1565" calcext:value-type="string">
            <text:p>0.15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490]; 6)">
            <text:p/>
          </table:table-cell>
          <table:table-cell table:formula="of:=RIGHT([.F49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167 ± 0.0408</text:p>
          </table:table-cell>
          <table:table-cell table:formula="of:=LEFT([.F491]; 6)" office:value-type="string" office:string-value="0.6167" calcext:value-type="string">
            <text:p>0.6167</text:p>
          </table:table-cell>
          <table:table-cell table:formula="of:=RIGHT([.F491]; 6)" office:value-type="string" office:string-value="0.0408" calcext:value-type="string">
            <text:p>0.04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492]; 6)">
            <text:p/>
          </table:table-cell>
          <table:table-cell table:formula="of:=RIGHT([.F4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493]; 6)">
            <text:p/>
          </table:table-cell>
          <table:table-cell table:formula="of:=RIGHT([.F49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3792 ± 0.1502</text:p>
          </table:table-cell>
          <table:table-cell table:formula="of:=LEFT([.F494]; 6)" office:value-type="string" office:string-value="0.3792" calcext:value-type="string">
            <text:p>0.3792</text:p>
          </table:table-cell>
          <table:table-cell table:formula="of:=RIGHT([.F494]; 6)" office:value-type="string" office:string-value="0.1502" calcext:value-type="string">
            <text:p>0.15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375 ± 0.1547</text:p>
          </table:table-cell>
          <table:table-cell table:formula="of:=LEFT([.F495]; 6)" office:value-type="string" office:string-value="0.5375" calcext:value-type="string">
            <text:p>0.5375</text:p>
          </table:table-cell>
          <table:table-cell table:formula="of:=RIGHT([.F495]; 6)" office:value-type="string" office:string-value="0.1547" calcext:value-type="string">
            <text:p>0.15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96]; 6)">
            <text:p/>
          </table:table-cell>
          <table:table-cell table:formula="of:=RIGHT([.F49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042 ± 0.1192</text:p>
          </table:table-cell>
          <table:table-cell table:formula="of:=LEFT([.F497]; 6)" office:value-type="string" office:string-value="0.5042" calcext:value-type="string">
            <text:p>0.5042</text:p>
          </table:table-cell>
          <table:table-cell table:formula="of:=RIGHT([.F497]; 6)" office:value-type="string" office:string-value="0.1192" calcext:value-type="string">
            <text:p>0.1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792 ± 0.1356</text:p>
          </table:table-cell>
          <table:table-cell table:formula="of:=LEFT([.F498]; 6)" office:value-type="string" office:string-value="0.5792" calcext:value-type="string">
            <text:p>0.5792</text:p>
          </table:table-cell>
          <table:table-cell table:formula="of:=RIGHT([.F498]; 6)" office:value-type="string" office:string-value="0.1356" calcext:value-type="string">
            <text:p>0.13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499]; 6)">
            <text:p/>
          </table:table-cell>
          <table:table-cell table:formula="of:=RIGHT([.F49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333 ± 0.1247</text:p>
          </table:table-cell>
          <table:table-cell table:formula="of:=LEFT([.F500]; 6)" office:value-type="string" office:string-value="0.5333" calcext:value-type="string">
            <text:p>0.5333</text:p>
          </table:table-cell>
          <table:table-cell table:formula="of:=RIGHT([.F500]; 6)" office:value-type="string" office:string-value="0.1247" calcext:value-type="string">
            <text:p>0.1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417 ± 0.1422</text:p>
          </table:table-cell>
          <table:table-cell table:formula="of:=LEFT([.F501]; 6)" office:value-type="string" office:string-value="0.6417" calcext:value-type="string">
            <text:p>0.6417</text:p>
          </table:table-cell>
          <table:table-cell table:formula="of:=RIGHT([.F501]; 6)" office:value-type="string" office:string-value="0.1422" calcext:value-type="string">
            <text:p>0.14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02]; 6)">
            <text:p/>
          </table:table-cell>
          <table:table-cell table:formula="of:=RIGHT([.F50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833 ± 0.1106</text:p>
          </table:table-cell>
          <table:table-cell table:formula="of:=LEFT([.F503]; 6)" office:value-type="string" office:string-value="0.4833" calcext:value-type="string">
            <text:p>0.4833</text:p>
          </table:table-cell>
          <table:table-cell table:formula="of:=RIGHT([.F503]; 6)" office:value-type="string" office:string-value="0.1106" calcext:value-type="string">
            <text:p>0.11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04]; 6)">
            <text:p/>
          </table:table-cell>
          <table:table-cell table:formula="of:=RIGHT([.F5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05]; 6)">
            <text:p/>
          </table:table-cell>
          <table:table-cell table:formula="of:=RIGHT([.F50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3792 ± 0.1455</text:p>
          </table:table-cell>
          <table:table-cell table:formula="of:=LEFT([.F506]; 6)" office:value-type="string" office:string-value="0.3792" calcext:value-type="string">
            <text:p>0.3792</text:p>
          </table:table-cell>
          <table:table-cell table:formula="of:=RIGHT([.F506]; 6)" office:value-type="string" office:string-value="0.1455" calcext:value-type="string">
            <text:p>0.1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917 ± 0.1205</text:p>
          </table:table-cell>
          <table:table-cell table:formula="of:=LEFT([.F507]; 6)" office:value-type="string" office:string-value="0.5917" calcext:value-type="string">
            <text:p>0.5917</text:p>
          </table:table-cell>
          <table:table-cell table:formula="of:=RIGHT([.F507]; 6)" office:value-type="string" office:string-value="0.1205" calcext:value-type="string">
            <text:p>0.12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508]; 6)">
            <text:p/>
          </table:table-cell>
          <table:table-cell table:formula="of:=RIGHT([.F50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042 ± 0.1192</text:p>
          </table:table-cell>
          <table:table-cell table:formula="of:=LEFT([.F509]; 6)" office:value-type="string" office:string-value="0.5042" calcext:value-type="string">
            <text:p>0.5042</text:p>
          </table:table-cell>
          <table:table-cell table:formula="of:=RIGHT([.F509]; 6)" office:value-type="string" office:string-value="0.1192" calcext:value-type="string">
            <text:p>0.11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958 ± 0.1187</text:p>
          </table:table-cell>
          <table:table-cell table:formula="of:=LEFT([.F510]; 6)" office:value-type="string" office:string-value="0.5958" calcext:value-type="string">
            <text:p>0.5958</text:p>
          </table:table-cell>
          <table:table-cell table:formula="of:=RIGHT([.F510]; 6)" office:value-type="string" office:string-value="0.1187" calcext:value-type="string">
            <text:p>0.1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511]; 6)">
            <text:p/>
          </table:table-cell>
          <table:table-cell table:formula="of:=RIGHT([.F51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000 ± 0.1208</text:p>
          </table:table-cell>
          <table:table-cell table:formula="of:=LEFT([.F512]; 6)" office:value-type="string" office:string-value="0.5000" calcext:value-type="string">
            <text:p>0.5000</text:p>
          </table:table-cell>
          <table:table-cell table:formula="of:=RIGHT([.F512]; 6)" office:value-type="string" office:string-value="0.1208" calcext:value-type="string">
            <text:p>0.12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333 ± 0.1776</text:p>
          </table:table-cell>
          <table:table-cell table:formula="of:=LEFT([.F513]; 6)" office:value-type="string" office:string-value="0.6333" calcext:value-type="string">
            <text:p>0.6333</text:p>
          </table:table-cell>
          <table:table-cell table:formula="of:=RIGHT([.F513]; 6)" office:value-type="string" office:string-value="0.1776" calcext:value-type="string">
            <text:p>0.17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514]; 6)">
            <text:p/>
          </table:table-cell>
          <table:table-cell table:formula="of:=RIGHT([.F51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000 ± 0.2261</text:p>
          </table:table-cell>
          <table:table-cell table:formula="of:=LEFT([.F515]; 6)" office:value-type="string" office:string-value="0.6000" calcext:value-type="string">
            <text:p>0.6000</text:p>
          </table:table-cell>
          <table:table-cell table:formula="of:=RIGHT([.F515]; 6)" office:value-type="string" office:string-value="0.2261" calcext:value-type="string">
            <text:p>0.2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516]; 6)">
            <text:p/>
          </table:table-cell>
          <table:table-cell table:formula="of:=RIGHT([.F51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517]; 6)">
            <text:p/>
          </table:table-cell>
          <table:table-cell table:formula="of:=RIGHT([.F51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583 ± 0.1677</text:p>
          </table:table-cell>
          <table:table-cell table:formula="of:=LEFT([.F518]; 6)" office:value-type="string" office:string-value="0.4583" calcext:value-type="string">
            <text:p>0.4583</text:p>
          </table:table-cell>
          <table:table-cell table:formula="of:=RIGHT([.F518]; 6)" office:value-type="string" office:string-value="0.1677" calcext:value-type="string">
            <text:p>0.16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3917 ± 0.1057</text:p>
          </table:table-cell>
          <table:table-cell table:formula="of:=LEFT([.F519]; 6)" office:value-type="string" office:string-value="0.3917" calcext:value-type="string">
            <text:p>0.3917</text:p>
          </table:table-cell>
          <table:table-cell table:formula="of:=RIGHT([.F519]; 6)" office:value-type="string" office:string-value="0.1057" calcext:value-type="string">
            <text:p>0.10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520]; 6)">
            <text:p/>
          </table:table-cell>
          <table:table-cell table:formula="of:=RIGHT([.F52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042 ± 0.1635</text:p>
          </table:table-cell>
          <table:table-cell table:formula="of:=LEFT([.F521]; 6)" office:value-type="string" office:string-value="0.5042" calcext:value-type="string">
            <text:p>0.5042</text:p>
          </table:table-cell>
          <table:table-cell table:formula="of:=RIGHT([.F521]; 6)" office:value-type="string" office:string-value="0.1635" calcext:value-type="string">
            <text:p>0.1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792 ± 0.1288</text:p>
          </table:table-cell>
          <table:table-cell table:formula="of:=LEFT([.F522]; 6)" office:value-type="string" office:string-value="0.4792" calcext:value-type="string">
            <text:p>0.4792</text:p>
          </table:table-cell>
          <table:table-cell table:formula="of:=RIGHT([.F522]; 6)" office:value-type="string" office:string-value="0.1288" calcext:value-type="string">
            <text:p>0.12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523]; 6)">
            <text:p/>
          </table:table-cell>
          <table:table-cell table:formula="of:=RIGHT([.F52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5333 ± 0.1247</text:p>
          </table:table-cell>
          <table:table-cell table:formula="of:=LEFT([.F524]; 6)" office:value-type="string" office:string-value="0.5333" calcext:value-type="string">
            <text:p>0.5333</text:p>
          </table:table-cell>
          <table:table-cell table:formula="of:=RIGHT([.F524]; 6)" office:value-type="string" office:string-value="0.1247" calcext:value-type="string">
            <text:p>0.1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042 ± 0.1127</text:p>
          </table:table-cell>
          <table:table-cell table:formula="of:=LEFT([.F525]; 6)" office:value-type="string" office:string-value="0.4042" calcext:value-type="string">
            <text:p>0.4042</text:p>
          </table:table-cell>
          <table:table-cell table:formula="of:=RIGHT([.F525]; 6)" office:value-type="string" office:string-value="0.1127" calcext:value-type="string">
            <text:p>0.11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526]; 6)">
            <text:p/>
          </table:table-cell>
          <table:table-cell table:formula="of:=RIGHT([.F52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0.4333 ± 0.1225</text:p>
          </table:table-cell>
          <table:table-cell table:formula="of:=LEFT([.F527]; 6)" office:value-type="string" office:string-value="0.4333" calcext:value-type="string">
            <text:p>0.4333</text:p>
          </table:table-cell>
          <table:table-cell table:formula="of:=RIGHT([.F527]; 6)" office:value-type="string" office:string-value="0.1225" calcext:value-type="string">
            <text:p>0.1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528]; 6)">
            <text:p/>
          </table:table-cell>
          <table:table-cell table:formula="of:=RIGHT([.F52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formula="of:=LEFT([.F529]; 6)">
            <text:p/>
          </table:table-cell>
          <table:table-cell table:formula="of:=RIGHT([.F52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3792 ± 0.0893</text:p>
          </table:table-cell>
          <table:table-cell table:formula="of:=LEFT([.F530]; 6)" office:value-type="string" office:string-value="0.3792" calcext:value-type="string">
            <text:p>0.3792</text:p>
          </table:table-cell>
          <table:table-cell table:formula="of:=RIGHT([.F530]; 6)" office:value-type="string" office:string-value="0.0893" calcext:value-type="string">
            <text:p>0.08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000 ± 0.1137</text:p>
          </table:table-cell>
          <table:table-cell table:formula="of:=LEFT([.F531]; 6)" office:value-type="string" office:string-value="0.4000" calcext:value-type="string">
            <text:p>0.4000</text:p>
          </table:table-cell>
          <table:table-cell table:formula="of:=RIGHT([.F531]; 6)" office:value-type="string" office:string-value="0.1137" calcext:value-type="string">
            <text:p>0.1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532]; 6)">
            <text:p/>
          </table:table-cell>
          <table:table-cell table:formula="of:=RIGHT([.F53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542 ± 0.1635</text:p>
          </table:table-cell>
          <table:table-cell table:formula="of:=LEFT([.F533]; 6)" office:value-type="string" office:string-value="0.4542" calcext:value-type="string">
            <text:p>0.4542</text:p>
          </table:table-cell>
          <table:table-cell table:formula="of:=RIGHT([.F533]; 6)" office:value-type="string" office:string-value="0.1635" calcext:value-type="string">
            <text:p>0.16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6458 ± 0.1145</text:p>
          </table:table-cell>
          <table:table-cell table:formula="of:=LEFT([.F534]; 6)" office:value-type="string" office:string-value="0.6458" calcext:value-type="string">
            <text:p>0.6458</text:p>
          </table:table-cell>
          <table:table-cell table:formula="of:=RIGHT([.F534]; 6)" office:value-type="string" office:string-value="0.1145" calcext:value-type="string">
            <text:p>0.1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535]; 6)">
            <text:p/>
          </table:table-cell>
          <table:table-cell table:formula="of:=RIGHT([.F53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4125 ± 0.1102</text:p>
          </table:table-cell>
          <table:table-cell table:formula="of:=LEFT([.F536]; 6)" office:value-type="string" office:string-value="0.4125" calcext:value-type="string">
            <text:p>0.4125</text:p>
          </table:table-cell>
          <table:table-cell table:formula="of:=RIGHT([.F536]; 6)" office:value-type="string" office:string-value="0.1102" calcext:value-type="string">
            <text:p>0.1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792 ± 0.1592</text:p>
          </table:table-cell>
          <table:table-cell table:formula="of:=LEFT([.F537]; 6)" office:value-type="string" office:string-value="0.5792" calcext:value-type="string">
            <text:p>0.5792</text:p>
          </table:table-cell>
          <table:table-cell table:formula="of:=RIGHT([.F537]; 6)" office:value-type="string" office:string-value="0.1592" calcext:value-type="string">
            <text:p>0.1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538]; 6)">
            <text:p/>
          </table:table-cell>
          <table:table-cell table:formula="of:=RIGHT([.F53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0.5000 ± 0.1179</text:p>
          </table:table-cell>
          <table:table-cell table:formula="of:=LEFT([.F539]; 6)" office:value-type="string" office:string-value="0.5000" calcext:value-type="string">
            <text:p>0.5000</text:p>
          </table:table-cell>
          <table:table-cell table:formula="of:=RIGHT([.F539]; 6)" office:value-type="string" office:string-value="0.1179" calcext:value-type="string">
            <text:p>0.11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540]; 6)">
            <text:p/>
          </table:table-cell>
          <table:table-cell table:formula="of:=RIGHT([.F54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" calcext:value-type="float">
            <text:p>50</text:p>
          </table:table-cell>
          <table:table-cell table:style-name="ce6"/>
          <table:table-cell table:formula="of:=LEFT([.F541]; 6)">
            <text:p/>
          </table:table-cell>
          <table:table-cell table:formula="of:=RIGHT([.F54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3583 ± 0.0990</text:p>
          </table:table-cell>
          <table:table-cell table:formula="of:=LEFT([.F542]; 6)" office:value-type="string" office:string-value="0.3583" calcext:value-type="string">
            <text:p>0.3583</text:p>
          </table:table-cell>
          <table:table-cell table:formula="of:=RIGHT([.F542]; 6)" office:value-type="string" office:string-value="0.0990" calcext:value-type="string">
            <text:p>0.09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3875 ± 0.1187</text:p>
          </table:table-cell>
          <table:table-cell table:formula="of:=LEFT([.F543]; 6)" office:value-type="string" office:string-value="0.3875" calcext:value-type="string">
            <text:p>0.3875</text:p>
          </table:table-cell>
          <table:table-cell table:formula="of:=RIGHT([.F543]; 6)" office:value-type="string" office:string-value="0.1187" calcext:value-type="string">
            <text:p>0.1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544]; 6)">
            <text:p/>
          </table:table-cell>
          <table:table-cell table:formula="of:=RIGHT([.F54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958 ± 0.1570</text:p>
          </table:table-cell>
          <table:table-cell table:formula="of:=LEFT([.F545]; 6)" office:value-type="string" office:string-value="0.4958" calcext:value-type="string">
            <text:p>0.4958</text:p>
          </table:table-cell>
          <table:table-cell table:formula="of:=RIGHT([.F545]; 6)" office:value-type="string" office:string-value="0.1570" calcext:value-type="string">
            <text:p>0.15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875 ± 0.1478</text:p>
          </table:table-cell>
          <table:table-cell table:formula="of:=LEFT([.F546]; 6)" office:value-type="string" office:string-value="0.5875" calcext:value-type="string">
            <text:p>0.5875</text:p>
          </table:table-cell>
          <table:table-cell table:formula="of:=RIGHT([.F546]; 6)" office:value-type="string" office:string-value="0.1478" calcext:value-type="string">
            <text:p>0.14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547]; 6)">
            <text:p/>
          </table:table-cell>
          <table:table-cell table:formula="of:=RIGHT([.F54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4417 ± 0.1181</text:p>
          </table:table-cell>
          <table:table-cell table:formula="of:=LEFT([.F548]; 6)" office:value-type="string" office:string-value="0.4417" calcext:value-type="string">
            <text:p>0.4417</text:p>
          </table:table-cell>
          <table:table-cell table:formula="of:=RIGHT([.F548]; 6)" office:value-type="string" office:string-value="0.1181" calcext:value-type="string">
            <text:p>0.1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250 ± 0.1920</text:p>
          </table:table-cell>
          <table:table-cell table:formula="of:=LEFT([.F549]; 6)" office:value-type="string" office:string-value="0.5250" calcext:value-type="string">
            <text:p>0.5250</text:p>
          </table:table-cell>
          <table:table-cell table:formula="of:=RIGHT([.F549]; 6)" office:value-type="string" office:string-value="0.1920" calcext:value-type="string">
            <text:p>0.19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550]; 6)">
            <text:p/>
          </table:table-cell>
          <table:table-cell table:formula="of:=RIGHT([.F55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.5333 ± 0.2392</text:p>
          </table:table-cell>
          <table:table-cell table:formula="of:=LEFT([.F551]; 6)" office:value-type="string" office:string-value="0.5333" calcext:value-type="string">
            <text:p>0.5333</text:p>
          </table:table-cell>
          <table:table-cell table:formula="of:=RIGHT([.F551]; 6)" office:value-type="string" office:string-value="0.2392" calcext:value-type="string">
            <text:p>0.23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552]; 6)">
            <text:p/>
          </table:table-cell>
          <table:table-cell table:formula="of:=RIGHT([.F55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" calcext:value-type="float">
            <text:p>100</text:p>
          </table:table-cell>
          <table:table-cell table:style-name="ce6"/>
          <table:table-cell table:formula="of:=LEFT([.F553]; 6)">
            <text:p/>
          </table:table-cell>
          <table:table-cell table:formula="of:=RIGHT([.F55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3667 ± 0.1034</text:p>
          </table:table-cell>
          <table:table-cell table:formula="of:=LEFT([.F554]; 6)" office:value-type="string" office:string-value="0.3667" calcext:value-type="string">
            <text:p>0.3667</text:p>
          </table:table-cell>
          <table:table-cell table:formula="of:=RIGHT([.F554]; 6)" office:value-type="string" office:string-value="0.1034" calcext:value-type="string">
            <text:p>0.1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125 ± 0.1330</text:p>
          </table:table-cell>
          <table:table-cell table:formula="of:=LEFT([.F555]; 6)" office:value-type="string" office:string-value="0.4125" calcext:value-type="string">
            <text:p>0.4125</text:p>
          </table:table-cell>
          <table:table-cell table:formula="of:=RIGHT([.F555]; 6)" office:value-type="string" office:string-value="0.1330" calcext:value-type="string">
            <text:p>0.13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556]; 6)">
            <text:p/>
          </table:table-cell>
          <table:table-cell table:formula="of:=RIGHT([.F55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917 ± 0.1512</text:p>
          </table:table-cell>
          <table:table-cell table:formula="of:=LEFT([.F557]; 6)" office:value-type="string" office:string-value="0.4917" calcext:value-type="string">
            <text:p>0.4917</text:p>
          </table:table-cell>
          <table:table-cell table:formula="of:=RIGHT([.F557]; 6)" office:value-type="string" office:string-value="0.1512" calcext:value-type="string">
            <text:p>0.15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875 ± 0.1717</text:p>
          </table:table-cell>
          <table:table-cell table:formula="of:=LEFT([.F558]; 6)" office:value-type="string" office:string-value="0.5875" calcext:value-type="string">
            <text:p>0.5875</text:p>
          </table:table-cell>
          <table:table-cell table:formula="of:=RIGHT([.F558]; 6)" office:value-type="string" office:string-value="0.1717" calcext:value-type="string">
            <text:p>0.17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559]; 6)">
            <text:p/>
          </table:table-cell>
          <table:table-cell table:formula="of:=RIGHT([.F55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4833 ± 0.1856</text:p>
          </table:table-cell>
          <table:table-cell table:formula="of:=LEFT([.F560]; 6)" office:value-type="string" office:string-value="0.4833" calcext:value-type="string">
            <text:p>0.4833</text:p>
          </table:table-cell>
          <table:table-cell table:formula="of:=RIGHT([.F560]; 6)" office:value-type="string" office:string-value="0.1856" calcext:value-type="string">
            <text:p>0.18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917 ± 0.1622</text:p>
          </table:table-cell>
          <table:table-cell table:formula="of:=LEFT([.F561]; 6)" office:value-type="string" office:string-value="0.5917" calcext:value-type="string">
            <text:p>0.5917</text:p>
          </table:table-cell>
          <table:table-cell table:formula="of:=RIGHT([.F561]; 6)" office:value-type="string" office:string-value="0.1622" calcext:value-type="string">
            <text:p>0.16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562]; 6)">
            <text:p/>
          </table:table-cell>
          <table:table-cell table:formula="of:=RIGHT([.F56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5" office:value-type="string" calcext:value-type="string">
            <text:p>0.5000 ± 0.0913</text:p>
          </table:table-cell>
          <table:table-cell table:formula="of:=LEFT([.F563]; 6)" office:value-type="string" office:string-value="0.5000" calcext:value-type="string">
            <text:p>0.5000</text:p>
          </table:table-cell>
          <table:table-cell table:formula="of:=RIGHT([.F563]; 6)" office:value-type="string" office:string-value="0.0913" calcext:value-type="string">
            <text:p>0.09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564]; 6)">
            <text:p/>
          </table:table-cell>
          <table:table-cell table:formula="of:=RIGHT([.F56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50" calcext:value-type="float">
            <text:p>250</text:p>
          </table:table-cell>
          <table:table-cell table:style-name="ce6"/>
          <table:table-cell table:formula="of:=LEFT([.F565]; 6)">
            <text:p/>
          </table:table-cell>
          <table:table-cell table:formula="of:=RIGHT([.F56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3875 ± 0.1271</text:p>
          </table:table-cell>
          <table:table-cell table:formula="of:=LEFT([.F566]; 6)" office:value-type="string" office:string-value="0.3875" calcext:value-type="string">
            <text:p>0.3875</text:p>
          </table:table-cell>
          <table:table-cell table:formula="of:=RIGHT([.F566]; 6)" office:value-type="string" office:string-value="0.1271" calcext:value-type="string">
            <text:p>0.12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500 ± 0.1833</text:p>
          </table:table-cell>
          <table:table-cell table:formula="of:=LEFT([.F567]; 6)" office:value-type="string" office:string-value="0.4500" calcext:value-type="string">
            <text:p>0.4500</text:p>
          </table:table-cell>
          <table:table-cell table:formula="of:=RIGHT([.F567]; 6)" office:value-type="string" office:string-value="0.1833" calcext:value-type="string">
            <text:p>0.18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568]; 6)">
            <text:p/>
          </table:table-cell>
          <table:table-cell table:formula="of:=RIGHT([.F56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958 ± 0.1455</text:p>
          </table:table-cell>
          <table:table-cell table:formula="of:=LEFT([.F569]; 6)" office:value-type="string" office:string-value="0.4958" calcext:value-type="string">
            <text:p>0.4958</text:p>
          </table:table-cell>
          <table:table-cell table:formula="of:=RIGHT([.F569]; 6)" office:value-type="string" office:string-value="0.1455" calcext:value-type="string">
            <text:p>0.14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792 ± 0.1592</text:p>
          </table:table-cell>
          <table:table-cell table:formula="of:=LEFT([.F570]; 6)" office:value-type="string" office:string-value="0.5792" calcext:value-type="string">
            <text:p>0.5792</text:p>
          </table:table-cell>
          <table:table-cell table:formula="of:=RIGHT([.F570]; 6)" office:value-type="string" office:string-value="0.1592" calcext:value-type="string">
            <text:p>0.1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571]; 6)">
            <text:p/>
          </table:table-cell>
          <table:table-cell table:formula="of:=RIGHT([.F57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5042 ± 0.1854</text:p>
          </table:table-cell>
          <table:table-cell table:formula="of:=LEFT([.F572]; 6)" office:value-type="string" office:string-value="0.5042" calcext:value-type="string">
            <text:p>0.5042</text:p>
          </table:table-cell>
          <table:table-cell table:formula="of:=RIGHT([.F572]; 6)" office:value-type="string" office:string-value="0.1854" calcext:value-type="string">
            <text:p>0.18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6417 ± 0.1470</text:p>
          </table:table-cell>
          <table:table-cell table:formula="of:=LEFT([.F573]; 6)" office:value-type="string" office:string-value="0.6417" calcext:value-type="string">
            <text:p>0.6417</text:p>
          </table:table-cell>
          <table:table-cell table:formula="of:=RIGHT([.F573]; 6)" office:value-type="string" office:string-value="0.1470" calcext:value-type="string">
            <text:p>0.1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574]; 6)">
            <text:p/>
          </table:table-cell>
          <table:table-cell table:formula="of:=RIGHT([.F57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5" office:value-type="string" calcext:value-type="string">
            <text:p>0.4667 ± 0.0850</text:p>
          </table:table-cell>
          <table:table-cell table:formula="of:=LEFT([.F575]; 6)" office:value-type="string" office:string-value="0.4667" calcext:value-type="string">
            <text:p>0.4667</text:p>
          </table:table-cell>
          <table:table-cell table:formula="of:=RIGHT([.F575]; 6)" office:value-type="string" office:string-value="0.0850" calcext:value-type="string">
            <text:p>0.0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576]; 6)">
            <text:p/>
          </table:table-cell>
          <table:table-cell table:formula="of:=RIGHT([.F57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500" calcext:value-type="float">
            <text:p>500</text:p>
          </table:table-cell>
          <table:table-cell table:style-name="ce6"/>
          <table:table-cell table:formula="of:=LEFT([.F577]; 6)">
            <text:p/>
          </table:table-cell>
          <table:table-cell table:formula="of:=RIGHT([.F57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3958 ± 0.1314</text:p>
          </table:table-cell>
          <table:table-cell table:formula="of:=LEFT([.F578]; 6)" office:value-type="string" office:string-value="0.3958" calcext:value-type="string">
            <text:p>0.3958</text:p>
          </table:table-cell>
          <table:table-cell table:formula="of:=RIGHT([.F578]; 6)" office:value-type="string" office:string-value="0.1314" calcext:value-type="string">
            <text:p>0.13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00 ± 0.1594</text:p>
          </table:table-cell>
          <table:table-cell table:formula="of:=LEFT([.F579]; 6)" office:value-type="string" office:string-value="0.6000" calcext:value-type="string">
            <text:p>0.6000</text:p>
          </table:table-cell>
          <table:table-cell table:formula="of:=RIGHT([.F579]; 6)" office:value-type="string" office:string-value="0.1594" calcext:value-type="string">
            <text:p>0.1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580]; 6)">
            <text:p/>
          </table:table-cell>
          <table:table-cell table:formula="of:=RIGHT([.F58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000 ± 0.1687</text:p>
          </table:table-cell>
          <table:table-cell table:formula="of:=LEFT([.F581]; 6)" office:value-type="string" office:string-value="0.5000" calcext:value-type="string">
            <text:p>0.5000</text:p>
          </table:table-cell>
          <table:table-cell table:formula="of:=RIGHT([.F581]; 6)" office:value-type="string" office:string-value="0.1687" calcext:value-type="string">
            <text:p>0.16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083 ± 0.1605</text:p>
          </table:table-cell>
          <table:table-cell table:formula="of:=LEFT([.F582]; 6)" office:value-type="string" office:string-value="0.6083" calcext:value-type="string">
            <text:p>0.6083</text:p>
          </table:table-cell>
          <table:table-cell table:formula="of:=RIGHT([.F582]; 6)" office:value-type="string" office:string-value="0.1605" calcext:value-type="string">
            <text:p>0.16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583]; 6)">
            <text:p/>
          </table:table-cell>
          <table:table-cell table:formula="of:=RIGHT([.F583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5125 ± 0.1450</text:p>
          </table:table-cell>
          <table:table-cell table:formula="of:=LEFT([.F584]; 6)" office:value-type="string" office:string-value="0.5125" calcext:value-type="string">
            <text:p>0.5125</text:p>
          </table:table-cell>
          <table:table-cell table:formula="of:=RIGHT([.F584]; 6)" office:value-type="string" office:string-value="0.1450" calcext:value-type="string">
            <text:p>0.14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6542 ± 0.1977</text:p>
          </table:table-cell>
          <table:table-cell table:formula="of:=LEFT([.F585]; 6)" office:value-type="string" office:string-value="0.6542" calcext:value-type="string">
            <text:p>0.6542</text:p>
          </table:table-cell>
          <table:table-cell table:formula="of:=RIGHT([.F585]; 6)" office:value-type="string" office:string-value="0.1977" calcext:value-type="string">
            <text:p>0.19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586]; 6)">
            <text:p/>
          </table:table-cell>
          <table:table-cell table:formula="of:=RIGHT([.F586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5" office:value-type="string" calcext:value-type="string">
            <text:p>0.4333 ± 0.0972</text:p>
          </table:table-cell>
          <table:table-cell table:formula="of:=LEFT([.F587]; 6)" office:value-type="string" office:string-value="0.4333" calcext:value-type="string">
            <text:p>0.4333</text:p>
          </table:table-cell>
          <table:table-cell table:formula="of:=RIGHT([.F587]; 6)" office:value-type="string" office:string-value="0.0972" calcext:value-type="string">
            <text:p>0.09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588]; 6)">
            <text:p/>
          </table:table-cell>
          <table:table-cell table:formula="of:=RIGHT([.F58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formula="of:=LEFT([.F589]; 6)">
            <text:p/>
          </table:table-cell>
          <table:table-cell table:formula="of:=RIGHT([.F589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3833 ± 0.1247</text:p>
          </table:table-cell>
          <table:table-cell table:formula="of:=LEFT([.F590]; 6)" office:value-type="string" office:string-value="0.3833" calcext:value-type="string">
            <text:p>0.3833</text:p>
          </table:table-cell>
          <table:table-cell table:formula="of:=RIGHT([.F590]; 6)" office:value-type="string" office:string-value="0.1247" calcext:value-type="string">
            <text:p>0.1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583 ± 0.1233</text:p>
          </table:table-cell>
          <table:table-cell table:formula="of:=LEFT([.F591]; 6)" office:value-type="string" office:string-value="0.6583" calcext:value-type="string">
            <text:p>0.6583</text:p>
          </table:table-cell>
          <table:table-cell table:formula="of:=RIGHT([.F591]; 6)" office:value-type="string" office:string-value="0.1233" calcext:value-type="string">
            <text:p>0.12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92]; 6)">
            <text:p/>
          </table:table-cell>
          <table:table-cell table:formula="of:=RIGHT([.F59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792 ± 0.1934</text:p>
          </table:table-cell>
          <table:table-cell table:formula="of:=LEFT([.F593]; 6)" office:value-type="string" office:string-value="0.4792" calcext:value-type="string">
            <text:p>0.4792</text:p>
          </table:table-cell>
          <table:table-cell table:formula="of:=RIGHT([.F593]; 6)" office:value-type="string" office:string-value="0.1934" calcext:value-type="string">
            <text:p>0.19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5875 ± 0.1221</text:p>
          </table:table-cell>
          <table:table-cell table:formula="of:=LEFT([.F594]; 6)" office:value-type="string" office:string-value="0.5875" calcext:value-type="string">
            <text:p>0.5875</text:p>
          </table:table-cell>
          <table:table-cell table:formula="of:=RIGHT([.F594]; 6)" office:value-type="string" office:string-value="0.1221" calcext:value-type="string">
            <text:p>0.12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95]; 6)">
            <text:p/>
          </table:table-cell>
          <table:table-cell table:formula="of:=RIGHT([.F595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958 ± 0.1592</text:p>
          </table:table-cell>
          <table:table-cell table:formula="of:=LEFT([.F596]; 6)" office:value-type="string" office:string-value="0.4958" calcext:value-type="string">
            <text:p>0.4958</text:p>
          </table:table-cell>
          <table:table-cell table:formula="of:=RIGHT([.F596]; 6)" office:value-type="string" office:string-value="0.1592" calcext:value-type="string">
            <text:p>0.1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6792 ± 0.1520</text:p>
          </table:table-cell>
          <table:table-cell table:formula="of:=LEFT([.F597]; 6)" office:value-type="string" office:string-value="0.6792" calcext:value-type="string">
            <text:p>0.6792</text:p>
          </table:table-cell>
          <table:table-cell table:formula="of:=RIGHT([.F597]; 6)" office:value-type="string" office:string-value="0.1520" calcext:value-type="string">
            <text:p>0.1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598]; 6)">
            <text:p/>
          </table:table-cell>
          <table:table-cell table:formula="of:=RIGHT([.F598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5" office:value-type="string" calcext:value-type="string">
            <text:p>0.4667 ± 0.0850</text:p>
          </table:table-cell>
          <table:table-cell table:formula="of:=LEFT([.F599]; 6)" office:value-type="string" office:string-value="0.4667" calcext:value-type="string">
            <text:p>0.4667</text:p>
          </table:table-cell>
          <table:table-cell table:formula="of:=RIGHT([.F599]; 6)" office:value-type="string" office:string-value="0.0850" calcext:value-type="string">
            <text:p>0.0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600]; 6)">
            <text:p/>
          </table:table-cell>
          <table:table-cell table:formula="of:=RIGHT([.F60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000" calcext:value-type="float">
            <text:p>2000</text:p>
          </table:table-cell>
          <table:table-cell table:style-name="ce6"/>
          <table:table-cell table:formula="of:=LEFT([.F601]; 6)">
            <text:p/>
          </table:table-cell>
          <table:table-cell table:formula="of:=RIGHT([.F601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3583 ± 0.1152</text:p>
          </table:table-cell>
          <table:table-cell table:formula="of:=LEFT([.F602]; 6)" office:value-type="string" office:string-value="0.3583" calcext:value-type="string">
            <text:p>0.3583</text:p>
          </table:table-cell>
          <table:table-cell table:formula="of:=RIGHT([.F602]; 6)" office:value-type="string" office:string-value="0.1152" calcext:value-type="string">
            <text:p>0.1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7583 ± 0.1341</text:p>
          </table:table-cell>
          <table:table-cell table:formula="of:=LEFT([.F603]; 6)" office:value-type="string" office:string-value="0.7583" calcext:value-type="string">
            <text:p>0.7583</text:p>
          </table:table-cell>
          <table:table-cell table:formula="of:=RIGHT([.F603]; 6)" office:value-type="string" office:string-value="0.1341" calcext:value-type="string">
            <text:p>0.1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linea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604]; 6)">
            <text:p/>
          </table:table-cell>
          <table:table-cell table:formula="of:=RIGHT([.F604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4708 ± 0.1850</text:p>
          </table:table-cell>
          <table:table-cell table:formula="of:=LEFT([.F605]; 6)" office:value-type="string" office:string-value="0.4708" calcext:value-type="string">
            <text:p>0.4708</text:p>
          </table:table-cell>
          <table:table-cell table:formula="of:=RIGHT([.F605]; 6)" office:value-type="string" office:string-value="0.1850" calcext:value-type="string">
            <text:p>0.1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6167 ± 0.1275</text:p>
          </table:table-cell>
          <table:table-cell table:formula="of:=LEFT([.F606]; 6)" office:value-type="string" office:string-value="0.6167" calcext:value-type="string">
            <text:p>0.6167</text:p>
          </table:table-cell>
          <table:table-cell table:formula="of:=RIGHT([.F606]; 6)" office:value-type="string" office:string-value="0.1275" calcext:value-type="string">
            <text:p>0.12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rbf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607]; 6)">
            <text:p/>
          </table:table-cell>
          <table:table-cell table:formula="of:=RIGHT([.F607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000 ± 0.1394</text:p>
          </table:table-cell>
          <table:table-cell table:formula="of:=LEFT([.F608]; 6)" office:value-type="string" office:string-value="0.5000" calcext:value-type="string">
            <text:p>0.5000</text:p>
          </table:table-cell>
          <table:table-cell table:formula="of:=RIGHT([.F608]; 6)" office:value-type="string" office:string-value="0.1394" calcext:value-type="string">
            <text:p>0.13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7667 ± 0.1137</text:p>
          </table:table-cell>
          <table:table-cell table:formula="of:=LEFT([.F609]; 6)" office:value-type="string" office:string-value="0.7667" calcext:value-type="string">
            <text:p>0.7667</text:p>
          </table:table-cell>
          <table:table-cell table:formula="of:=RIGHT([.F609]; 6)" office:value-type="string" office:string-value="0.1137" calcext:value-type="string">
            <text:p>0.11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610]; 6)">
            <text:p/>
          </table:table-cell>
          <table:table-cell table:formula="of:=RIGHT([.F610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5" office:value-type="string" calcext:value-type="string">
            <text:p>0.5167 ± 0.0624</text:p>
          </table:table-cell>
          <table:table-cell table:formula="of:=LEFT([.F611]; 6)" office:value-type="string" office:string-value="0.5167" calcext:value-type="string">
            <text:p>0.5167</text:p>
          </table:table-cell>
          <table:table-cell table:formula="of:=RIGHT([.F611]; 6)" office:value-type="string" office:string-value="0.0624" calcext:value-type="string">
            <text:p>0.06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612]; 6)">
            <text:p/>
          </table:table-cell>
          <table:table-cell table:formula="of:=RIGHT([.F612]; 6)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nn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iotac</text:p>
          </table:table-cell>
          <table:table-cell office:value-type="float" office:value="2200" calcext:value-type="float">
            <text:p>2200</text:p>
          </table:table-cell>
          <table:table-cell table:style-name="ce6"/>
          <table:table-cell table:formula="of:=LEFT([.F613]; 6)">
            <text:p/>
          </table:table-cell>
          <table:table-cell table:formula="of:=RIGHT([.F613]; 6)">
            <text:p/>
          </table:table-cell>
          <table:table-cell table:number-columns-repeated="1016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6:38:56.79563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4:32:16.628588341</meta:creation-date>
    <dc:date>2021-03-05T16:49:07.391597825</dc:date>
    <meta:editing-duration>PT1H21M25S</meta:editing-duration>
    <meta:editing-cycles>17</meta:editing-cycles>
    <meta:generator>LibreOffice/7.0.2.2$Linux_X86_64 LibreOffice_project/00$Build-2</meta:generator>
    <meta:document-statistic meta:table-count="1" meta:cell-count="4757" meta:object-count="0"/>
  </office:meta>
</office:document-meta>
</file>